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3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3"/>
    <style:style style:name="ce9" style:family="table-cell" style:parent-style-name="Default" style:data-style-name="N4"/>
    <style:style style:name="ce25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1"/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000000" fo:font-size="12pt" fo:font-weight="bold" style:font-name-asian="Liberation Sans" style:font-size-asian="12pt" style:font-weight-asian="bold" style:font-name-complex="Liberation Sans" style:font-size-complex="12pt" style:font-weight-complex="bold"/>
    </style:style>
    <style:style style:name="ce17" style:family="table-cell" style:parent-style-name="Default">
      <style:table-cell-properties fo:background-color="#b2b2b2"/>
    </style:style>
    <style:style style:name="ce12" style:family="table-cell" style:parent-style-name="Default">
      <style:table-cell-properties fo:background-color="#b2b2b2"/>
    </style:style>
    <style:style style:name="ce1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een" table:style-name="ta1">
        <table:shapes>
          <draw:frame draw:z-index="0" draw:style-name="gr1" draw:text-style-name="P1" svg:width="15.999cm" svg:height="8.999cm" svg:x="20.521cm" svg:y="0.7cm">
            <draw:object draw:notify-on-update-of-ranges="Green.A2:Green.A21 Green.E1:Green.E1 Green.E2:Green.E21 Green.F1:Green.F1 Green.F2:Green.F21 Green.G1:Green.G1 Green.G2:Green.G21 Green.H1:Green.H1 Green.H2:Green.H21 Green.I1:Green.I1 Green.I2:Green.I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0.421cm" svg:y="11.163cm">
            <draw:object draw:notify-on-update-of-ranges="Green.A25:Green.A44 Green.E24:Green.E24 Green.E25:Green.E44 Green.F24:Green.F24 Green.F25:Green.F44 Green.G24:Green.G24 Green.G25:Green.G44 Green.H24:Green.H24 Green.H25:Green.H44 Green.I24:Green.I24 Green.I25:Green.I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number-columns-repeated="5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POS</text:p>
          </table:table-cell>
          <table:table-cell table:style-name="ce25" office:value-type="string" calcext:value-type="string">
            <text:p>EMO</text:p>
          </table:table-cell>
          <table:table-cell table:style-name="ce1" office:value-type="string" calcext:value-type="string">
            <text:p>ONT</text:p>
          </table:table-cell>
          <table:table-cell table:style-name="ce1" office:value-type="string" calcext:value-type="string">
            <text:p>QST</text:p>
          </table:table-cell>
          <table:table-cell table:style-name="ce1" office:value-type="string" calcext:value-type="string">
            <text:p>ALL</text:p>
          </table:table-cell>
          <table:table-cell table:style-name="ce15" office:value-type="string" calcext:value-type="string" table:number-columns-spanned="7" table:number-rows-spanned="1">
            <text:p>F1 – Logistic Regression</text:p>
          </table:table-cell>
          <table:covered-table-cell table:number-columns-repeated="5" table:style-name="ce17"/>
          <table:covered-table-cell table:style-name="ce1"/>
          <table:table-cell table:style-name="ce12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percentage" office:value="0.7783" calcext:value-type="percentage">
            <text:p>77.83%</text:p>
          </table:table-cell>
          <table:table-cell office:value-type="percentage" office:value="0.7768" calcext:value-type="percentage">
            <text:p>77.68%</text:p>
          </table:table-cell>
          <table:table-cell office:value-type="percentage" office:value="0.7816" calcext:value-type="percentage">
            <text:p>78.16%</text:p>
          </table:table-cell>
          <table:table-cell office:value-type="percentage" office:value="0.7737" calcext:value-type="percentage">
            <text:p>77.37%</text:p>
          </table:table-cell>
          <table:table-cell office:value-type="percentage" office:value="0.78491978" calcext:value-type="percentage">
            <text:p>78.49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percentage" office:value="0.7807" calcext:value-type="percentage">
            <text:p>78.07%</text:p>
          </table:table-cell>
          <table:table-cell office:value-type="percentage" office:value="0.7895" calcext:value-type="percentage">
            <text:p>78.95%</text:p>
          </table:table-cell>
          <table:table-cell office:value-type="percentage" office:value="0.788" calcext:value-type="percentage">
            <text:p>78.80%</text:p>
          </table:table-cell>
          <table:table-cell office:value-type="percentage" office:value="0.7797" calcext:value-type="percentage">
            <text:p>77.97%</text:p>
          </table:table-cell>
          <table:table-cell office:value-type="percentage" office:value="0.77910961" calcext:value-type="percentage">
            <text:p>77.91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percentage" office:value="0.7749" calcext:value-type="percentage">
            <text:p>77.49%</text:p>
          </table:table-cell>
          <table:table-cell office:value-type="percentage" office:value="0.7867" calcext:value-type="percentage">
            <text:p>78.67%</text:p>
          </table:table-cell>
          <table:table-cell office:value-type="percentage" office:value="0.7922" calcext:value-type="percentage">
            <text:p>79.22%</text:p>
          </table:table-cell>
          <table:table-cell office:value-type="percentage" office:value="0.779" calcext:value-type="percentage">
            <text:p>77.90%</text:p>
          </table:table-cell>
          <table:table-cell office:value-type="percentage" office:value="0.76613464" calcext:value-type="percentage">
            <text:p>76.61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percentage" office:value="0.7652" calcext:value-type="percentage">
            <text:p>76.52%</text:p>
          </table:table-cell>
          <table:table-cell office:value-type="percentage" office:value="0.7766" calcext:value-type="percentage">
            <text:p>77.66%</text:p>
          </table:table-cell>
          <table:table-cell office:value-type="percentage" office:value="0.7844" calcext:value-type="percentage">
            <text:p>78.44%</text:p>
          </table:table-cell>
          <table:table-cell office:value-type="percentage" office:value="0.7611" calcext:value-type="percentage">
            <text:p>76.11%</text:p>
          </table:table-cell>
          <table:table-cell office:value-type="percentage" office:value="0.74713266" calcext:value-type="percentage">
            <text:p>74.71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percentage" office:value="0.7593" calcext:value-type="percentage">
            <text:p>75.93%</text:p>
          </table:table-cell>
          <table:table-cell office:value-type="percentage" office:value="0.7703" calcext:value-type="percentage">
            <text:p>77.03%</text:p>
          </table:table-cell>
          <table:table-cell office:value-type="percentage" office:value="0.784" calcext:value-type="percentage">
            <text:p>78.40%</text:p>
          </table:table-cell>
          <table:table-cell office:value-type="percentage" office:value="0.7545" calcext:value-type="percentage">
            <text:p>75.45%</text:p>
          </table:table-cell>
          <table:table-cell office:value-type="percentage" office:value="0.75427585" calcext:value-type="percentage">
            <text:p>75.43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percentage" office:value="0.7701" calcext:value-type="percentage">
            <text:p>77.01%</text:p>
          </table:table-cell>
          <table:table-cell office:value-type="percentage" office:value="0.7679" calcext:value-type="percentage">
            <text:p>76.79%</text:p>
          </table:table-cell>
          <table:table-cell office:value-type="percentage" office:value="0.7879" calcext:value-type="percentage">
            <text:p>78.79%</text:p>
          </table:table-cell>
          <table:table-cell office:value-type="percentage" office:value="0.7582" calcext:value-type="percentage">
            <text:p>75.82%</text:p>
          </table:table-cell>
          <table:table-cell office:value-type="percentage" office:value="0.77183493" calcext:value-type="percentage">
            <text:p>77.18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586" calcext:value-type="percentage">
            <text:p>75.86%</text:p>
          </table:table-cell>
          <table:table-cell office:value-type="percentage" office:value="0.784" calcext:value-type="percentage">
            <text:p>78.40%</text:p>
          </table:table-cell>
          <table:table-cell office:value-type="percentage" office:value="0.7439" calcext:value-type="percentage">
            <text:p>74.39%</text:p>
          </table:table-cell>
          <table:table-cell office:value-type="percentage" office:value="0.74926359" calcext:value-type="percentage">
            <text:p>74.93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percentage" office:value="0.7464" calcext:value-type="percentage">
            <text:p>74.64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805" calcext:value-type="percentage">
            <text:p>78.05%</text:p>
          </table:table-cell>
          <table:table-cell office:value-type="percentage" office:value="0.7418" calcext:value-type="percentage">
            <text:p>74.18%</text:p>
          </table:table-cell>
          <table:table-cell office:value-type="percentage" office:value="0.73416392" calcext:value-type="percentage">
            <text:p>73.42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percentage" office:value="0.7378" calcext:value-type="percentage">
            <text:p>73.78%</text:p>
          </table:table-cell>
          <table:table-cell office:value-type="percentage" office:value="0.7427" calcext:value-type="percentage">
            <text:p>74.27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7387" calcext:value-type="percentage">
            <text:p>73.87%</text:p>
          </table:table-cell>
          <table:table-cell office:value-type="percentage" office:value="0.7176663" calcext:value-type="percentage">
            <text:p>71.77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percentage" office:value="0.7329" calcext:value-type="percentage">
            <text:p>73.29%</text:p>
          </table:table-cell>
          <table:table-cell office:value-type="percentage" office:value="0.7369" calcext:value-type="percentage">
            <text:p>73.69%</text:p>
          </table:table-cell>
          <table:table-cell office:value-type="percentage" office:value="0.7699" calcext:value-type="percentage">
            <text:p>76.99%</text:p>
          </table:table-cell>
          <table:table-cell office:value-type="percentage" office:value="0.7197" calcext:value-type="percentage">
            <text:p>71.97%</text:p>
          </table:table-cell>
          <table:table-cell office:value-type="percentage" office:value="0.71026803" calcext:value-type="percentage">
            <text:p>71.03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percentage" office:value="0.7445" calcext:value-type="percentage">
            <text:p>74.45%</text:p>
          </table:table-cell>
          <table:table-cell office:value-type="percentage" office:value="0.7457" calcext:value-type="percentage">
            <text:p>74.57%</text:p>
          </table:table-cell>
          <table:table-cell office:value-type="percentage" office:value="0.7815" calcext:value-type="percentage">
            <text:p>78.15%</text:p>
          </table:table-cell>
          <table:table-cell office:value-type="percentage" office:value="0.7235" calcext:value-type="percentage">
            <text:p>72.35%</text:p>
          </table:table-cell>
          <table:table-cell office:value-type="percentage" office:value="0.70895953" calcext:value-type="percentage">
            <text:p>70.90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percentage" office:value="0.7538" calcext:value-type="percentage">
            <text:p>75.38%</text:p>
          </table:table-cell>
          <table:table-cell office:value-type="percentage" office:value="0.7593" calcext:value-type="percentage">
            <text:p>75.93%</text:p>
          </table:table-cell>
          <table:table-cell office:value-type="percentage" office:value="0.8022" calcext:value-type="percentage">
            <text:p>80.22%</text:p>
          </table:table-cell>
          <table:table-cell office:value-type="percentage" office:value="0.7357" calcext:value-type="percentage">
            <text:p>73.57%</text:p>
          </table:table-cell>
          <table:table-cell office:value-type="percentage" office:value="0.70689706" calcext:value-type="percentage">
            <text:p>70.69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percentage" office:value="0.7669" calcext:value-type="percentage">
            <text:p>76.69%</text:p>
          </table:table-cell>
          <table:table-cell office:value-type="percentage" office:value="0.7675" calcext:value-type="percentage">
            <text:p>76.75%</text:p>
          </table:table-cell>
          <table:table-cell office:value-type="percentage" office:value="0.7989" calcext:value-type="percentage">
            <text:p>79.89%</text:p>
          </table:table-cell>
          <table:table-cell office:value-type="percentage" office:value="0.7387" calcext:value-type="percentage">
            <text:p>73.87%</text:p>
          </table:table-cell>
          <table:table-cell office:value-type="percentage" office:value="0.71139096" calcext:value-type="percentage">
            <text:p>71.14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percentage" office:value="0.7631" calcext:value-type="percentage">
            <text:p>76.31%</text:p>
          </table:table-cell>
          <table:table-cell office:value-type="percentage" office:value="0.7616" calcext:value-type="percentage">
            <text:p>76.16%</text:p>
          </table:table-cell>
          <table:table-cell office:value-type="percentage" office:value="0.8069" calcext:value-type="percentage">
            <text:p>80.69%</text:p>
          </table:table-cell>
          <table:table-cell office:value-type="percentage" office:value="0.7288" calcext:value-type="percentage">
            <text:p>72.88%</text:p>
          </table:table-cell>
          <table:table-cell office:value-type="percentage" office:value="0.69594592" calcext:value-type="percentage">
            <text:p>69.59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percentage" office:value="0.7669" calcext:value-type="percentage">
            <text:p>76.69%</text:p>
          </table:table-cell>
          <table:table-cell office:value-type="percentage" office:value="0.7415" calcext:value-type="percentage">
            <text:p>74.15%</text:p>
          </table:table-cell>
          <table:table-cell office:value-type="percentage" office:value="0.7965" calcext:value-type="percentage">
            <text:p>79.65%</text:p>
          </table:table-cell>
          <table:table-cell office:value-type="percentage" office:value="0.7139" calcext:value-type="percentage">
            <text:p>71.39%</text:p>
          </table:table-cell>
          <table:table-cell office:value-type="percentage" office:value="0.68535326" calcext:value-type="percentage">
            <text:p>68.54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percentage" office:value="0.7538" calcext:value-type="percentage">
            <text:p>75.38%</text:p>
          </table:table-cell>
          <table:table-cell office:value-type="percentage" office:value="0.748" calcext:value-type="percentage">
            <text:p>74.80%</text:p>
          </table:table-cell>
          <table:table-cell office:value-type="percentage" office:value="0.8036" calcext:value-type="percentage">
            <text:p>80.36%</text:p>
          </table:table-cell>
          <table:table-cell office:value-type="percentage" office:value="0.6865" calcext:value-type="percentage">
            <text:p>68.65%</text:p>
          </table:table-cell>
          <table:table-cell office:value-type="percentage" office:value="0.67214952" calcext:value-type="percentage">
            <text:p>67.21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percentage" office:value="0.7864" calcext:value-type="percentage">
            <text:p>78.64%</text:p>
          </table:table-cell>
          <table:table-cell office:value-type="percentage" office:value="0.767" calcext:value-type="percentage">
            <text:p>76.70%</text:p>
          </table:table-cell>
          <table:table-cell office:value-type="percentage" office:value="0.8251" calcext:value-type="percentage">
            <text:p>82.51%</text:p>
          </table:table-cell>
          <table:table-cell office:value-type="percentage" office:value="0.7042" calcext:value-type="percentage">
            <text:p>70.42%</text:p>
          </table:table-cell>
          <table:table-cell office:value-type="percentage" office:value="0.72815385" calcext:value-type="percentage">
            <text:p>72.82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percentage" office:value="0.7891" calcext:value-type="percentage">
            <text:p>78.91%</text:p>
          </table:table-cell>
          <table:table-cell office:value-type="percentage" office:value="0.771" calcext:value-type="percentage">
            <text:p>77.10%</text:p>
          </table:table-cell>
          <table:table-cell office:value-type="percentage" office:value="0.8171" calcext:value-type="percentage">
            <text:p>81.71%</text:p>
          </table:table-cell>
          <table:table-cell office:value-type="percentage" office:value="0.6846" calcext:value-type="percentage">
            <text:p>68.46%</text:p>
          </table:table-cell>
          <table:table-cell office:value-type="percentage" office:value="0.71801421" calcext:value-type="percentage">
            <text:p>71.80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percentage" office:value="0.7885" calcext:value-type="percentage">
            <text:p>78.85%</text:p>
          </table:table-cell>
          <table:table-cell office:value-type="percentage" office:value="0.7571" calcext:value-type="percentage">
            <text:p>75.71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6862" calcext:value-type="percentage">
            <text:p>68.62%</text:p>
          </table:table-cell>
          <table:table-cell office:value-type="percentage" office:value="0.71866585" calcext:value-type="percentage">
            <text:p>71.87%</text:p>
          </table:table-cell>
          <table:table-cell table:number-columns-repeated="8"/>
        </table:table-row>
        <table:table-row table:style-name="ro2" table:number-rows-repeated="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POS</text:p>
          </table:table-cell>
          <table:table-cell table:style-name="ce25" office:value-type="string" calcext:value-type="string">
            <text:p>EMO</text:p>
          </table:table-cell>
          <table:table-cell table:style-name="ce1" office:value-type="string" calcext:value-type="string">
            <text:p>ONT</text:p>
          </table:table-cell>
          <table:table-cell table:style-name="ce1" office:value-type="string" calcext:value-type="string">
            <text:p>QST</text:p>
          </table:table-cell>
          <table:table-cell table:style-name="ce1" office:value-type="string" calcext:value-type="string">
            <text:p>ALL</text:p>
          </table:table-cell>
          <table:table-cell table:style-name="ce15" office:value-type="string" calcext:value-type="string" table:number-columns-spanned="7" table:number-rows-spanned="1">
            <text:p>F1 – Decision Tree</text:p>
          </table:table-cell>
          <table:covered-table-cell table:number-columns-repeated="5" table:style-name="ce17"/>
          <table:covered-table-cell table:style-name="ce1"/>
          <table:table-cell table:style-name="ce12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percentage" office:value="0.7173" calcext:value-type="percentage">
            <text:p>71.73%</text:p>
          </table:table-cell>
          <table:table-cell office:value-type="percentage" office:value="0.7626" calcext:value-type="percentage">
            <text:p>76.26%</text:p>
          </table:table-cell>
          <table:table-cell office:value-type="percentage" office:value="0.7809" calcext:value-type="percentage">
            <text:p>78.09%</text:p>
          </table:table-cell>
          <table:table-cell office:value-type="percentage" office:value="0.7298" calcext:value-type="percentage">
            <text:p>72.98%</text:p>
          </table:table-cell>
          <table:table-cell office:value-type="percentage" office:value="0.71547895" calcext:value-type="percentage">
            <text:p>71.55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percentage" office:value="0.7099" calcext:value-type="percentage">
            <text:p>70.99%</text:p>
          </table:table-cell>
          <table:table-cell office:value-type="percentage" office:value="0.7773" calcext:value-type="percentage">
            <text:p>77.73%</text:p>
          </table:table-cell>
          <table:table-cell office:value-type="percentage" office:value="0.7911" calcext:value-type="percentage">
            <text:p>79.11%</text:p>
          </table:table-cell>
          <table:table-cell office:value-type="percentage" office:value="0.7341" calcext:value-type="percentage">
            <text:p>73.41%</text:p>
          </table:table-cell>
          <table:table-cell office:value-type="percentage" office:value="0.70598728" calcext:value-type="percentage">
            <text:p>70.60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percentage" office:value="0.6961" calcext:value-type="percentage">
            <text:p>69.61%</text:p>
          </table:table-cell>
          <table:table-cell office:value-type="percentage" office:value="0.7677" calcext:value-type="percentage">
            <text:p>76.77%</text:p>
          </table:table-cell>
          <table:table-cell office:value-type="percentage" office:value="0.7904" calcext:value-type="percentage">
            <text:p>79.04%</text:p>
          </table:table-cell>
          <table:table-cell office:value-type="percentage" office:value="0.7295" calcext:value-type="percentage">
            <text:p>72.95%</text:p>
          </table:table-cell>
          <table:table-cell office:value-type="percentage" office:value="0.71077937" calcext:value-type="percentage">
            <text:p>71.08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percentage" office:value="0.711" calcext:value-type="percentage">
            <text:p>71.10%</text:p>
          </table:table-cell>
          <table:table-cell office:value-type="percentage" office:value="0.7541" calcext:value-type="percentage">
            <text:p>75.41%</text:p>
          </table:table-cell>
          <table:table-cell office:value-type="percentage" office:value="0.7788" calcext:value-type="percentage">
            <text:p>77.88%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0011363" calcext:value-type="percentage">
            <text:p>70.01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percentage" office:value="0.7126" calcext:value-type="percentage">
            <text:p>71.26%</text:p>
          </table:table-cell>
          <table:table-cell office:value-type="percentage" office:value="0.7627" calcext:value-type="percentage">
            <text:p>76.27%</text:p>
          </table:table-cell>
          <table:table-cell office:value-type="percentage" office:value="0.7862" calcext:value-type="percentage">
            <text:p>78.62%</text:p>
          </table:table-cell>
          <table:table-cell office:value-type="percentage" office:value="0.7102" calcext:value-type="percentage">
            <text:p>71.02%</text:p>
          </table:table-cell>
          <table:table-cell office:value-type="percentage" office:value="0.69914122" calcext:value-type="percentage">
            <text:p>69.91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percentage" office:value="0.7003" calcext:value-type="percentage">
            <text:p>70.03%</text:p>
          </table:table-cell>
          <table:table-cell office:value-type="percentage" office:value="0.761" calcext:value-type="percentage">
            <text:p>76.10%</text:p>
          </table:table-cell>
          <table:table-cell office:value-type="percentage" office:value="0.7821" calcext:value-type="percentage">
            <text:p>78.21%</text:p>
          </table:table-cell>
          <table:table-cell office:value-type="percentage" office:value="0.7027" calcext:value-type="percentage">
            <text:p>70.27%</text:p>
          </table:table-cell>
          <table:table-cell office:value-type="percentage" office:value="0.72254487" calcext:value-type="percentage">
            <text:p>72.25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percentage" office:value="0.6924" calcext:value-type="percentage">
            <text:p>69.24%</text:p>
          </table:table-cell>
          <table:table-cell office:value-type="percentage" office:value="0.7503" calcext:value-type="percentage">
            <text:p>75.03%</text:p>
          </table:table-cell>
          <table:table-cell office:value-type="percentage" office:value="0.784" calcext:value-type="percentage">
            <text:p>78.40%</text:p>
          </table:table-cell>
          <table:table-cell office:value-type="percentage" office:value="0.6982" calcext:value-type="percentage">
            <text:p>69.82%</text:p>
          </table:table-cell>
          <table:table-cell office:value-type="percentage" office:value="0.70478689" calcext:value-type="percentage">
            <text:p>70.48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percentage" office:value="0.6756" calcext:value-type="percentage">
            <text:p>67.56%</text:p>
          </table:table-cell>
          <table:table-cell office:value-type="percentage" office:value="0.7572" calcext:value-type="percentage">
            <text:p>75.72%</text:p>
          </table:table-cell>
          <table:table-cell office:value-type="percentage" office:value="0.7802" calcext:value-type="percentage">
            <text:p>78.02%</text:p>
          </table:table-cell>
          <table:table-cell office:value-type="percentage" office:value="0.7075" calcext:value-type="percentage">
            <text:p>70.75%</text:p>
          </table:table-cell>
          <table:table-cell office:value-type="percentage" office:value="0.70395103" calcext:value-type="percentage">
            <text:p>70.40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percentage" office:value="0.6765" calcext:value-type="percentage">
            <text:p>67.65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737" calcext:value-type="percentage">
            <text:p>77.37%</text:p>
          </table:table-cell>
          <table:table-cell office:value-type="percentage" office:value="0.7135" calcext:value-type="percentage">
            <text:p>71.35%</text:p>
          </table:table-cell>
          <table:table-cell office:value-type="percentage" office:value="0.69809196" calcext:value-type="percentage">
            <text:p>69.81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percentage" office:value="0.6929" calcext:value-type="percentage">
            <text:p>69.29%</text:p>
          </table:table-cell>
          <table:table-cell office:value-type="percentage" office:value="0.746" calcext:value-type="percentage">
            <text:p>74.60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689" calcext:value-type="percentage">
            <text:p>68.90%</text:p>
          </table:table-cell>
          <table:table-cell office:value-type="percentage" office:value="0.68500635" calcext:value-type="percentage">
            <text:p>68.50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48" calcext:value-type="percentage">
            <text:p>73.48%</text:p>
          </table:table-cell>
          <table:table-cell office:value-type="percentage" office:value="0.7563" calcext:value-type="percentage">
            <text:p>75.63%</text:p>
          </table:table-cell>
          <table:table-cell office:value-type="percentage" office:value="0.7055" calcext:value-type="percentage">
            <text:p>70.55%</text:p>
          </table:table-cell>
          <table:table-cell office:value-type="percentage" office:value="0.67299212" calcext:value-type="percentage">
            <text:p>67.30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percentage" office:value="0.7161" calcext:value-type="percentage">
            <text:p>71.61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79" calcext:value-type="percentage">
            <text:p>77.90%</text:p>
          </table:table-cell>
          <table:table-cell office:value-type="percentage" office:value="0.7085" calcext:value-type="percentage">
            <text:p>70.85%</text:p>
          </table:table-cell>
          <table:table-cell office:value-type="percentage" office:value="0.69818792" calcext:value-type="percentage">
            <text:p>69.82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percentage" office:value="0.7243" calcext:value-type="percentage">
            <text:p>72.43%</text:p>
          </table:table-cell>
          <table:table-cell office:value-type="percentage" office:value="0.7477" calcext:value-type="percentage">
            <text:p>74.77%</text:p>
          </table:table-cell>
          <table:table-cell office:value-type="percentage" office:value="0.7831" calcext:value-type="percentage">
            <text:p>78.31%</text:p>
          </table:table-cell>
          <table:table-cell office:value-type="percentage" office:value="0.7094" calcext:value-type="percentage">
            <text:p>70.94%</text:p>
          </table:table-cell>
          <table:table-cell office:value-type="percentage" office:value="0.729579" calcext:value-type="percentage">
            <text:p>72.96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percentage" office:value="0.7292" calcext:value-type="percentage">
            <text:p>72.92%</text:p>
          </table:table-cell>
          <table:table-cell office:value-type="percentage" office:value="0.7491" calcext:value-type="percentage">
            <text:p>74.91%</text:p>
          </table:table-cell>
          <table:table-cell office:value-type="percentage" office:value="0.7821" calcext:value-type="percentage">
            <text:p>78.21%</text:p>
          </table:table-cell>
          <table:table-cell office:value-type="percentage" office:value="0.7301" calcext:value-type="percentage">
            <text:p>73.01%</text:p>
          </table:table-cell>
          <table:table-cell office:value-type="percentage" office:value="0.72730691" calcext:value-type="percentage">
            <text:p>72.73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percentage" office:value="0.7464" calcext:value-type="percentage">
            <text:p>74.64%</text:p>
          </table:table-cell>
          <table:table-cell office:value-type="percentage" office:value="0.7332" calcext:value-type="percentage">
            <text:p>73.32%</text:p>
          </table:table-cell>
          <table:table-cell office:value-type="percentage" office:value="0.7803" calcext:value-type="percentage">
            <text:p>78.03%</text:p>
          </table:table-cell>
          <table:table-cell office:value-type="percentage" office:value="0.7151" calcext:value-type="percentage">
            <text:p>71.51%</text:p>
          </table:table-cell>
          <table:table-cell office:value-type="percentage" office:value="0.70797341" calcext:value-type="percentage">
            <text:p>70.80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percentage" office:value="0.7211" calcext:value-type="percentage">
            <text:p>72.11%</text:p>
          </table:table-cell>
          <table:table-cell office:value-type="percentage" office:value="0.7514" calcext:value-type="percentage">
            <text:p>75.14%</text:p>
          </table:table-cell>
          <table:table-cell office:value-type="percentage" office:value="0.7785" calcext:value-type="percentage">
            <text:p>77.85%</text:p>
          </table:table-cell>
          <table:table-cell office:value-type="percentage" office:value="0.7023" calcext:value-type="percentage">
            <text:p>70.23%</text:p>
          </table:table-cell>
          <table:table-cell office:value-type="percentage" office:value="0.74085246" calcext:value-type="percentage">
            <text:p>74.09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percentage" office:value="0.7181" calcext:value-type="percentage">
            <text:p>71.81%</text:p>
          </table:table-cell>
          <table:table-cell office:value-type="percentage" office:value="0.7593" calcext:value-type="percentage">
            <text:p>75.93%</text:p>
          </table:table-cell>
          <table:table-cell office:value-type="percentage" office:value="0.7906" calcext:value-type="percentage">
            <text:p>79.06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70700393" calcext:value-type="percentage">
            <text:p>70.70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percentage" office:value="0.7196" calcext:value-type="percentage">
            <text:p>71.96%</text:p>
          </table:table-cell>
          <table:table-cell office:value-type="percentage" office:value="0.7657" calcext:value-type="percentage">
            <text:p>76.57%</text:p>
          </table:table-cell>
          <table:table-cell office:value-type="percentage" office:value="0.7883" calcext:value-type="percentage">
            <text:p>78.83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2175971" calcext:value-type="percentage">
            <text:p>72.18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percentage" office:value="0.7464" calcext:value-type="percentage">
            <text:p>74.64%</text:p>
          </table:table-cell>
          <table:table-cell office:value-type="percentage" office:value="0.7722" calcext:value-type="percentage">
            <text:p>77.22%</text:p>
          </table:table-cell>
          <table:table-cell office:value-type="percentage" office:value="0.7928" calcext:value-type="percentage">
            <text:p>79.28%</text:p>
          </table:table-cell>
          <table:table-cell office:value-type="percentage" office:value="0.7434" calcext:value-type="percentage">
            <text:p>74.34%</text:p>
          </table:table-cell>
          <table:table-cell office:value-type="percentage" office:value="0.73782521" calcext:value-type="percentage">
            <text:p>73.78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/>
          <table:table-cell table:style-name="ce9"/>
          <table:table-cell table:style-name="ce28" table:number-columns-repeated="2"/>
          <table:table-cell table:style-name="Default"/>
          <table:table-cell/>
          <table:table-cell table:style-name="Default" table:number-columns-repeated="3"/>
          <table:table-cell table:number-columns-repeated="8"/>
        </table:table-row>
      </table:table>
      <table:table table:name="Weighted" table:style-name="ta1">
        <table:shapes>
          <draw:frame draw:z-index="0" draw:style-name="gr1" draw:text-style-name="P1" svg:width="15.999cm" svg:height="8.999cm" svg:x="20.521cm" svg:y="0.8cm">
            <draw:object draw:notify-on-update-of-ranges="Weighted.A1:Weighted.A1 Weighted.A2:Weighted.A21 Weighted.E1:Weighted.E1 Weighted.E2:Weighted.E21 Weighted.F1:Weighted.F1 Weighted.F2:Weighted.F21 Weighted.G1:Weighted.G1 Weighted.G2:Weighted.G21 Weighted.H1:Weighted.H1 Weighted.H2:Weighted.H21 Weighted.I1:Weighted.I1 Weighted.I2:Weighted.I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9cm" svg:height="8.999cm" svg:x="20.421cm" svg:y="11.263cm">
            <draw:object draw:notify-on-update-of-ranges="Weighted.A24:Weighted.A24 Weighted.A25:Weighted.A44 Weighted.E24:Weighted.E24 Weighted.E25:Weighted.E44 Weighted.F24:Weighted.F24 Weighted.F25:Weighted.F44 Weighted.G24:Weighted.G24 Weighted.G25:Weighted.G44 Weighted.H24:Weighted.H24 Weighted.H25:Weighted.H44 Weighted.I24:Weighted.I24 Weighted.I25:Weighted.I4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number-columns-repeated="5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POS</text:p>
          </table:table-cell>
          <table:table-cell table:style-name="ce25" office:value-type="string" calcext:value-type="string">
            <text:p>EMO</text:p>
          </table:table-cell>
          <table:table-cell table:style-name="ce1" office:value-type="string" calcext:value-type="string">
            <text:p>ONT</text:p>
          </table:table-cell>
          <table:table-cell table:style-name="ce1" office:value-type="string" calcext:value-type="string">
            <text:p>QST</text:p>
          </table:table-cell>
          <table:table-cell table:style-name="ce1" office:value-type="string" calcext:value-type="string">
            <text:p>ALL</text:p>
          </table:table-cell>
          <table:table-cell table:style-name="ce15" office:value-type="string" calcext:value-type="string" table:number-columns-spanned="7" table:number-rows-spanned="1">
            <text:p>F1 – Logistic Regression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percentage" office:value="0.647" calcext:value-type="percentage">
            <text:p>64.70%</text:p>
          </table:table-cell>
          <table:table-cell office:value-type="percentage" office:value="0.5486" calcext:value-type="percentage">
            <text:p>54.86%</text:p>
          </table:table-cell>
          <table:table-cell office:value-type="percentage" office:value="0.5032" calcext:value-type="percentage">
            <text:p>50.32%</text:p>
          </table:table-cell>
          <table:table-cell office:value-type="percentage" office:value="0.5807" calcext:value-type="percentage">
            <text:p>58.07%</text:p>
          </table:table-cell>
          <table:table-cell office:value-type="percentage" office:value="0.6805541" calcext:value-type="percentage">
            <text:p>68.06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percentage" office:value="0.6301" calcext:value-type="percentage">
            <text:p>63.01%</text:p>
          </table:table-cell>
          <table:table-cell office:value-type="percentage" office:value="0.5555" calcext:value-type="percentage">
            <text:p>55.55%</text:p>
          </table:table-cell>
          <table:table-cell office:value-type="percentage" office:value="0.5284" calcext:value-type="percentage">
            <text:p>52.84%</text:p>
          </table:table-cell>
          <table:table-cell office:value-type="percentage" office:value="0.5972" calcext:value-type="percentage">
            <text:p>59.72%</text:p>
          </table:table-cell>
          <table:table-cell office:value-type="percentage" office:value="0.66299646" calcext:value-type="percentage">
            <text:p>66.30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percentage" office:value="0.6185" calcext:value-type="percentage">
            <text:p>61.85%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0.5516" calcext:value-type="percentage">
            <text:p>55.16%</text:p>
          </table:table-cell>
          <table:table-cell office:value-type="percentage" office:value="0.6205" calcext:value-type="percentage">
            <text:p>62.05%</text:p>
          </table:table-cell>
          <table:table-cell office:value-type="percentage" office:value="0.6523853" calcext:value-type="percentage">
            <text:p>65.24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percentage" office:value="0.6296" calcext:value-type="percentage">
            <text:p>62.96%</text:p>
          </table:table-cell>
          <table:table-cell office:value-type="percentage" office:value="0.5408" calcext:value-type="percentage">
            <text:p>54.08%</text:p>
          </table:table-cell>
          <table:table-cell office:value-type="percentage" office:value="0.5489" calcext:value-type="percentage">
            <text:p>54.89%</text:p>
          </table:table-cell>
          <table:table-cell office:value-type="percentage" office:value="0.6219" calcext:value-type="percentage">
            <text:p>62.19%</text:p>
          </table:table-cell>
          <table:table-cell office:value-type="percentage" office:value="0.6462991" calcext:value-type="percentage">
            <text:p>64.63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percentage" office:value="0.6294" calcext:value-type="percentage">
            <text:p>62.94%</text:p>
          </table:table-cell>
          <table:table-cell office:value-type="percentage" office:value="0.5507" calcext:value-type="percentage">
            <text:p>55.07%</text:p>
          </table:table-cell>
          <table:table-cell office:value-type="percentage" office:value="0.5679" calcext:value-type="percentage">
            <text:p>56.79%</text:p>
          </table:table-cell>
          <table:table-cell office:value-type="percentage" office:value="0.6272" calcext:value-type="percentage">
            <text:p>62.72%</text:p>
          </table:table-cell>
          <table:table-cell office:value-type="percentage" office:value="0.6624371" calcext:value-type="percentage">
            <text:p>66.24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percentage" office:value="0.6512" calcext:value-type="percentage">
            <text:p>65.12%</text:p>
          </table:table-cell>
          <table:table-cell office:value-type="percentage" office:value="0.5554" calcext:value-type="percentage">
            <text:p>55.54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6334" calcext:value-type="percentage">
            <text:p>63.34%</text:p>
          </table:table-cell>
          <table:table-cell office:value-type="percentage" office:value="0.68542222" calcext:value-type="percentage">
            <text:p>68.54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percentage" office:value="0.6357" calcext:value-type="percentage">
            <text:p>63.57%</text:p>
          </table:table-cell>
          <table:table-cell office:value-type="percentage" office:value="0.5573" calcext:value-type="percentage">
            <text:p>55.73%</text:p>
          </table:table-cell>
          <table:table-cell office:value-type="percentage" office:value="0.5827" calcext:value-type="percentage">
            <text:p>58.27%</text:p>
          </table:table-cell>
          <table:table-cell office:value-type="percentage" office:value="0.6309" calcext:value-type="percentage">
            <text:p>63.09%</text:p>
          </table:table-cell>
          <table:table-cell office:value-type="percentage" office:value="0.66828389" calcext:value-type="percentage">
            <text:p>66.83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percentage" office:value="0.6215" calcext:value-type="percentage">
            <text:p>62.15%</text:p>
          </table:table-cell>
          <table:table-cell office:value-type="percentage" office:value="0.5637" calcext:value-type="percentage">
            <text:p>56.37%</text:p>
          </table:table-cell>
          <table:table-cell office:value-type="percentage" office:value="0.5815" calcext:value-type="percentage">
            <text:p>58.15%</text:p>
          </table:table-cell>
          <table:table-cell office:value-type="percentage" office:value="0.6318" calcext:value-type="percentage">
            <text:p>63.18%</text:p>
          </table:table-cell>
          <table:table-cell office:value-type="percentage" office:value="0.65305658" calcext:value-type="percentage">
            <text:p>65.31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percentage" office:value="0.6147" calcext:value-type="percentage">
            <text:p>61.47%</text:p>
          </table:table-cell>
          <table:table-cell office:value-type="percentage" office:value="0.5377" calcext:value-type="percentage">
            <text:p>53.77%</text:p>
          </table:table-cell>
          <table:table-cell office:value-type="percentage" office:value="0.5803" calcext:value-type="percentage">
            <text:p>58.03%</text:p>
          </table:table-cell>
          <table:table-cell office:value-type="percentage" office:value="0.6325" calcext:value-type="percentage">
            <text:p>63.25%</text:p>
          </table:table-cell>
          <table:table-cell office:value-type="percentage" office:value="0.63530647" calcext:value-type="percentage">
            <text:p>63.53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percentage" office:value="0.6225" calcext:value-type="percentage">
            <text:p>62.25%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0.5755" calcext:value-type="percentage">
            <text:p>57.55%</text:p>
          </table:table-cell>
          <table:table-cell office:value-type="percentage" office:value="0.6164" calcext:value-type="percentage">
            <text:p>61.64%</text:p>
          </table:table-cell>
          <table:table-cell office:value-type="percentage" office:value="0.63291463" calcext:value-type="percentage">
            <text:p>63.29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percentage" office:value="0.6339" calcext:value-type="percentage">
            <text:p>63.39%</text:p>
          </table:table-cell>
          <table:table-cell office:value-type="percentage" office:value="0.5656" calcext:value-type="percentage">
            <text:p>56.56%</text:p>
          </table:table-cell>
          <table:table-cell office:value-type="percentage" office:value="0.5998" calcext:value-type="percentage">
            <text:p>59.98%</text:p>
          </table:table-cell>
          <table:table-cell office:value-type="percentage" office:value="0.6208" calcext:value-type="percentage">
            <text:p>62.08%</text:p>
          </table:table-cell>
          <table:table-cell office:value-type="percentage" office:value="0.62922535" calcext:value-type="percentage">
            <text:p>62.92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percentage" office:value="0.6441" calcext:value-type="percentage">
            <text:p>64.41%</text:p>
          </table:table-cell>
          <table:table-cell office:value-type="percentage" office:value="0.5911" calcext:value-type="percentage">
            <text:p>59.11%</text:p>
          </table:table-cell>
          <table:table-cell office:value-type="percentage" office:value="0.6422" calcext:value-type="percentage">
            <text:p>64.22%</text:p>
          </table:table-cell>
          <table:table-cell office:value-type="percentage" office:value="0.6293" calcext:value-type="percentage">
            <text:p>62.93%</text:p>
          </table:table-cell>
          <table:table-cell office:value-type="percentage" office:value="0.63091392" calcext:value-type="percentage">
            <text:p>63.09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percentage" office:value="0.6577" calcext:value-type="percentage">
            <text:p>65.77%</text:p>
          </table:table-cell>
          <table:table-cell office:value-type="percentage" office:value="0.5818" calcext:value-type="percentage">
            <text:p>58.18%</text:p>
          </table:table-cell>
          <table:table-cell office:value-type="percentage" office:value="0.6428" calcext:value-type="percentage">
            <text:p>64.28%</text:p>
          </table:table-cell>
          <table:table-cell office:value-type="percentage" office:value="0.6274" calcext:value-type="percentage">
            <text:p>62.74%</text:p>
          </table:table-cell>
          <table:table-cell office:value-type="percentage" office:value="0.64151493" calcext:value-type="percentage">
            <text:p>64.15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percentage" office:value="0.6471" calcext:value-type="percentage">
            <text:p>64.71%</text:p>
          </table:table-cell>
          <table:table-cell office:value-type="percentage" office:value="0.5752" calcext:value-type="percentage">
            <text:p>57.52%</text:p>
          </table:table-cell>
          <table:table-cell office:value-type="percentage" office:value="0.6593" calcext:value-type="percentage">
            <text:p>65.93%</text:p>
          </table:table-cell>
          <table:table-cell office:value-type="percentage" office:value="0.6214" calcext:value-type="percentage">
            <text:p>62.14%</text:p>
          </table:table-cell>
          <table:table-cell office:value-type="percentage" office:value="0.62315206" calcext:value-type="percentage">
            <text:p>62.32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percentage" office:value="0.6691" calcext:value-type="percentage">
            <text:p>66.91%</text:p>
          </table:table-cell>
          <table:table-cell office:value-type="percentage" office:value="0.556" calcext:value-type="percentage">
            <text:p>55.60%</text:p>
          </table:table-cell>
          <table:table-cell office:value-type="percentage" office:value="0.6495" calcext:value-type="percentage">
            <text:p>64.95%</text:p>
          </table:table-cell>
          <table:table-cell office:value-type="percentage" office:value="0.6089" calcext:value-type="percentage">
            <text:p>60.89%</text:p>
          </table:table-cell>
          <table:table-cell office:value-type="percentage" office:value="0.6222696" calcext:value-type="percentage">
            <text:p>62.23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percentage" office:value="0.6603" calcext:value-type="percentage">
            <text:p>66.03%</text:p>
          </table:table-cell>
          <table:table-cell office:value-type="percentage" office:value="0.569" calcext:value-type="percentage">
            <text:p>56.90%</text:p>
          </table:table-cell>
          <table:table-cell office:value-type="percentage" office:value="0.6629" calcext:value-type="percentage">
            <text:p>66.29%</text:p>
          </table:table-cell>
          <table:table-cell office:value-type="percentage" office:value="0.5842" calcext:value-type="percentage">
            <text:p>58.42%</text:p>
          </table:table-cell>
          <table:table-cell office:value-type="percentage" office:value="0.59816778" calcext:value-type="percentage">
            <text:p>59.82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percentage" office:value="0.6909" calcext:value-type="percentage">
            <text:p>69.09%</text:p>
          </table:table-cell>
          <table:table-cell office:value-type="percentage" office:value="0.5837" calcext:value-type="percentage">
            <text:p>58.37%</text:p>
          </table:table-cell>
          <table:table-cell office:value-type="percentage" office:value="0.6884" calcext:value-type="percentage">
            <text:p>68.84%</text:p>
          </table:table-cell>
          <table:table-cell office:value-type="percentage" office:value="0.5849" calcext:value-type="percentage">
            <text:p>58.49%</text:p>
          </table:table-cell>
          <table:table-cell office:value-type="percentage" office:value="0.64539839" calcext:value-type="percentage">
            <text:p>64.54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percentage" office:value="0.6974" calcext:value-type="percentage">
            <text:p>69.74%</text:p>
          </table:table-cell>
          <table:table-cell office:value-type="percentage" office:value="0.5833" calcext:value-type="percentage">
            <text:p>58.33%</text:p>
          </table:table-cell>
          <table:table-cell office:value-type="percentage" office:value="0.6778" calcext:value-type="percentage">
            <text:p>67.78%</text:p>
          </table:table-cell>
          <table:table-cell office:value-type="percentage" office:value="0.5699" calcext:value-type="percentage">
            <text:p>56.99%</text:p>
          </table:table-cell>
          <table:table-cell office:value-type="percentage" office:value="0.63937901" calcext:value-type="percentage">
            <text:p>63.94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percentage" office:value="0.703" calcext:value-type="percentage">
            <text:p>70.30%</text:p>
          </table:table-cell>
          <table:table-cell office:value-type="percentage" office:value="0.5342" calcext:value-type="percentage">
            <text:p>53.42%</text:p>
          </table:table-cell>
          <table:table-cell office:value-type="percentage" office:value="0.6973" calcext:value-type="percentage">
            <text:p>69.73%</text:p>
          </table:table-cell>
          <table:table-cell office:value-type="percentage" office:value="0.5695" calcext:value-type="percentage">
            <text:p>56.95%</text:p>
          </table:table-cell>
          <table:table-cell office:value-type="percentage" office:value="0.64176207" calcext:value-type="percentage">
            <text:p>64.18%</text:p>
          </table:table-cell>
          <table:table-cell table:number-columns-repeated="8"/>
        </table:table-row>
        <table:table-row table:style-name="ro2" table:number-rows-repeated="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POS</text:p>
          </table:table-cell>
          <table:table-cell table:style-name="ce25" office:value-type="string" calcext:value-type="string">
            <text:p>EMO</text:p>
          </table:table-cell>
          <table:table-cell table:style-name="ce1" office:value-type="string" calcext:value-type="string">
            <text:p>ONT</text:p>
          </table:table-cell>
          <table:table-cell table:style-name="ce1" office:value-type="string" calcext:value-type="string">
            <text:p>QST</text:p>
          </table:table-cell>
          <table:table-cell table:style-name="ce1" office:value-type="string" calcext:value-type="string">
            <text:p>ALL</text:p>
          </table:table-cell>
          <table:table-cell table:style-name="ce15" office:value-type="string" calcext:value-type="string" table:number-columns-spanned="7" table:number-rows-spanned="1">
            <text:p>F1 – Decision Tree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percentage" office:value="0.613" calcext:value-type="percentage">
            <text:p>61.30%</text:p>
          </table:table-cell>
          <table:table-cell office:value-type="percentage" office:value="0.5617" calcext:value-type="percentage">
            <text:p>56.17%</text:p>
          </table:table-cell>
          <table:table-cell office:value-type="percentage" office:value="0.5016" calcext:value-type="percentage">
            <text:p>50.16%</text:p>
          </table:table-cell>
          <table:table-cell office:value-type="percentage" office:value="0.5846" calcext:value-type="percentage">
            <text:p>58.46%</text:p>
          </table:table-cell>
          <table:table-cell office:value-type="percentage" office:value="0.62229339" calcext:value-type="percentage">
            <text:p>62.23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percentage" office:value="0.5927" calcext:value-type="percentage">
            <text:p>59.27%</text:p>
          </table:table-cell>
          <table:table-cell office:value-type="percentage" office:value="0.5823" calcext:value-type="percentage">
            <text:p>58.23%</text:p>
          </table:table-cell>
          <table:table-cell office:value-type="percentage" office:value="0.5338" calcext:value-type="percentage">
            <text:p>53.38%</text:p>
          </table:table-cell>
          <table:table-cell office:value-type="percentage" office:value="0.6018" calcext:value-type="percentage">
            <text:p>60.18%</text:p>
          </table:table-cell>
          <table:table-cell office:value-type="percentage" office:value="0.59866251" calcext:value-type="percentage">
            <text:p>59.87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percentage" office:value="0.5739" calcext:value-type="percentage">
            <text:p>57.39%</text:p>
          </table:table-cell>
          <table:table-cell office:value-type="percentage" office:value="0.5801" calcext:value-type="percentage">
            <text:p>58.01%</text:p>
          </table:table-cell>
          <table:table-cell office:value-type="percentage" office:value="0.5455" calcext:value-type="percentage">
            <text:p>54.55%</text:p>
          </table:table-cell>
          <table:table-cell office:value-type="percentage" office:value="0.6035" calcext:value-type="percentage">
            <text:p>60.35%</text:p>
          </table:table-cell>
          <table:table-cell office:value-type="percentage" office:value="0.60938138" calcext:value-type="percentage">
            <text:p>60.94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percentage" office:value="0.6026" calcext:value-type="percentage">
            <text:p>60.26%</text:p>
          </table:table-cell>
          <table:table-cell office:value-type="percentage" office:value="0.5594" calcext:value-type="percentage">
            <text:p>55.94%</text:p>
          </table:table-cell>
          <table:table-cell office:value-type="percentage" office:value="0.5326" calcext:value-type="percentage">
            <text:p>53.26%</text:p>
          </table:table-cell>
          <table:table-cell office:value-type="percentage" office:value="0.5973" calcext:value-type="percentage">
            <text:p>59.73%</text:p>
          </table:table-cell>
          <table:table-cell office:value-type="percentage" office:value="0.60693385" calcext:value-type="percentage">
            <text:p>60.69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percentage" office:value="0.6044" calcext:value-type="percentage">
            <text:p>60.44%</text:p>
          </table:table-cell>
          <table:table-cell office:value-type="percentage" office:value="0.5706" calcext:value-type="percentage">
            <text:p>57.06%</text:p>
          </table:table-cell>
          <table:table-cell office:value-type="percentage" office:value="0.5649" calcext:value-type="percentage">
            <text:p>56.49%</text:p>
          </table:table-cell>
          <table:table-cell office:value-type="percentage" office:value="0.5985" calcext:value-type="percentage">
            <text:p>59.85%</text:p>
          </table:table-cell>
          <table:table-cell office:value-type="percentage" office:value="0.60465258" calcext:value-type="percentage">
            <text:p>60.47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percentage" office:value="0.5992" calcext:value-type="percentage">
            <text:p>59.92%</text:p>
          </table:table-cell>
          <table:table-cell office:value-type="percentage" office:value="0.5842" calcext:value-type="percentage">
            <text:p>58.42%</text:p>
          </table:table-cell>
          <table:table-cell office:value-type="percentage" office:value="0.5635" calcext:value-type="percentage">
            <text:p>56.35%</text:p>
          </table:table-cell>
          <table:table-cell office:value-type="percentage" office:value="0.5865" calcext:value-type="percentage">
            <text:p>58.65%</text:p>
          </table:table-cell>
          <table:table-cell office:value-type="percentage" office:value="0.63032237" calcext:value-type="percentage">
            <text:p>63.03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percentage" office:value="0.5896" calcext:value-type="percentage">
            <text:p>58.96%</text:p>
          </table:table-cell>
          <table:table-cell office:value-type="percentage" office:value="0.5724" calcext:value-type="percentage">
            <text:p>57.24%</text:p>
          </table:table-cell>
          <table:table-cell office:value-type="percentage" office:value="0.5805" calcext:value-type="percentage">
            <text:p>58.05%</text:p>
          </table:table-cell>
          <table:table-cell office:value-type="percentage" office:value="0.5968" calcext:value-type="percentage">
            <text:p>59.68%</text:p>
          </table:table-cell>
          <table:table-cell office:value-type="percentage" office:value="0.61337052" calcext:value-type="percentage">
            <text:p>61.34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percentage" office:value="0.5698" calcext:value-type="percentage">
            <text:p>56.98%</text:p>
          </table:table-cell>
          <table:table-cell office:value-type="percentage" office:value="0.5813" calcext:value-type="percentage">
            <text:p>58.13%</text:p>
          </table:table-cell>
          <table:table-cell office:value-type="percentage" office:value="0.5779" calcext:value-type="percentage">
            <text:p>57.79%</text:p>
          </table:table-cell>
          <table:table-cell office:value-type="percentage" office:value="0.6072" calcext:value-type="percentage">
            <text:p>60.72%</text:p>
          </table:table-cell>
          <table:table-cell office:value-type="percentage" office:value="0.61650984" calcext:value-type="percentage">
            <text:p>61.65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percentage" office:value="0.5639" calcext:value-type="percentage">
            <text:p>56.39%</text:p>
          </table:table-cell>
          <table:table-cell office:value-type="percentage" office:value="0.5854" calcext:value-type="percentage">
            <text:p>58.54%</text:p>
          </table:table-cell>
          <table:table-cell office:value-type="percentage" office:value="0.5697" calcext:value-type="percentage">
            <text:p>56.97%</text:p>
          </table:table-cell>
          <table:table-cell office:value-type="percentage" office:value="0.6069" calcext:value-type="percentage">
            <text:p>60.69%</text:p>
          </table:table-cell>
          <table:table-cell office:value-type="percentage" office:value="0.60621608" calcext:value-type="percentage">
            <text:p>60.62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percentage" office:value="0.5887" calcext:value-type="percentage">
            <text:p>58.87%</text:p>
          </table:table-cell>
          <table:table-cell office:value-type="percentage" office:value="0.5799" calcext:value-type="percentage">
            <text:p>57.99%</text:p>
          </table:table-cell>
          <table:table-cell office:value-type="percentage" office:value="0.5508" calcext:value-type="percentage">
            <text:p>55.08%</text:p>
          </table:table-cell>
          <table:table-cell office:value-type="percentage" office:value="0.5832" calcext:value-type="percentage">
            <text:p>58.32%</text:p>
          </table:table-cell>
          <table:table-cell office:value-type="percentage" office:value="0.59332519" calcext:value-type="percentage">
            <text:p>59.33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percentage" office:value="0.5568" calcext:value-type="percentage">
            <text:p>55.68%</text:p>
          </table:table-cell>
          <table:table-cell office:value-type="percentage" office:value="0.5661" calcext:value-type="percentage">
            <text:p>56.61%</text:p>
          </table:table-cell>
          <table:table-cell office:value-type="percentage" office:value="0.5377" calcext:value-type="percentage">
            <text:p>53.77%</text:p>
          </table:table-cell>
          <table:table-cell office:value-type="percentage" office:value="0.6079" calcext:value-type="percentage">
            <text:p>60.79%</text:p>
          </table:table-cell>
          <table:table-cell office:value-type="percentage" office:value="0.58338968" calcext:value-type="percentage">
            <text:p>58.34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percentage" office:value="0.6091" calcext:value-type="percentage">
            <text:p>60.91%</text:p>
          </table:table-cell>
          <table:table-cell office:value-type="percentage" office:value="0.5759" calcext:value-type="percentage">
            <text:p>57.59%</text:p>
          </table:table-cell>
          <table:table-cell office:value-type="percentage" office:value="0.5984" calcext:value-type="percentage">
            <text:p>59.84%</text:p>
          </table:table-cell>
          <table:table-cell office:value-type="percentage" office:value="0.606" calcext:value-type="percentage">
            <text:p>60.60%</text:p>
          </table:table-cell>
          <table:table-cell office:value-type="percentage" office:value="0.59859738" calcext:value-type="percentage">
            <text:p>59.86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percentage" office:value="0.614" calcext:value-type="percentage">
            <text:p>61.40%</text:p>
          </table:table-cell>
          <table:table-cell office:value-type="percentage" office:value="0.5679" calcext:value-type="percentage">
            <text:p>56.79%</text:p>
          </table:table-cell>
          <table:table-cell office:value-type="percentage" office:value="0.5755" calcext:value-type="percentage">
            <text:p>57.55%</text:p>
          </table:table-cell>
          <table:table-cell office:value-type="percentage" office:value="0.6055" calcext:value-type="percentage">
            <text:p>60.55%</text:p>
          </table:table-cell>
          <table:table-cell office:value-type="percentage" office:value="0.62821112" calcext:value-type="percentage">
            <text:p>62.82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percentage" office:value="0.6116" calcext:value-type="percentage">
            <text:p>61.16%</text:p>
          </table:table-cell>
          <table:table-cell office:value-type="percentage" office:value="0.5558" calcext:value-type="percentage">
            <text:p>55.58%</text:p>
          </table:table-cell>
          <table:table-cell office:value-type="percentage" office:value="0.5706" calcext:value-type="percentage">
            <text:p>57.06%</text:p>
          </table:table-cell>
          <table:table-cell office:value-type="percentage" office:value="0.6174" calcext:value-type="percentage">
            <text:p>61.74%</text:p>
          </table:table-cell>
          <table:table-cell office:value-type="percentage" office:value="0.62116041" calcext:value-type="percentage">
            <text:p>62.12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percentage" office:value="0.6514" calcext:value-type="percentage">
            <text:p>65.14%</text:p>
          </table:table-cell>
          <table:table-cell office:value-type="percentage" office:value="0.5584" calcext:value-type="percentage">
            <text:p>55.84%</text:p>
          </table:table-cell>
          <table:table-cell office:value-type="percentage" office:value="0.5892" calcext:value-type="percentage">
            <text:p>58.92%</text:p>
          </table:table-cell>
          <table:table-cell office:value-type="percentage" office:value="0.6067" calcext:value-type="percentage">
            <text:p>60.67%</text:p>
          </table:table-cell>
          <table:table-cell office:value-type="percentage" office:value="0.60496679" calcext:value-type="percentage">
            <text:p>60.50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percentage" office:value="0.6375" calcext:value-type="percentage">
            <text:p>63.75%</text:p>
          </table:table-cell>
          <table:table-cell office:value-type="percentage" office:value="0.5803" calcext:value-type="percentage">
            <text:p>58.03%</text:p>
          </table:table-cell>
          <table:table-cell office:value-type="percentage" office:value="0.6142" calcext:value-type="percentage">
            <text:p>61.42%</text:p>
          </table:table-cell>
          <table:table-cell office:value-type="percentage" office:value="0.6053" calcext:value-type="percentage">
            <text:p>60.53%</text:p>
          </table:table-cell>
          <table:table-cell office:value-type="percentage" office:value="0.64432607" calcext:value-type="percentage">
            <text:p>64.43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percentage" office:value="0.5956" calcext:value-type="percentage">
            <text:p>59.56%</text:p>
          </table:table-cell>
          <table:table-cell office:value-type="percentage" office:value="0.5447" calcext:value-type="percentage">
            <text:p>54.47%</text:p>
          </table:table-cell>
          <table:table-cell office:value-type="percentage" office:value="0.5972" calcext:value-type="percentage">
            <text:p>59.72%</text:p>
          </table:table-cell>
          <table:table-cell office:value-type="percentage" office:value="0.6449" calcext:value-type="percentage">
            <text:p>64.49%</text:p>
          </table:table-cell>
          <table:table-cell office:value-type="percentage" office:value="0.59817484" calcext:value-type="percentage">
            <text:p>59.82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percentage" office:value="0.6093" calcext:value-type="percentage">
            <text:p>60.93%</text:p>
          </table:table-cell>
          <table:table-cell office:value-type="percentage" office:value="0.5619" calcext:value-type="percentage">
            <text:p>56.19%</text:p>
          </table:table-cell>
          <table:table-cell office:value-type="percentage" office:value="0.5929" calcext:value-type="percentage">
            <text:p>59.29%</text:p>
          </table:table-cell>
          <table:table-cell office:value-type="percentage" office:value="0.6238" calcext:value-type="percentage">
            <text:p>62.38%</text:p>
          </table:table-cell>
          <table:table-cell office:value-type="percentage" office:value="0.60659355" calcext:value-type="percentage">
            <text:p>60.66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percentage" office:value="0.6326" calcext:value-type="percentage">
            <text:p>63.26%</text:p>
          </table:table-cell>
          <table:table-cell office:value-type="percentage" office:value="0.5391" calcext:value-type="percentage">
            <text:p>53.91%</text:p>
          </table:table-cell>
          <table:table-cell office:value-type="percentage" office:value="0.5975" calcext:value-type="percentage">
            <text:p>59.75%</text:p>
          </table:table-cell>
          <table:table-cell office:value-type="percentage" office:value="0.6326" calcext:value-type="percentage">
            <text:p>63.26%</text:p>
          </table:table-cell>
          <table:table-cell office:value-type="percentage" office:value="0.64683266" calcext:value-type="percentage">
            <text:p>64.68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/>
          <table:table-cell table:style-name="ce9"/>
          <table:table-cell table:style-name="ce28" table:number-columns-repeated="2"/>
          <table:table-cell table:style-name="Default"/>
          <table:table-cell/>
          <table:table-cell table:style-name="Default" table:number-columns-repeated="3"/>
          <table:table-cell table:number-columns-repeated="8"/>
        </table:table-row>
      </table:table>
      <table:table table:name="Green+A" table:style-name="ta1">
        <table:shapes>
          <draw:frame draw:z-index="0" draw:style-name="gr1" draw:text-style-name="P1" svg:width="15.999cm" svg:height="8.999cm" svg:x="22.678cm" svg:y="10.985cm">
            <draw:object draw:notify-on-update-of-ranges="'Green+A'.A25:'Green+A'.A44 'Green+A'.E24:'Green+A'.E24 'Green+A'.E25:'Green+A'.E44 'Green+A'.F24:'Green+A'.F24 'Green+A'.F25:'Green+A'.F44 'Green+A'.G24:'Green+A'.G24 'Green+A'.G25:'Green+A'.G44 'Green+A'.H24:'Green+A'.H24 'Green+A'.H25:'Green+A'.H44 'Green+A'.I24:'Green+A'.I24 'Green+A'.I25:'Green+A'.I44 'Green+A'.J24:'Green+A'.J24 'Green+A'.J25:'Green+A'.J4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5.999cm" svg:height="8.999cm" svg:x="22.678cm" svg:y="0.6cm">
            <draw:object draw:notify-on-update-of-ranges="'Green+A'.B2:'Green+A'.B21 'Green+A'.F1:'Green+A'.F1 'Green+A'.F2:'Green+A'.F21 'Green+A'.G1:'Green+A'.G1 'Green+A'.G2:'Green+A'.G21 'Green+A'.H1:'Green+A'.H1 'Green+A'.H2:'Green+A'.H21 'Green+A'.I1:'Green+A'.I1 'Green+A'.I2:'Green+A'.I21 'Green+A'.J1:'Green+A'.J1 'Green+A'.J2:'Green+A'.J2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number-columns-repeated="6" table:default-cell-style-name="ce28"/>
        <table:table-column table:style-name="co1" table:number-columns-repeated="7" table:default-cell-style-name="Default"/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POS</text:p>
          </table:table-cell>
          <table:table-cell table:style-name="ce25" office:value-type="string" calcext:value-type="string">
            <text:p>EMO</text:p>
          </table:table-cell>
          <table:table-cell table:style-name="ce1" office:value-type="string" calcext:value-type="string">
            <text:p>ONT</text:p>
          </table:table-cell>
          <table:table-cell table:style-name="ce1" office:value-type="string" calcext:value-type="string">
            <text:p>ONT+</text:p>
          </table:table-cell>
          <table:table-cell table:style-name="ce1" office:value-type="string" calcext:value-type="string">
            <text:p>QST</text:p>
          </table:table-cell>
          <table:table-cell table:style-name="ce1" office:value-type="string" calcext:value-type="string">
            <text:p>ALL</text:p>
          </table:table-cell>
          <table:table-cell table:style-name="ce11" office:value-type="string" calcext:value-type="string">
            <text:p>Logistic Regression: ONT+ (with ALL+) is not notable enough to include in results</text:p>
          </table:table-cell>
          <table:table-cell table:style-name="ce17" table:number-columns-repeated="4"/>
          <table: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percentage" office:value="0.7783" calcext:value-type="percentage">
            <text:p>77.83%</text:p>
          </table:table-cell>
          <table:table-cell office:value-type="percentage" office:value="0.7768" calcext:value-type="percentage">
            <text:p>77.68%</text:p>
          </table:table-cell>
          <table:table-cell office:value-type="percentage" office:value="0.7816" calcext:value-type="percentage">
            <text:p>78.16%</text:p>
          </table:table-cell>
          <table:table-cell office:value-type="percentage" office:value="0.78126" calcext:value-type="percentage">
            <text:p>78.13%</text:p>
          </table:table-cell>
          <table:table-cell office:value-type="percentage" office:value="0.7737" calcext:value-type="percentage">
            <text:p>77.37%</text:p>
          </table:table-cell>
          <table:table-cell office:value-type="percentage" office:value="0.784254" calcext:value-type="percentage">
            <text:p>78.43%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percentage" office:value="0.7807" calcext:value-type="percentage">
            <text:p>78.07%</text:p>
          </table:table-cell>
          <table:table-cell office:value-type="percentage" office:value="0.7895" calcext:value-type="percentage">
            <text:p>78.95%</text:p>
          </table:table-cell>
          <table:table-cell office:value-type="percentage" office:value="0.788" calcext:value-type="percentage">
            <text:p>78.80%</text:p>
          </table:table-cell>
          <table:table-cell office:value-type="percentage" office:value="0.787" calcext:value-type="percentage">
            <text:p>78.70%</text:p>
          </table:table-cell>
          <table:table-cell office:value-type="percentage" office:value="0.7797" calcext:value-type="percentage">
            <text:p>77.97%</text:p>
          </table:table-cell>
          <table:table-cell office:value-type="percentage" office:value="0.780043" calcext:value-type="percentage">
            <text:p>78.00%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percentage" office:value="0.7749" calcext:value-type="percentage">
            <text:p>77.49%</text:p>
          </table:table-cell>
          <table:table-cell office:value-type="percentage" office:value="0.7867" calcext:value-type="percentage">
            <text:p>78.67%</text:p>
          </table:table-cell>
          <table:table-cell office:value-type="percentage" office:value="0.7922" calcext:value-type="percentage">
            <text:p>79.22%</text:p>
          </table:table-cell>
          <table:table-cell office:value-type="percentage" office:value="0.791394" calcext:value-type="percentage">
            <text:p>79.14%</text:p>
          </table:table-cell>
          <table:table-cell office:value-type="percentage" office:value="0.779" calcext:value-type="percentage">
            <text:p>77.90%</text:p>
          </table:table-cell>
          <table:table-cell office:value-type="percentage" office:value="0.767348" calcext:value-type="percentage">
            <text:p>76.73%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percentage" office:value="0.7652" calcext:value-type="percentage">
            <text:p>76.52%</text:p>
          </table:table-cell>
          <table:table-cell office:value-type="percentage" office:value="0.7766" calcext:value-type="percentage">
            <text:p>77.66%</text:p>
          </table:table-cell>
          <table:table-cell office:value-type="percentage" office:value="0.7844" calcext:value-type="percentage">
            <text:p>78.44%</text:p>
          </table:table-cell>
          <table:table-cell office:value-type="percentage" office:value="0.782239" calcext:value-type="percentage">
            <text:p>78.22%</text:p>
          </table:table-cell>
          <table:table-cell office:value-type="percentage" office:value="0.7611" calcext:value-type="percentage">
            <text:p>76.11%</text:p>
          </table:table-cell>
          <table:table-cell office:value-type="percentage" office:value="0.746312" calcext:value-type="percentage">
            <text:p>74.63%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percentage" office:value="0.7593" calcext:value-type="percentage">
            <text:p>75.93%</text:p>
          </table:table-cell>
          <table:table-cell office:value-type="percentage" office:value="0.7703" calcext:value-type="percentage">
            <text:p>77.03%</text:p>
          </table:table-cell>
          <table:table-cell office:value-type="percentage" office:value="0.784" calcext:value-type="percentage">
            <text:p>78.40%</text:p>
          </table:table-cell>
          <table:table-cell office:value-type="percentage" office:value="0.782915" calcext:value-type="percentage">
            <text:p>78.29%</text:p>
          </table:table-cell>
          <table:table-cell office:value-type="percentage" office:value="0.7545" calcext:value-type="percentage">
            <text:p>75.45%</text:p>
          </table:table-cell>
          <table:table-cell office:value-type="percentage" office:value="0.75331" calcext:value-type="percentage">
            <text:p>75.33%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percentage" office:value="0.7701" calcext:value-type="percentage">
            <text:p>77.01%</text:p>
          </table:table-cell>
          <table:table-cell office:value-type="percentage" office:value="0.7679" calcext:value-type="percentage">
            <text:p>76.79%</text:p>
          </table:table-cell>
          <table:table-cell office:value-type="percentage" office:value="0.7879" calcext:value-type="percentage">
            <text:p>78.79%</text:p>
          </table:table-cell>
          <table:table-cell office:value-type="percentage" office:value="0.784266" calcext:value-type="percentage">
            <text:p>78.43%</text:p>
          </table:table-cell>
          <table:table-cell office:value-type="percentage" office:value="0.7582" calcext:value-type="percentage">
            <text:p>75.82%</text:p>
          </table:table-cell>
          <table:table-cell office:value-type="percentage" office:value="0.764777" calcext:value-type="percentage">
            <text:p>76.48%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586" calcext:value-type="percentage">
            <text:p>75.86%</text:p>
          </table:table-cell>
          <table:table-cell office:value-type="percentage" office:value="0.784" calcext:value-type="percentage">
            <text:p>78.40%</text:p>
          </table:table-cell>
          <table:table-cell office:value-type="percentage" office:value="0.781686" calcext:value-type="percentage">
            <text:p>78.17%</text:p>
          </table:table-cell>
          <table:table-cell office:value-type="percentage" office:value="0.7439" calcext:value-type="percentage">
            <text:p>74.39%</text:p>
          </table:table-cell>
          <table:table-cell office:value-type="percentage" office:value="0.746045" calcext:value-type="percentage">
            <text:p>74.60%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percentage" office:value="0.7464" calcext:value-type="percentage">
            <text:p>74.64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805" calcext:value-type="percentage">
            <text:p>78.05%</text:p>
          </table:table-cell>
          <table:table-cell office:value-type="percentage" office:value="0.777237" calcext:value-type="percentage">
            <text:p>77.72%</text:p>
          </table:table-cell>
          <table:table-cell office:value-type="percentage" office:value="0.7418" calcext:value-type="percentage">
            <text:p>74.18%</text:p>
          </table:table-cell>
          <table:table-cell office:value-type="percentage" office:value="0.736344" calcext:value-type="percentage">
            <text:p>73.63%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percentage" office:value="0.7378" calcext:value-type="percentage">
            <text:p>73.78%</text:p>
          </table:table-cell>
          <table:table-cell office:value-type="percentage" office:value="0.7427" calcext:value-type="percentage">
            <text:p>74.27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76854" calcext:value-type="percentage">
            <text:p>76.85%</text:p>
          </table:table-cell>
          <table:table-cell office:value-type="percentage" office:value="0.7387" calcext:value-type="percentage">
            <text:p>73.87%</text:p>
          </table:table-cell>
          <table:table-cell office:value-type="percentage" office:value="0.717512" calcext:value-type="percentage">
            <text:p>71.75%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percentage" office:value="0.7329" calcext:value-type="percentage">
            <text:p>73.29%</text:p>
          </table:table-cell>
          <table:table-cell office:value-type="percentage" office:value="0.7369" calcext:value-type="percentage">
            <text:p>73.69%</text:p>
          </table:table-cell>
          <table:table-cell office:value-type="percentage" office:value="0.7699" calcext:value-type="percentage">
            <text:p>76.99%</text:p>
          </table:table-cell>
          <table:table-cell office:value-type="percentage" office:value="0.769759" calcext:value-type="percentage">
            <text:p>76.98%</text:p>
          </table:table-cell>
          <table:table-cell office:value-type="percentage" office:value="0.7197" calcext:value-type="percentage">
            <text:p>71.97%</text:p>
          </table:table-cell>
          <table:table-cell office:value-type="percentage" office:value="0.710771" calcext:value-type="percentage">
            <text:p>71.08%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percentage" office:value="0.7445" calcext:value-type="percentage">
            <text:p>74.45%</text:p>
          </table:table-cell>
          <table:table-cell office:value-type="percentage" office:value="0.7457" calcext:value-type="percentage">
            <text:p>74.57%</text:p>
          </table:table-cell>
          <table:table-cell office:value-type="percentage" office:value="0.7815" calcext:value-type="percentage">
            <text:p>78.15%</text:p>
          </table:table-cell>
          <table:table-cell office:value-type="percentage" office:value="0.779828" calcext:value-type="percentage">
            <text:p>77.98%</text:p>
          </table:table-cell>
          <table:table-cell office:value-type="percentage" office:value="0.7235" calcext:value-type="percentage">
            <text:p>72.35%</text:p>
          </table:table-cell>
          <table:table-cell office:value-type="percentage" office:value="0.709248" calcext:value-type="percentage">
            <text:p>70.92%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percentage" office:value="0.7538" calcext:value-type="percentage">
            <text:p>75.38%</text:p>
          </table:table-cell>
          <table:table-cell office:value-type="percentage" office:value="0.7593" calcext:value-type="percentage">
            <text:p>75.93%</text:p>
          </table:table-cell>
          <table:table-cell office:value-type="percentage" office:value="0.8022" calcext:value-type="percentage">
            <text:p>80.22%</text:p>
          </table:table-cell>
          <table:table-cell office:value-type="percentage" office:value="0.799617" calcext:value-type="percentage">
            <text:p>79.96%</text:p>
          </table:table-cell>
          <table:table-cell office:value-type="percentage" office:value="0.7357" calcext:value-type="percentage">
            <text:p>73.57%</text:p>
          </table:table-cell>
          <table:table-cell office:value-type="percentage" office:value="0.708124" calcext:value-type="percentage">
            <text:p>70.81%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percentage" office:value="0.7669" calcext:value-type="percentage">
            <text:p>76.69%</text:p>
          </table:table-cell>
          <table:table-cell office:value-type="percentage" office:value="0.7675" calcext:value-type="percentage">
            <text:p>76.75%</text:p>
          </table:table-cell>
          <table:table-cell office:value-type="percentage" office:value="0.7989" calcext:value-type="percentage">
            <text:p>79.89%</text:p>
          </table:table-cell>
          <table:table-cell office:value-type="percentage" office:value="0.793652" calcext:value-type="percentage">
            <text:p>79.37%</text:p>
          </table:table-cell>
          <table:table-cell office:value-type="percentage" office:value="0.7387" calcext:value-type="percentage">
            <text:p>73.87%</text:p>
          </table:table-cell>
          <table:table-cell office:value-type="percentage" office:value="0.710087" calcext:value-type="percentage">
            <text:p>71.01%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percentage" office:value="0.7631" calcext:value-type="percentage">
            <text:p>76.31%</text:p>
          </table:table-cell>
          <table:table-cell office:value-type="percentage" office:value="0.7616" calcext:value-type="percentage">
            <text:p>76.16%</text:p>
          </table:table-cell>
          <table:table-cell office:value-type="percentage" office:value="0.8069" calcext:value-type="percentage">
            <text:p>80.69%</text:p>
          </table:table-cell>
          <table:table-cell office:value-type="percentage" office:value="0.803579" calcext:value-type="percentage">
            <text:p>80.36%</text:p>
          </table:table-cell>
          <table:table-cell office:value-type="percentage" office:value="0.7288" calcext:value-type="percentage">
            <text:p>72.88%</text:p>
          </table:table-cell>
          <table:table-cell office:value-type="percentage" office:value="0.692577" calcext:value-type="percentage">
            <text:p>69.26%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percentage" office:value="0.7669" calcext:value-type="percentage">
            <text:p>76.69%</text:p>
          </table:table-cell>
          <table:table-cell office:value-type="percentage" office:value="0.7415" calcext:value-type="percentage">
            <text:p>74.15%</text:p>
          </table:table-cell>
          <table:table-cell office:value-type="percentage" office:value="0.7965" calcext:value-type="percentage">
            <text:p>79.65%</text:p>
          </table:table-cell>
          <table:table-cell office:value-type="percentage" office:value="0.789469" calcext:value-type="percentage">
            <text:p>78.95%</text:p>
          </table:table-cell>
          <table:table-cell office:value-type="percentage" office:value="0.7139" calcext:value-type="percentage">
            <text:p>71.39%</text:p>
          </table:table-cell>
          <table:table-cell office:value-type="percentage" office:value="0.680196" calcext:value-type="percentage">
            <text:p>68.02%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percentage" office:value="0.7538" calcext:value-type="percentage">
            <text:p>75.38%</text:p>
          </table:table-cell>
          <table:table-cell office:value-type="percentage" office:value="0.748" calcext:value-type="percentage">
            <text:p>74.80%</text:p>
          </table:table-cell>
          <table:table-cell office:value-type="percentage" office:value="0.8036" calcext:value-type="percentage">
            <text:p>80.36%</text:p>
          </table:table-cell>
          <table:table-cell office:value-type="percentage" office:value="0.802562" calcext:value-type="percentage">
            <text:p>80.26%</text:p>
          </table:table-cell>
          <table:table-cell office:value-type="percentage" office:value="0.6865" calcext:value-type="percentage">
            <text:p>68.65%</text:p>
          </table:table-cell>
          <table:table-cell office:value-type="percentage" office:value="0.666372" calcext:value-type="percentage">
            <text:p>66.64%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percentage" office:value="0.7864" calcext:value-type="percentage">
            <text:p>78.64%</text:p>
          </table:table-cell>
          <table:table-cell office:value-type="percentage" office:value="0.767" calcext:value-type="percentage">
            <text:p>76.70%</text:p>
          </table:table-cell>
          <table:table-cell office:value-type="percentage" office:value="0.8251" calcext:value-type="percentage">
            <text:p>82.51%</text:p>
          </table:table-cell>
          <table:table-cell office:value-type="percentage" office:value="0.830657" calcext:value-type="percentage">
            <text:p>83.07%</text:p>
          </table:table-cell>
          <table:table-cell office:value-type="percentage" office:value="0.7042" calcext:value-type="percentage">
            <text:p>70.42%</text:p>
          </table:table-cell>
          <table:table-cell office:value-type="percentage" office:value="0.727659" calcext:value-type="percentage">
            <text:p>72.77%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percentage" office:value="0.7891" calcext:value-type="percentage">
            <text:p>78.91%</text:p>
          </table:table-cell>
          <table:table-cell office:value-type="percentage" office:value="0.771" calcext:value-type="percentage">
            <text:p>77.10%</text:p>
          </table:table-cell>
          <table:table-cell office:value-type="percentage" office:value="0.8171" calcext:value-type="percentage">
            <text:p>81.71%</text:p>
          </table:table-cell>
          <table:table-cell office:value-type="percentage" office:value="0.824524" calcext:value-type="percentage">
            <text:p>82.45%</text:p>
          </table:table-cell>
          <table:table-cell office:value-type="percentage" office:value="0.6846" calcext:value-type="percentage">
            <text:p>68.46%</text:p>
          </table:table-cell>
          <table:table-cell office:value-type="percentage" office:value="0.713098" calcext:value-type="percentage">
            <text:p>71.31%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percentage" office:value="0.7885" calcext:value-type="percentage">
            <text:p>78.85%</text:p>
          </table:table-cell>
          <table:table-cell office:value-type="percentage" office:value="0.7571" calcext:value-type="percentage">
            <text:p>75.71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831256" calcext:value-type="percentage">
            <text:p>83.13%</text:p>
          </table:table-cell>
          <table:table-cell office:value-type="percentage" office:value="0.6862" calcext:value-type="percentage">
            <text:p>68.62%</text:p>
          </table:table-cell>
          <table:table-cell office:value-type="percentage" office:value="0.70739" calcext:value-type="percentage">
            <text:p>70.74%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POS</text:p>
          </table:table-cell>
          <table:table-cell table:style-name="ce25" office:value-type="string" calcext:value-type="string">
            <text:p>EMO</text:p>
          </table:table-cell>
          <table:table-cell table:style-name="ce1" office:value-type="string" calcext:value-type="string">
            <text:p>ONT</text:p>
          </table:table-cell>
          <table:table-cell table:style-name="ce1" office:value-type="string" calcext:value-type="string">
            <text:p>ONT+</text:p>
          </table:table-cell>
          <table:table-cell table:style-name="ce1" office:value-type="string" calcext:value-type="string">
            <text:p>QST</text:p>
          </table:table-cell>
          <table:table-cell table:style-name="ce1" office:value-type="string" calcext:value-type="string">
            <text:p>ALL</text:p>
          </table:table-cell>
          <table:table-cell table:style-name="ce11" office:value-type="string" calcext:value-type="string">
            <text:p>Decision Tree: ONT+ (with ALL+) is not notable enough to include in results</text:p>
          </table:table-cell>
          <table:table-cell table:style-name="ce17" table:number-columns-repeated="4"/>
          <table: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percentage" office:value="0.7173" calcext:value-type="percentage">
            <text:p>71.73%</text:p>
          </table:table-cell>
          <table:table-cell office:value-type="percentage" office:value="0.7626" calcext:value-type="percentage">
            <text:p>76.26%</text:p>
          </table:table-cell>
          <table:table-cell office:value-type="percentage" office:value="0.7809" calcext:value-type="percentage">
            <text:p>78.09%</text:p>
          </table:table-cell>
          <table:table-cell office:value-type="percentage" office:value="0.78095" calcext:value-type="percentage">
            <text:p>78.10%</text:p>
          </table:table-cell>
          <table:table-cell office:value-type="percentage" office:value="0.7298" calcext:value-type="percentage">
            <text:p>72.98%</text:p>
          </table:table-cell>
          <table:table-cell office:value-type="percentage" office:value="0.715355" calcext:value-type="percentage">
            <text:p>71.54%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percentage" office:value="0.7099" calcext:value-type="percentage">
            <text:p>70.99%</text:p>
          </table:table-cell>
          <table:table-cell office:value-type="percentage" office:value="0.7773" calcext:value-type="percentage">
            <text:p>77.73%</text:p>
          </table:table-cell>
          <table:table-cell office:value-type="percentage" office:value="0.7911" calcext:value-type="percentage">
            <text:p>79.11%</text:p>
          </table:table-cell>
          <table:table-cell office:value-type="percentage" office:value="0.791104" calcext:value-type="percentage">
            <text:p>79.11%</text:p>
          </table:table-cell>
          <table:table-cell office:value-type="percentage" office:value="0.7341" calcext:value-type="percentage">
            <text:p>73.41%</text:p>
          </table:table-cell>
          <table:table-cell office:value-type="percentage" office:value="0.705841" calcext:value-type="percentage">
            <text:p>70.58%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percentage" office:value="0.6961" calcext:value-type="percentage">
            <text:p>69.61%</text:p>
          </table:table-cell>
          <table:table-cell office:value-type="percentage" office:value="0.7677" calcext:value-type="percentage">
            <text:p>76.77%</text:p>
          </table:table-cell>
          <table:table-cell office:value-type="percentage" office:value="0.7904" calcext:value-type="percentage">
            <text:p>79.04%</text:p>
          </table:table-cell>
          <table:table-cell office:value-type="percentage" office:value="0.790412" calcext:value-type="percentage">
            <text:p>79.04%</text:p>
          </table:table-cell>
          <table:table-cell office:value-type="percentage" office:value="0.7295" calcext:value-type="percentage">
            <text:p>72.95%</text:p>
          </table:table-cell>
          <table:table-cell office:value-type="percentage" office:value="0.711023" calcext:value-type="percentage">
            <text:p>71.10%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percentage" office:value="0.711" calcext:value-type="percentage">
            <text:p>71.10%</text:p>
          </table:table-cell>
          <table:table-cell office:value-type="percentage" office:value="0.7541" calcext:value-type="percentage">
            <text:p>75.41%</text:p>
          </table:table-cell>
          <table:table-cell office:value-type="percentage" office:value="0.7788" calcext:value-type="percentage">
            <text:p>77.88%</text:p>
          </table:table-cell>
          <table:table-cell office:value-type="percentage" office:value="0.778811" calcext:value-type="percentage">
            <text:p>77.88%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699945" calcext:value-type="percentage">
            <text:p>69.99%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percentage" office:value="0.7126" calcext:value-type="percentage">
            <text:p>71.26%</text:p>
          </table:table-cell>
          <table:table-cell office:value-type="percentage" office:value="0.7627" calcext:value-type="percentage">
            <text:p>76.27%</text:p>
          </table:table-cell>
          <table:table-cell office:value-type="percentage" office:value="0.7862" calcext:value-type="percentage">
            <text:p>78.62%</text:p>
          </table:table-cell>
          <table:table-cell office:value-type="percentage" office:value="0.786178" calcext:value-type="percentage">
            <text:p>78.62%</text:p>
          </table:table-cell>
          <table:table-cell office:value-type="percentage" office:value="0.7102" calcext:value-type="percentage">
            <text:p>71.02%</text:p>
          </table:table-cell>
          <table:table-cell office:value-type="percentage" office:value="0.69848" calcext:value-type="percentage">
            <text:p>69.85%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percentage" office:value="0.7003" calcext:value-type="percentage">
            <text:p>70.03%</text:p>
          </table:table-cell>
          <table:table-cell office:value-type="percentage" office:value="0.761" calcext:value-type="percentage">
            <text:p>76.10%</text:p>
          </table:table-cell>
          <table:table-cell office:value-type="percentage" office:value="0.7821" calcext:value-type="percentage">
            <text:p>78.21%</text:p>
          </table:table-cell>
          <table:table-cell office:value-type="percentage" office:value="0.782116" calcext:value-type="percentage">
            <text:p>78.21%</text:p>
          </table:table-cell>
          <table:table-cell office:value-type="percentage" office:value="0.7027" calcext:value-type="percentage">
            <text:p>70.27%</text:p>
          </table:table-cell>
          <table:table-cell office:value-type="percentage" office:value="0.722306" calcext:value-type="percentage">
            <text:p>72.23%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percentage" office:value="0.6924" calcext:value-type="percentage">
            <text:p>69.24%</text:p>
          </table:table-cell>
          <table:table-cell office:value-type="percentage" office:value="0.7503" calcext:value-type="percentage">
            <text:p>75.03%</text:p>
          </table:table-cell>
          <table:table-cell office:value-type="percentage" office:value="0.784" calcext:value-type="percentage">
            <text:p>78.40%</text:p>
          </table:table-cell>
          <table:table-cell office:value-type="percentage" office:value="0.783953" calcext:value-type="percentage">
            <text:p>78.40%</text:p>
          </table:table-cell>
          <table:table-cell office:value-type="percentage" office:value="0.6982" calcext:value-type="percentage">
            <text:p>69.82%</text:p>
          </table:table-cell>
          <table:table-cell office:value-type="percentage" office:value="0.704256" calcext:value-type="percentage">
            <text:p>70.43%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percentage" office:value="0.6756" calcext:value-type="percentage">
            <text:p>67.56%</text:p>
          </table:table-cell>
          <table:table-cell office:value-type="percentage" office:value="0.7572" calcext:value-type="percentage">
            <text:p>75.72%</text:p>
          </table:table-cell>
          <table:table-cell office:value-type="percentage" office:value="0.7802" calcext:value-type="percentage">
            <text:p>78.02%</text:p>
          </table:table-cell>
          <table:table-cell office:value-type="percentage" office:value="0.780227" calcext:value-type="percentage">
            <text:p>78.02%</text:p>
          </table:table-cell>
          <table:table-cell office:value-type="percentage" office:value="0.7075" calcext:value-type="percentage">
            <text:p>70.75%</text:p>
          </table:table-cell>
          <table:table-cell office:value-type="percentage" office:value="0.703415" calcext:value-type="percentage">
            <text:p>70.34%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percentage" office:value="0.6765" calcext:value-type="percentage">
            <text:p>67.65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737" calcext:value-type="percentage">
            <text:p>77.37%</text:p>
          </table:table-cell>
          <table:table-cell office:value-type="percentage" office:value="0.773734" calcext:value-type="percentage">
            <text:p>77.37%</text:p>
          </table:table-cell>
          <table:table-cell office:value-type="percentage" office:value="0.7135" calcext:value-type="percentage">
            <text:p>71.35%</text:p>
          </table:table-cell>
          <table:table-cell office:value-type="percentage" office:value="0.698092" calcext:value-type="percentage">
            <text:p>69.81%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percentage" office:value="0.6929" calcext:value-type="percentage">
            <text:p>69.29%</text:p>
          </table:table-cell>
          <table:table-cell office:value-type="percentage" office:value="0.746" calcext:value-type="percentage">
            <text:p>74.60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5923" calcext:value-type="percentage">
            <text:p>75.92%</text:p>
          </table:table-cell>
          <table:table-cell office:value-type="percentage" office:value="0.689" calcext:value-type="percentage">
            <text:p>68.90%</text:p>
          </table:table-cell>
          <table:table-cell office:value-type="percentage" office:value="0.685479" calcext:value-type="percentage">
            <text:p>68.55%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48" calcext:value-type="percentage">
            <text:p>73.48%</text:p>
          </table:table-cell>
          <table:table-cell office:value-type="percentage" office:value="0.7563" calcext:value-type="percentage">
            <text:p>75.63%</text:p>
          </table:table-cell>
          <table:table-cell office:value-type="percentage" office:value="0.756288" calcext:value-type="percentage">
            <text:p>75.63%</text:p>
          </table:table-cell>
          <table:table-cell office:value-type="percentage" office:value="0.7055" calcext:value-type="percentage">
            <text:p>70.55%</text:p>
          </table:table-cell>
          <table:table-cell office:value-type="percentage" office:value="0.6752" calcext:value-type="percentage">
            <text:p>67.52%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percentage" office:value="0.7161" calcext:value-type="percentage">
            <text:p>71.61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79" calcext:value-type="percentage">
            <text:p>77.90%</text:p>
          </table:table-cell>
          <table:table-cell office:value-type="percentage" office:value="0.779028" calcext:value-type="percentage">
            <text:p>77.90%</text:p>
          </table:table-cell>
          <table:table-cell office:value-type="percentage" office:value="0.7085" calcext:value-type="percentage">
            <text:p>70.85%</text:p>
          </table:table-cell>
          <table:table-cell office:value-type="percentage" office:value="0.698434" calcext:value-type="percentage">
            <text:p>69.84%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percentage" office:value="0.7243" calcext:value-type="percentage">
            <text:p>72.43%</text:p>
          </table:table-cell>
          <table:table-cell office:value-type="percentage" office:value="0.7477" calcext:value-type="percentage">
            <text:p>74.77%</text:p>
          </table:table-cell>
          <table:table-cell office:value-type="percentage" office:value="0.7831" calcext:value-type="percentage">
            <text:p>78.31%</text:p>
          </table:table-cell>
          <table:table-cell office:value-type="percentage" office:value="0.783113" calcext:value-type="percentage">
            <text:p>78.31%</text:p>
          </table:table-cell>
          <table:table-cell office:value-type="percentage" office:value="0.7094" calcext:value-type="percentage">
            <text:p>70.94%</text:p>
          </table:table-cell>
          <table:table-cell office:value-type="percentage" office:value="0.729579" calcext:value-type="percentage">
            <text:p>72.96%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percentage" office:value="0.7292" calcext:value-type="percentage">
            <text:p>72.92%</text:p>
          </table:table-cell>
          <table:table-cell office:value-type="percentage" office:value="0.7491" calcext:value-type="percentage">
            <text:p>74.91%</text:p>
          </table:table-cell>
          <table:table-cell office:value-type="percentage" office:value="0.7821" calcext:value-type="percentage">
            <text:p>78.21%</text:p>
          </table:table-cell>
          <table:table-cell office:value-type="percentage" office:value="0.782114" calcext:value-type="percentage">
            <text:p>78.21%</text:p>
          </table:table-cell>
          <table:table-cell office:value-type="percentage" office:value="0.7301" calcext:value-type="percentage">
            <text:p>73.01%</text:p>
          </table:table-cell>
          <table:table-cell office:value-type="percentage" office:value="0.727307" calcext:value-type="percentage">
            <text:p>72.73%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percentage" office:value="0.7464" calcext:value-type="percentage">
            <text:p>74.64%</text:p>
          </table:table-cell>
          <table:table-cell office:value-type="percentage" office:value="0.7332" calcext:value-type="percentage">
            <text:p>73.32%</text:p>
          </table:table-cell>
          <table:table-cell office:value-type="percentage" office:value="0.7803" calcext:value-type="percentage">
            <text:p>78.03%</text:p>
          </table:table-cell>
          <table:table-cell office:value-type="percentage" office:value="0.780286" calcext:value-type="percentage">
            <text:p>78.03%</text:p>
          </table:table-cell>
          <table:table-cell office:value-type="percentage" office:value="0.7151" calcext:value-type="percentage">
            <text:p>71.51%</text:p>
          </table:table-cell>
          <table:table-cell office:value-type="percentage" office:value="0.709289" calcext:value-type="percentage">
            <text:p>70.93%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percentage" office:value="0.7211" calcext:value-type="percentage">
            <text:p>72.11%</text:p>
          </table:table-cell>
          <table:table-cell office:value-type="percentage" office:value="0.7514" calcext:value-type="percentage">
            <text:p>75.14%</text:p>
          </table:table-cell>
          <table:table-cell office:value-type="percentage" office:value="0.7785" calcext:value-type="percentage">
            <text:p>77.85%</text:p>
          </table:table-cell>
          <table:table-cell office:value-type="percentage" office:value="0.778547" calcext:value-type="percentage">
            <text:p>77.85%</text:p>
          </table:table-cell>
          <table:table-cell office:value-type="percentage" office:value="0.7023" calcext:value-type="percentage">
            <text:p>70.23%</text:p>
          </table:table-cell>
          <table:table-cell office:value-type="percentage" office:value="0.742698" calcext:value-type="percentage">
            <text:p>74.27%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percentage" office:value="0.7181" calcext:value-type="percentage">
            <text:p>71.81%</text:p>
          </table:table-cell>
          <table:table-cell office:value-type="percentage" office:value="0.7593" calcext:value-type="percentage">
            <text:p>75.93%</text:p>
          </table:table-cell>
          <table:table-cell office:value-type="percentage" office:value="0.7906" calcext:value-type="percentage">
            <text:p>79.06%</text:p>
          </table:table-cell>
          <table:table-cell office:value-type="percentage" office:value="0.790631" calcext:value-type="percentage">
            <text:p>79.06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702841" calcext:value-type="percentage">
            <text:p>70.28%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percentage" office:value="0.7196" calcext:value-type="percentage">
            <text:p>71.96%</text:p>
          </table:table-cell>
          <table:table-cell office:value-type="percentage" office:value="0.7657" calcext:value-type="percentage">
            <text:p>76.57%</text:p>
          </table:table-cell>
          <table:table-cell office:value-type="percentage" office:value="0.7883" calcext:value-type="percentage">
            <text:p>78.83%</text:p>
          </table:table-cell>
          <table:table-cell office:value-type="percentage" office:value="0.788335" calcext:value-type="percentage">
            <text:p>78.83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23953" calcext:value-type="percentage">
            <text:p>72.40%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percentage" office:value="0.7464" calcext:value-type="percentage">
            <text:p>74.64%</text:p>
          </table:table-cell>
          <table:table-cell office:value-type="percentage" office:value="0.7722" calcext:value-type="percentage">
            <text:p>77.22%</text:p>
          </table:table-cell>
          <table:table-cell office:value-type="percentage" office:value="0.7928" calcext:value-type="percentage">
            <text:p>79.28%</text:p>
          </table:table-cell>
          <table:table-cell office:value-type="percentage" office:value="0.792811" calcext:value-type="percentage">
            <text:p>79.28%</text:p>
          </table:table-cell>
          <table:table-cell office:value-type="percentage" office:value="0.7434" calcext:value-type="percentage">
            <text:p>74.34%</text:p>
          </table:table-cell>
          <table:table-cell office:value-type="percentage" office:value="0.736113" calcext:value-type="percentage">
            <text:p>73.61%</text:p>
          </table:table-cell>
          <table:table-cell table:number-columns-repeated="7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/>
          <table:table-cell table:style-name="ce9"/>
          <table:table-cell table:style-name="ce28" table:number-columns-repeated="2"/>
          <table:table-cell table:style-name="Default"/>
          <table:table-cell/>
          <table:table-cell table:style-name="Default" table:number-columns-repeated="4"/>
          <table:table-cell table:number-columns-repeated="7"/>
        </table:table-row>
      </table:table>
      <table:table table:name="Weighted+A" table:style-name="ta1">
        <table:shapes>
          <draw:frame draw:z-index="0" draw:style-name="gr1" draw:text-style-name="P1" svg:width="15.999cm" svg:height="8.999cm" svg:x="22.843cm" svg:y="0.632cm">
            <draw:object draw:notify-on-update-of-ranges="'Weighted+A'.A1:'Weighted+A'.A1 'Weighted+A'.A2:'Weighted+A'.A21 'Weighted+A'.E1:'Weighted+A'.E1 'Weighted+A'.E2:'Weighted+A'.E21 'Weighted+A'.F1:'Weighted+A'.F1 'Weighted+A'.F2:'Weighted+A'.F21 'Weighted+A'.G1:'Weighted+A'.G1 'Weighted+A'.G2:'Weighted+A'.G21 'Weighted+A'.H1:'Weighted+A'.H1 'Weighted+A'.H2:'Weighted+A'.H21 'Weighted+A'.I1:'Weighted+A'.I1 'Weighted+A'.I2:'Weighted+A'.I21 'Weighted+A'.J1:'Weighted+A'.J1 'Weighted+A'.J2:'Weighted+A'.J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2.678cm" svg:y="11.085cm">
            <draw:object draw:notify-on-update-of-ranges="'Weighted+A'.A24:'Weighted+A'.A24 'Weighted+A'.A25:'Weighted+A'.A44 'Weighted+A'.E24:'Weighted+A'.E24 'Weighted+A'.E25:'Weighted+A'.E44 'Weighted+A'.F24:'Weighted+A'.F24 'Weighted+A'.F25:'Weighted+A'.F44 'Weighted+A'.G24:'Weighted+A'.G24 'Weighted+A'.G25:'Weighted+A'.G44 'Weighted+A'.H24:'Weighted+A'.H24 'Weighted+A'.H25:'Weighted+A'.H44 'Weighted+A'.I24:'Weighted+A'.I24 'Weighted+A'.I25:'Weighted+A'.I44 'Weighted+A'.J24:'Weighted+A'.J24 'Weighted+A'.J25:'Weighted+A'.J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number-columns-repeated="6" table:default-cell-style-name="ce28"/>
        <table:table-column table:style-name="co1" table:number-columns-repeated="7" table:default-cell-style-name="Default"/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POS</text:p>
          </table:table-cell>
          <table:table-cell table:style-name="ce25" office:value-type="string" calcext:value-type="string">
            <text:p>EMO</text:p>
          </table:table-cell>
          <table:table-cell table:style-name="ce1" office:value-type="string" calcext:value-type="string">
            <text:p>ONT</text:p>
          </table:table-cell>
          <table:table-cell table:style-name="ce1" office:value-type="string" calcext:value-type="string">
            <text:p>ONT+</text:p>
          </table:table-cell>
          <table:table-cell table:style-name="ce1" office:value-type="string" calcext:value-type="string">
            <text:p>QST</text:p>
          </table:table-cell>
          <table:table-cell table:style-name="ce1" office:value-type="string" calcext:value-type="string">
            <text:p>ALL</text:p>
          </table:table-cell>
          <table:table-cell table:style-name="ce17" table:number-columns-repeated="5"/>
          <table: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percentage" office:value="0.647" calcext:value-type="percentage">
            <text:p>64.70%</text:p>
          </table:table-cell>
          <table:table-cell office:value-type="percentage" office:value="0.5486" calcext:value-type="percentage">
            <text:p>54.86%</text:p>
          </table:table-cell>
          <table:table-cell office:value-type="percentage" office:value="0.5032" calcext:value-type="percentage">
            <text:p>50.32%</text:p>
          </table:table-cell>
          <table:table-cell office:value-type="percentage" office:value="0.502694" calcext:value-type="percentage">
            <text:p>50.27%</text:p>
          </table:table-cell>
          <table:table-cell office:value-type="percentage" office:value="0.5807" calcext:value-type="percentage">
            <text:p>58.07%</text:p>
          </table:table-cell>
          <table:table-cell office:value-type="percentage" office:value="0.680645" calcext:value-type="percentage">
            <text:p>68.06%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percentage" office:value="0.6301" calcext:value-type="percentage">
            <text:p>63.01%</text:p>
          </table:table-cell>
          <table:table-cell office:value-type="percentage" office:value="0.5555" calcext:value-type="percentage">
            <text:p>55.55%</text:p>
          </table:table-cell>
          <table:table-cell office:value-type="percentage" office:value="0.5284" calcext:value-type="percentage">
            <text:p>52.84%</text:p>
          </table:table-cell>
          <table:table-cell office:value-type="percentage" office:value="0.526143" calcext:value-type="percentage">
            <text:p>52.61%</text:p>
          </table:table-cell>
          <table:table-cell office:value-type="percentage" office:value="0.5972" calcext:value-type="percentage">
            <text:p>59.72%</text:p>
          </table:table-cell>
          <table:table-cell office:value-type="percentage" office:value="0.665804" calcext:value-type="percentage">
            <text:p>66.58%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percentage" office:value="0.6185" calcext:value-type="percentage">
            <text:p>61.85%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0.5516" calcext:value-type="percentage">
            <text:p>55.16%</text:p>
          </table:table-cell>
          <table:table-cell office:value-type="percentage" office:value="0.549721" calcext:value-type="percentage">
            <text:p>54.97%</text:p>
          </table:table-cell>
          <table:table-cell office:value-type="percentage" office:value="0.6205" calcext:value-type="percentage">
            <text:p>62.05%</text:p>
          </table:table-cell>
          <table:table-cell office:value-type="percentage" office:value="0.654861" calcext:value-type="percentage">
            <text:p>65.49%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percentage" office:value="0.6296" calcext:value-type="percentage">
            <text:p>62.96%</text:p>
          </table:table-cell>
          <table:table-cell office:value-type="percentage" office:value="0.5408" calcext:value-type="percentage">
            <text:p>54.08%</text:p>
          </table:table-cell>
          <table:table-cell office:value-type="percentage" office:value="0.5489" calcext:value-type="percentage">
            <text:p>54.89%</text:p>
          </table:table-cell>
          <table:table-cell office:value-type="percentage" office:value="0.545772" calcext:value-type="percentage">
            <text:p>54.58%</text:p>
          </table:table-cell>
          <table:table-cell office:value-type="percentage" office:value="0.6219" calcext:value-type="percentage">
            <text:p>62.19%</text:p>
          </table:table-cell>
          <table:table-cell office:value-type="percentage" office:value="0.6469" calcext:value-type="percentage">
            <text:p>64.69%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percentage" office:value="0.6294" calcext:value-type="percentage">
            <text:p>62.94%</text:p>
          </table:table-cell>
          <table:table-cell office:value-type="percentage" office:value="0.5507" calcext:value-type="percentage">
            <text:p>55.07%</text:p>
          </table:table-cell>
          <table:table-cell office:value-type="percentage" office:value="0.5679" calcext:value-type="percentage">
            <text:p>56.79%</text:p>
          </table:table-cell>
          <table:table-cell office:value-type="percentage" office:value="0.565951" calcext:value-type="percentage">
            <text:p>56.60%</text:p>
          </table:table-cell>
          <table:table-cell office:value-type="percentage" office:value="0.6272" calcext:value-type="percentage">
            <text:p>62.72%</text:p>
          </table:table-cell>
          <table:table-cell office:value-type="percentage" office:value="0.664237" calcext:value-type="percentage">
            <text:p>66.42%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percentage" office:value="0.6512" calcext:value-type="percentage">
            <text:p>65.12%</text:p>
          </table:table-cell>
          <table:table-cell office:value-type="percentage" office:value="0.5554" calcext:value-type="percentage">
            <text:p>55.54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585287" calcext:value-type="percentage">
            <text:p>58.53%</text:p>
          </table:table-cell>
          <table:table-cell office:value-type="percentage" office:value="0.6334" calcext:value-type="percentage">
            <text:p>63.34%</text:p>
          </table:table-cell>
          <table:table-cell office:value-type="percentage" office:value="0.679482" calcext:value-type="percentage">
            <text:p>67.95%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percentage" office:value="0.6357" calcext:value-type="percentage">
            <text:p>63.57%</text:p>
          </table:table-cell>
          <table:table-cell office:value-type="percentage" office:value="0.5573" calcext:value-type="percentage">
            <text:p>55.73%</text:p>
          </table:table-cell>
          <table:table-cell office:value-type="percentage" office:value="0.5827" calcext:value-type="percentage">
            <text:p>58.27%</text:p>
          </table:table-cell>
          <table:table-cell office:value-type="percentage" office:value="0.580206" calcext:value-type="percentage">
            <text:p>58.02%</text:p>
          </table:table-cell>
          <table:table-cell office:value-type="percentage" office:value="0.6309" calcext:value-type="percentage">
            <text:p>63.09%</text:p>
          </table:table-cell>
          <table:table-cell office:value-type="percentage" office:value="0.666274" calcext:value-type="percentage">
            <text:p>66.63%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percentage" office:value="0.6215" calcext:value-type="percentage">
            <text:p>62.15%</text:p>
          </table:table-cell>
          <table:table-cell office:value-type="percentage" office:value="0.5637" calcext:value-type="percentage">
            <text:p>56.37%</text:p>
          </table:table-cell>
          <table:table-cell office:value-type="percentage" office:value="0.5815" calcext:value-type="percentage">
            <text:p>58.15%</text:p>
          </table:table-cell>
          <table:table-cell office:value-type="percentage" office:value="0.579592" calcext:value-type="percentage">
            <text:p>57.96%</text:p>
          </table:table-cell>
          <table:table-cell office:value-type="percentage" office:value="0.6318" calcext:value-type="percentage">
            <text:p>63.18%</text:p>
          </table:table-cell>
          <table:table-cell office:value-type="percentage" office:value="0.65516" calcext:value-type="percentage">
            <text:p>65.52%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percentage" office:value="0.6147" calcext:value-type="percentage">
            <text:p>61.47%</text:p>
          </table:table-cell>
          <table:table-cell office:value-type="percentage" office:value="0.5377" calcext:value-type="percentage">
            <text:p>53.77%</text:p>
          </table:table-cell>
          <table:table-cell office:value-type="percentage" office:value="0.5803" calcext:value-type="percentage">
            <text:p>58.03%</text:p>
          </table:table-cell>
          <table:table-cell office:value-type="percentage" office:value="0.574366" calcext:value-type="percentage">
            <text:p>57.44%</text:p>
          </table:table-cell>
          <table:table-cell office:value-type="percentage" office:value="0.6325" calcext:value-type="percentage">
            <text:p>63.25%</text:p>
          </table:table-cell>
          <table:table-cell office:value-type="percentage" office:value="0.638285" calcext:value-type="percentage">
            <text:p>63.83%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percentage" office:value="0.6225" calcext:value-type="percentage">
            <text:p>62.25%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0.5755" calcext:value-type="percentage">
            <text:p>57.55%</text:p>
          </table:table-cell>
          <table:table-cell office:value-type="percentage" office:value="0.578975" calcext:value-type="percentage">
            <text:p>57.90%</text:p>
          </table:table-cell>
          <table:table-cell office:value-type="percentage" office:value="0.6164" calcext:value-type="percentage">
            <text:p>61.64%</text:p>
          </table:table-cell>
          <table:table-cell office:value-type="percentage" office:value="0.632074" calcext:value-type="percentage">
            <text:p>63.21%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percentage" office:value="0.6339" calcext:value-type="percentage">
            <text:p>63.39%</text:p>
          </table:table-cell>
          <table:table-cell office:value-type="percentage" office:value="0.5656" calcext:value-type="percentage">
            <text:p>56.56%</text:p>
          </table:table-cell>
          <table:table-cell office:value-type="percentage" office:value="0.5998" calcext:value-type="percentage">
            <text:p>59.98%</text:p>
          </table:table-cell>
          <table:table-cell office:value-type="percentage" office:value="0.600888" calcext:value-type="percentage">
            <text:p>60.09%</text:p>
          </table:table-cell>
          <table:table-cell office:value-type="percentage" office:value="0.6208" calcext:value-type="percentage">
            <text:p>62.08%</text:p>
          </table:table-cell>
          <table:table-cell office:value-type="percentage" office:value="0.634639" calcext:value-type="percentage">
            <text:p>63.46%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percentage" office:value="0.6441" calcext:value-type="percentage">
            <text:p>64.41%</text:p>
          </table:table-cell>
          <table:table-cell office:value-type="percentage" office:value="0.5911" calcext:value-type="percentage">
            <text:p>59.11%</text:p>
          </table:table-cell>
          <table:table-cell office:value-type="percentage" office:value="0.6422" calcext:value-type="percentage">
            <text:p>64.22%</text:p>
          </table:table-cell>
          <table:table-cell office:value-type="percentage" office:value="0.643318" calcext:value-type="percentage">
            <text:p>64.33%</text:p>
          </table:table-cell>
          <table:table-cell office:value-type="percentage" office:value="0.6293" calcext:value-type="percentage">
            <text:p>62.93%</text:p>
          </table:table-cell>
          <table:table-cell office:value-type="percentage" office:value="0.631435" calcext:value-type="percentage">
            <text:p>63.14%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percentage" office:value="0.6577" calcext:value-type="percentage">
            <text:p>65.77%</text:p>
          </table:table-cell>
          <table:table-cell office:value-type="percentage" office:value="0.5818" calcext:value-type="percentage">
            <text:p>58.18%</text:p>
          </table:table-cell>
          <table:table-cell office:value-type="percentage" office:value="0.6428" calcext:value-type="percentage">
            <text:p>64.28%</text:p>
          </table:table-cell>
          <table:table-cell office:value-type="percentage" office:value="0.641553" calcext:value-type="percentage">
            <text:p>64.16%</text:p>
          </table:table-cell>
          <table:table-cell office:value-type="percentage" office:value="0.6274" calcext:value-type="percentage">
            <text:p>62.74%</text:p>
          </table:table-cell>
          <table:table-cell office:value-type="percentage" office:value="0.637491" calcext:value-type="percentage">
            <text:p>63.75%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percentage" office:value="0.6471" calcext:value-type="percentage">
            <text:p>64.71%</text:p>
          </table:table-cell>
          <table:table-cell office:value-type="percentage" office:value="0.5752" calcext:value-type="percentage">
            <text:p>57.52%</text:p>
          </table:table-cell>
          <table:table-cell office:value-type="percentage" office:value="0.6593" calcext:value-type="percentage">
            <text:p>65.93%</text:p>
          </table:table-cell>
          <table:table-cell office:value-type="percentage" office:value="0.661223" calcext:value-type="percentage">
            <text:p>66.12%</text:p>
          </table:table-cell>
          <table:table-cell office:value-type="percentage" office:value="0.6214" calcext:value-type="percentage">
            <text:p>62.14%</text:p>
          </table:table-cell>
          <table:table-cell office:value-type="percentage" office:value="0.618905" calcext:value-type="percentage">
            <text:p>61.89%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percentage" office:value="0.6691" calcext:value-type="percentage">
            <text:p>66.91%</text:p>
          </table:table-cell>
          <table:table-cell office:value-type="percentage" office:value="0.556" calcext:value-type="percentage">
            <text:p>55.60%</text:p>
          </table:table-cell>
          <table:table-cell office:value-type="percentage" office:value="0.6495" calcext:value-type="percentage">
            <text:p>64.95%</text:p>
          </table:table-cell>
          <table:table-cell office:value-type="percentage" office:value="0.64448" calcext:value-type="percentage">
            <text:p>64.45%</text:p>
          </table:table-cell>
          <table:table-cell office:value-type="percentage" office:value="0.6089" calcext:value-type="percentage">
            <text:p>60.89%</text:p>
          </table:table-cell>
          <table:table-cell office:value-type="percentage" office:value="0.612193" calcext:value-type="percentage">
            <text:p>61.22%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percentage" office:value="0.6603" calcext:value-type="percentage">
            <text:p>66.03%</text:p>
          </table:table-cell>
          <table:table-cell office:value-type="percentage" office:value="0.569" calcext:value-type="percentage">
            <text:p>56.90%</text:p>
          </table:table-cell>
          <table:table-cell office:value-type="percentage" office:value="0.6629" calcext:value-type="percentage">
            <text:p>66.29%</text:p>
          </table:table-cell>
          <table:table-cell office:value-type="percentage" office:value="0.665393" calcext:value-type="percentage">
            <text:p>66.54%</text:p>
          </table:table-cell>
          <table:table-cell office:value-type="percentage" office:value="0.5842" calcext:value-type="percentage">
            <text:p>58.42%</text:p>
          </table:table-cell>
          <table:table-cell office:value-type="percentage" office:value="0.590636" calcext:value-type="percentage">
            <text:p>59.06%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percentage" office:value="0.6909" calcext:value-type="percentage">
            <text:p>69.09%</text:p>
          </table:table-cell>
          <table:table-cell office:value-type="percentage" office:value="0.5837" calcext:value-type="percentage">
            <text:p>58.37%</text:p>
          </table:table-cell>
          <table:table-cell office:value-type="percentage" office:value="0.6884" calcext:value-type="percentage">
            <text:p>68.84%</text:p>
          </table:table-cell>
          <table:table-cell office:value-type="percentage" office:value="0.706236" calcext:value-type="percentage">
            <text:p>70.62%</text:p>
          </table:table-cell>
          <table:table-cell office:value-type="percentage" office:value="0.5849" calcext:value-type="percentage">
            <text:p>58.49%</text:p>
          </table:table-cell>
          <table:table-cell office:value-type="percentage" office:value="0.646892" calcext:value-type="percentage">
            <text:p>64.69%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percentage" office:value="0.6974" calcext:value-type="percentage">
            <text:p>69.74%</text:p>
          </table:table-cell>
          <table:table-cell office:value-type="percentage" office:value="0.5833" calcext:value-type="percentage">
            <text:p>58.33%</text:p>
          </table:table-cell>
          <table:table-cell office:value-type="percentage" office:value="0.6778" calcext:value-type="percentage">
            <text:p>67.78%</text:p>
          </table:table-cell>
          <table:table-cell office:value-type="percentage" office:value="0.6961" calcext:value-type="percentage">
            <text:p>69.61%</text:p>
          </table:table-cell>
          <table:table-cell office:value-type="percentage" office:value="0.5699" calcext:value-type="percentage">
            <text:p>56.99%</text:p>
          </table:table-cell>
          <table:table-cell office:value-type="percentage" office:value="0.638522" calcext:value-type="percentage">
            <text:p>63.85%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percentage" office:value="0.703" calcext:value-type="percentage">
            <text:p>70.30%</text:p>
          </table:table-cell>
          <table:table-cell office:value-type="percentage" office:value="0.5342" calcext:value-type="percentage">
            <text:p>53.42%</text:p>
          </table:table-cell>
          <table:table-cell office:value-type="percentage" office:value="0.6973" calcext:value-type="percentage">
            <text:p>69.73%</text:p>
          </table:table-cell>
          <table:table-cell office:value-type="percentage" office:value="0.707129" calcext:value-type="percentage">
            <text:p>70.71%</text:p>
          </table:table-cell>
          <table:table-cell office:value-type="percentage" office:value="0.5695" calcext:value-type="percentage">
            <text:p>56.95%</text:p>
          </table:table-cell>
          <table:table-cell office:value-type="percentage" office:value="0.629399" calcext:value-type="percentage">
            <text:p>62.94%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POS</text:p>
          </table:table-cell>
          <table:table-cell table:style-name="ce25" office:value-type="string" calcext:value-type="string">
            <text:p>EMO</text:p>
          </table:table-cell>
          <table:table-cell table:style-name="ce1" office:value-type="string" calcext:value-type="string">
            <text:p>ONT</text:p>
          </table:table-cell>
          <table:table-cell table:style-name="ce1" office:value-type="string" calcext:value-type="string">
            <text:p>ONT+</text:p>
          </table:table-cell>
          <table:table-cell table:style-name="ce1" office:value-type="string" calcext:value-type="string">
            <text:p>QST</text:p>
          </table:table-cell>
          <table:table-cell table:style-name="ce1" office:value-type="string" calcext:value-type="string">
            <text:p>ALL</text:p>
          </table:table-cell>
          <table:table-cell table:style-name="ce17" table:number-columns-repeated="5"/>
          <table: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percentage" office:value="0.613" calcext:value-type="percentage">
            <text:p>61.30%</text:p>
          </table:table-cell>
          <table:table-cell office:value-type="percentage" office:value="0.5617" calcext:value-type="percentage">
            <text:p>56.17%</text:p>
          </table:table-cell>
          <table:table-cell office:value-type="percentage" office:value="0.5016" calcext:value-type="percentage">
            <text:p>50.16%</text:p>
          </table:table-cell>
          <table:table-cell office:value-type="percentage" office:value="0.504615" calcext:value-type="percentage">
            <text:p>50.46%</text:p>
          </table:table-cell>
          <table:table-cell office:value-type="percentage" office:value="0.5846" calcext:value-type="percentage">
            <text:p>58.46%</text:p>
          </table:table-cell>
          <table:table-cell office:value-type="percentage" office:value="0.622186" calcext:value-type="percentage">
            <text:p>62.22%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percentage" office:value="0.5927" calcext:value-type="percentage">
            <text:p>59.27%</text:p>
          </table:table-cell>
          <table:table-cell office:value-type="percentage" office:value="0.5823" calcext:value-type="percentage">
            <text:p>58.23%</text:p>
          </table:table-cell>
          <table:table-cell office:value-type="percentage" office:value="0.5338" calcext:value-type="percentage">
            <text:p>53.38%</text:p>
          </table:table-cell>
          <table:table-cell office:value-type="percentage" office:value="0.534233" calcext:value-type="percentage">
            <text:p>53.42%</text:p>
          </table:table-cell>
          <table:table-cell office:value-type="percentage" office:value="0.6018" calcext:value-type="percentage">
            <text:p>60.18%</text:p>
          </table:table-cell>
          <table:table-cell office:value-type="percentage" office:value="0.598541" calcext:value-type="percentage">
            <text:p>59.85%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percentage" office:value="0.5739" calcext:value-type="percentage">
            <text:p>57.39%</text:p>
          </table:table-cell>
          <table:table-cell office:value-type="percentage" office:value="0.5801" calcext:value-type="percentage">
            <text:p>58.01%</text:p>
          </table:table-cell>
          <table:table-cell office:value-type="percentage" office:value="0.5455" calcext:value-type="percentage">
            <text:p>54.55%</text:p>
          </table:table-cell>
          <table:table-cell office:value-type="percentage" office:value="0.545522" calcext:value-type="percentage">
            <text:p>54.55%</text:p>
          </table:table-cell>
          <table:table-cell office:value-type="percentage" office:value="0.6035" calcext:value-type="percentage">
            <text:p>60.35%</text:p>
          </table:table-cell>
          <table:table-cell office:value-type="percentage" office:value="0.609543" calcext:value-type="percentage">
            <text:p>60.95%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percentage" office:value="0.6026" calcext:value-type="percentage">
            <text:p>60.26%</text:p>
          </table:table-cell>
          <table:table-cell office:value-type="percentage" office:value="0.5594" calcext:value-type="percentage">
            <text:p>55.94%</text:p>
          </table:table-cell>
          <table:table-cell office:value-type="percentage" office:value="0.5326" calcext:value-type="percentage">
            <text:p>53.26%</text:p>
          </table:table-cell>
          <table:table-cell office:value-type="percentage" office:value="0.53294" calcext:value-type="percentage">
            <text:p>53.29%</text:p>
          </table:table-cell>
          <table:table-cell office:value-type="percentage" office:value="0.5973" calcext:value-type="percentage">
            <text:p>59.73%</text:p>
          </table:table-cell>
          <table:table-cell office:value-type="percentage" office:value="0.606632" calcext:value-type="percentage">
            <text:p>60.66%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percentage" office:value="0.6044" calcext:value-type="percentage">
            <text:p>60.44%</text:p>
          </table:table-cell>
          <table:table-cell office:value-type="percentage" office:value="0.5706" calcext:value-type="percentage">
            <text:p>57.06%</text:p>
          </table:table-cell>
          <table:table-cell office:value-type="percentage" office:value="0.5649" calcext:value-type="percentage">
            <text:p>56.49%</text:p>
          </table:table-cell>
          <table:table-cell office:value-type="percentage" office:value="0.564421" calcext:value-type="percentage">
            <text:p>56.44%</text:p>
          </table:table-cell>
          <table:table-cell office:value-type="percentage" office:value="0.5985" calcext:value-type="percentage">
            <text:p>59.85%</text:p>
          </table:table-cell>
          <table:table-cell office:value-type="percentage" office:value="0.603462" calcext:value-type="percentage">
            <text:p>60.35%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percentage" office:value="0.5992" calcext:value-type="percentage">
            <text:p>59.92%</text:p>
          </table:table-cell>
          <table:table-cell office:value-type="percentage" office:value="0.5842" calcext:value-type="percentage">
            <text:p>58.42%</text:p>
          </table:table-cell>
          <table:table-cell office:value-type="percentage" office:value="0.5635" calcext:value-type="percentage">
            <text:p>56.35%</text:p>
          </table:table-cell>
          <table:table-cell office:value-type="percentage" office:value="0.563533" calcext:value-type="percentage">
            <text:p>56.35%</text:p>
          </table:table-cell>
          <table:table-cell office:value-type="percentage" office:value="0.5865" calcext:value-type="percentage">
            <text:p>58.65%</text:p>
          </table:table-cell>
          <table:table-cell office:value-type="percentage" office:value="0.630109" calcext:value-type="percentage">
            <text:p>63.01%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percentage" office:value="0.5896" calcext:value-type="percentage">
            <text:p>58.96%</text:p>
          </table:table-cell>
          <table:table-cell office:value-type="percentage" office:value="0.5724" calcext:value-type="percentage">
            <text:p>57.24%</text:p>
          </table:table-cell>
          <table:table-cell office:value-type="percentage" office:value="0.5805" calcext:value-type="percentage">
            <text:p>58.05%</text:p>
          </table:table-cell>
          <table:table-cell office:value-type="percentage" office:value="0.580531" calcext:value-type="percentage">
            <text:p>58.05%</text:p>
          </table:table-cell>
          <table:table-cell office:value-type="percentage" office:value="0.5968" calcext:value-type="percentage">
            <text:p>59.68%</text:p>
          </table:table-cell>
          <table:table-cell office:value-type="percentage" office:value="0.612921" calcext:value-type="percentage">
            <text:p>61.29%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percentage" office:value="0.5698" calcext:value-type="percentage">
            <text:p>56.98%</text:p>
          </table:table-cell>
          <table:table-cell office:value-type="percentage" office:value="0.5813" calcext:value-type="percentage">
            <text:p>58.13%</text:p>
          </table:table-cell>
          <table:table-cell office:value-type="percentage" office:value="0.5779" calcext:value-type="percentage">
            <text:p>57.79%</text:p>
          </table:table-cell>
          <table:table-cell office:value-type="percentage" office:value="0.577898" calcext:value-type="percentage">
            <text:p>57.79%</text:p>
          </table:table-cell>
          <table:table-cell office:value-type="percentage" office:value="0.6072" calcext:value-type="percentage">
            <text:p>60.72%</text:p>
          </table:table-cell>
          <table:table-cell office:value-type="percentage" office:value="0.615917" calcext:value-type="percentage">
            <text:p>61.59%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percentage" office:value="0.5639" calcext:value-type="percentage">
            <text:p>56.39%</text:p>
          </table:table-cell>
          <table:table-cell office:value-type="percentage" office:value="0.5854" calcext:value-type="percentage">
            <text:p>58.54%</text:p>
          </table:table-cell>
          <table:table-cell office:value-type="percentage" office:value="0.5697" calcext:value-type="percentage">
            <text:p>56.97%</text:p>
          </table:table-cell>
          <table:table-cell office:value-type="percentage" office:value="0.56968" calcext:value-type="percentage">
            <text:p>56.97%</text:p>
          </table:table-cell>
          <table:table-cell office:value-type="percentage" office:value="0.6069" calcext:value-type="percentage">
            <text:p>60.69%</text:p>
          </table:table-cell>
          <table:table-cell office:value-type="percentage" office:value="0.606216" calcext:value-type="percentage">
            <text:p>60.62%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percentage" office:value="0.5887" calcext:value-type="percentage">
            <text:p>58.87%</text:p>
          </table:table-cell>
          <table:table-cell office:value-type="percentage" office:value="0.5799" calcext:value-type="percentage">
            <text:p>57.99%</text:p>
          </table:table-cell>
          <table:table-cell office:value-type="percentage" office:value="0.5508" calcext:value-type="percentage">
            <text:p>55.08%</text:p>
          </table:table-cell>
          <table:table-cell office:value-type="percentage" office:value="0.551363" calcext:value-type="percentage">
            <text:p>55.14%</text:p>
          </table:table-cell>
          <table:table-cell office:value-type="percentage" office:value="0.5832" calcext:value-type="percentage">
            <text:p>58.32%</text:p>
          </table:table-cell>
          <table:table-cell office:value-type="percentage" office:value="0.59369" calcext:value-type="percentage">
            <text:p>59.37%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percentage" office:value="0.5568" calcext:value-type="percentage">
            <text:p>55.68%</text:p>
          </table:table-cell>
          <table:table-cell office:value-type="percentage" office:value="0.5661" calcext:value-type="percentage">
            <text:p>56.61%</text:p>
          </table:table-cell>
          <table:table-cell office:value-type="percentage" office:value="0.5377" calcext:value-type="percentage">
            <text:p>53.77%</text:p>
          </table:table-cell>
          <table:table-cell office:value-type="percentage" office:value="0.537678" calcext:value-type="percentage">
            <text:p>53.77%</text:p>
          </table:table-cell>
          <table:table-cell office:value-type="percentage" office:value="0.6079" calcext:value-type="percentage">
            <text:p>60.79%</text:p>
          </table:table-cell>
          <table:table-cell office:value-type="percentage" office:value="0.586022" calcext:value-type="percentage">
            <text:p>58.60%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percentage" office:value="0.6091" calcext:value-type="percentage">
            <text:p>60.91%</text:p>
          </table:table-cell>
          <table:table-cell office:value-type="percentage" office:value="0.5759" calcext:value-type="percentage">
            <text:p>57.59%</text:p>
          </table:table-cell>
          <table:table-cell office:value-type="percentage" office:value="0.5984" calcext:value-type="percentage">
            <text:p>59.84%</text:p>
          </table:table-cell>
          <table:table-cell office:value-type="percentage" office:value="0.595415" calcext:value-type="percentage">
            <text:p>59.54%</text:p>
          </table:table-cell>
          <table:table-cell office:value-type="percentage" office:value="0.606" calcext:value-type="percentage">
            <text:p>60.60%</text:p>
          </table:table-cell>
          <table:table-cell office:value-type="percentage" office:value="0.599165" calcext:value-type="percentage">
            <text:p>59.92%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percentage" office:value="0.614" calcext:value-type="percentage">
            <text:p>61.40%</text:p>
          </table:table-cell>
          <table:table-cell office:value-type="percentage" office:value="0.5679" calcext:value-type="percentage">
            <text:p>56.79%</text:p>
          </table:table-cell>
          <table:table-cell office:value-type="percentage" office:value="0.5755" calcext:value-type="percentage">
            <text:p>57.55%</text:p>
          </table:table-cell>
          <table:table-cell office:value-type="percentage" office:value="0.574729" calcext:value-type="percentage">
            <text:p>57.47%</text:p>
          </table:table-cell>
          <table:table-cell office:value-type="percentage" office:value="0.6055" calcext:value-type="percentage">
            <text:p>60.55%</text:p>
          </table:table-cell>
          <table:table-cell office:value-type="percentage" office:value="0.628211" calcext:value-type="percentage">
            <text:p>62.82%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percentage" office:value="0.6116" calcext:value-type="percentage">
            <text:p>61.16%</text:p>
          </table:table-cell>
          <table:table-cell office:value-type="percentage" office:value="0.5558" calcext:value-type="percentage">
            <text:p>55.58%</text:p>
          </table:table-cell>
          <table:table-cell office:value-type="percentage" office:value="0.5706" calcext:value-type="percentage">
            <text:p>57.06%</text:p>
          </table:table-cell>
          <table:table-cell office:value-type="percentage" office:value="0.567663" calcext:value-type="percentage">
            <text:p>56.77%</text:p>
          </table:table-cell>
          <table:table-cell office:value-type="percentage" office:value="0.6174" calcext:value-type="percentage">
            <text:p>61.74%</text:p>
          </table:table-cell>
          <table:table-cell office:value-type="percentage" office:value="0.62116" calcext:value-type="percentage">
            <text:p>62.12%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percentage" office:value="0.6514" calcext:value-type="percentage">
            <text:p>65.14%</text:p>
          </table:table-cell>
          <table:table-cell office:value-type="percentage" office:value="0.5584" calcext:value-type="percentage">
            <text:p>55.84%</text:p>
          </table:table-cell>
          <table:table-cell office:value-type="percentage" office:value="0.5892" calcext:value-type="percentage">
            <text:p>58.92%</text:p>
          </table:table-cell>
          <table:table-cell office:value-type="percentage" office:value="0.588125" calcext:value-type="percentage">
            <text:p>58.81%</text:p>
          </table:table-cell>
          <table:table-cell office:value-type="percentage" office:value="0.6067" calcext:value-type="percentage">
            <text:p>60.67%</text:p>
          </table:table-cell>
          <table:table-cell office:value-type="percentage" office:value="0.606013" calcext:value-type="percentage">
            <text:p>60.60%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percentage" office:value="0.6375" calcext:value-type="percentage">
            <text:p>63.75%</text:p>
          </table:table-cell>
          <table:table-cell office:value-type="percentage" office:value="0.5803" calcext:value-type="percentage">
            <text:p>58.03%</text:p>
          </table:table-cell>
          <table:table-cell office:value-type="percentage" office:value="0.6142" calcext:value-type="percentage">
            <text:p>61.42%</text:p>
          </table:table-cell>
          <table:table-cell office:value-type="percentage" office:value="0.614241" calcext:value-type="percentage">
            <text:p>61.42%</text:p>
          </table:table-cell>
          <table:table-cell office:value-type="percentage" office:value="0.6053" calcext:value-type="percentage">
            <text:p>60.53%</text:p>
          </table:table-cell>
          <table:table-cell office:value-type="percentage" office:value="0.646041" calcext:value-type="percentage">
            <text:p>64.60%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percentage" office:value="0.5956" calcext:value-type="percentage">
            <text:p>59.56%</text:p>
          </table:table-cell>
          <table:table-cell office:value-type="percentage" office:value="0.5447" calcext:value-type="percentage">
            <text:p>54.47%</text:p>
          </table:table-cell>
          <table:table-cell office:value-type="percentage" office:value="0.5972" calcext:value-type="percentage">
            <text:p>59.72%</text:p>
          </table:table-cell>
          <table:table-cell office:value-type="percentage" office:value="0.597182" calcext:value-type="percentage">
            <text:p>59.72%</text:p>
          </table:table-cell>
          <table:table-cell office:value-type="percentage" office:value="0.6449" calcext:value-type="percentage">
            <text:p>64.49%</text:p>
          </table:table-cell>
          <table:table-cell office:value-type="percentage" office:value="0.590393" calcext:value-type="percentage">
            <text:p>59.04%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percentage" office:value="0.6093" calcext:value-type="percentage">
            <text:p>60.93%</text:p>
          </table:table-cell>
          <table:table-cell office:value-type="percentage" office:value="0.5619" calcext:value-type="percentage">
            <text:p>56.19%</text:p>
          </table:table-cell>
          <table:table-cell office:value-type="percentage" office:value="0.5929" calcext:value-type="percentage">
            <text:p>59.29%</text:p>
          </table:table-cell>
          <table:table-cell office:value-type="percentage" office:value="0.592901" calcext:value-type="percentage">
            <text:p>59.29%</text:p>
          </table:table-cell>
          <table:table-cell office:value-type="percentage" office:value="0.6238" calcext:value-type="percentage">
            <text:p>62.38%</text:p>
          </table:table-cell>
          <table:table-cell office:value-type="percentage" office:value="0.607263" calcext:value-type="percentage">
            <text:p>60.73%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percentage" office:value="0.6326" calcext:value-type="percentage">
            <text:p>63.26%</text:p>
          </table:table-cell>
          <table:table-cell office:value-type="percentage" office:value="0.5391" calcext:value-type="percentage">
            <text:p>53.91%</text:p>
          </table:table-cell>
          <table:table-cell office:value-type="percentage" office:value="0.5975" calcext:value-type="percentage">
            <text:p>59.75%</text:p>
          </table:table-cell>
          <table:table-cell office:value-type="percentage" office:value="0.597471" calcext:value-type="percentage">
            <text:p>59.75%</text:p>
          </table:table-cell>
          <table:table-cell office:value-type="percentage" office:value="0.6326" calcext:value-type="percentage">
            <text:p>63.26%</text:p>
          </table:table-cell>
          <table:table-cell office:value-type="percentage" office:value="0.642856" calcext:value-type="percentage">
            <text:p>64.29%</text:p>
          </table:table-cell>
          <table:table-cell table:number-columns-repeated="7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/>
          <table:table-cell table:style-name="ce9"/>
          <table:table-cell table:style-name="ce28" table:number-columns-repeated="2"/>
          <table:table-cell table:style-name="Default"/>
          <table:table-cell/>
          <table:table-cell table:style-name="Default" table:number-columns-repeated="4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00-00-00</text:date>, <text:time style:data-style-name="N2" text:time-value="15:41:47.8505016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1:34:12.039945955</meta:creation-date>
    <dc:date>2021-10-20T15:48:30.670053667</dc:date>
    <meta:editing-duration>P4DT10H30M4S</meta:editing-duration>
    <meta:editing-cycles>359</meta:editing-cycles>
    <meta:generator>LibreOffice/6.4.7.2$Linux_X86_64 LibreOffice_project/40$Build-2</meta:generator>
    <meta:document-statistic meta:table-count="4" meta:cell-count="1526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cm" svg:y="2.956cm" style:legend-expansion="high" chart:style-name="ch2"/>
        <chart:plot-area chart:style-name="ch3" table:cell-range-address="'Weighted+A'.A1:'Weighted+A'.A21 'Weighted+A'.E1:'Weighted+A'.J21" chart:data-source-has-labels="both" svg:x="0.32cm" svg:y="0.18cm" svg:width="13.09cm" svg:height="8.64cm">
          <chartooo:coordinate-region svg:x="1.735cm" svg:y="0.379cm" svg:width="11.489cm" svg:height="7.794cm"/>
          <chart:axis chart:dimension="x" chart:name="primary-x" chart:style-name="ch4" chartooo:axis-type="auto">
            <chartooo:date-scale/>
            <chart:categories table:cell-range-address="'Weighted+A'.A2:'Weighted+A'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Weighted+A'.E2:'Weighted+A'.E21" chart:label-cell-address="'Weighted+A'.E1:'Weighted+A'.E1" chart:class="chart:line">
            <chart:data-point chart:repeated="20"/>
          </chart:series>
          <chart:series chart:style-name="ch8" chart:values-cell-range-address="'Weighted+A'.F2:'Weighted+A'.F21" chart:label-cell-address="'Weighted+A'.F1:'Weighted+A'.F1" chart:class="chart:line">
            <chart:data-point chart:repeated="20"/>
          </chart:series>
          <chart:series chart:style-name="ch9" chart:values-cell-range-address="'Weighted+A'.G2:'Weighted+A'.G21" chart:label-cell-address="'Weighted+A'.G1:'Weighted+A'.G1" chart:class="chart:line">
            <chart:data-point chart:repeated="20"/>
          </chart:series>
          <chart:series chart:style-name="ch10" chart:values-cell-range-address="'Weighted+A'.H2:'Weighted+A'.H21" chart:label-cell-address="'Weighted+A'.H1:'Weighted+A'.H1" chart:class="chart:line">
            <chart:data-point chart:repeated="20"/>
          </chart:series>
          <chart:series chart:style-name="ch11" chart:values-cell-range-address="'Weighted+A'.I2:'Weighted+A'.I21" chart:label-cell-address="'Weighted+A'.I1:'Weighted+A'.I1" chart:class="chart:line">
            <chart:data-point chart:repeated="20"/>
          </chart:series>
          <chart:series chart:style-name="ch12" chart:values-cell-range-address="'Weighted+A'.J2:'Weighted+A'.J21" chart:label-cell-address="'Weighted+A'.J1:'Weighted+A'.J1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</text:p>
                <draw:g>
                  <svg:desc>'Weighted+A'.E1:'Weighted+A'.E1</svg:desc>
                </draw:g>
              </table:table-cell>
              <table:table-cell office:value-type="string">
                <text:p>EMO</text:p>
                <draw:g>
                  <svg:desc>'Weighted+A'.F1:'Weighted+A'.F1</svg:desc>
                </draw:g>
              </table:table-cell>
              <table:table-cell office:value-type="string">
                <text:p>ONT</text:p>
                <draw:g>
                  <svg:desc>'Weighted+A'.G1:'Weighted+A'.G1</svg:desc>
                </draw:g>
              </table:table-cell>
              <table:table-cell office:value-type="string">
                <text:p>ONT+</text:p>
                <draw:g>
                  <svg:desc>'Weighted+A'.H1:'Weighted+A'.H1</svg:desc>
                </draw:g>
              </table:table-cell>
              <table:table-cell office:value-type="string">
                <text:p>QST</text:p>
                <draw:g>
                  <svg:desc>'Weighted+A'.I1:'Weighted+A'.I1</svg:desc>
                </draw:g>
              </table:table-cell>
              <table:table-cell office:value-type="string">
                <text:p>ALL</text:p>
                <draw:g>
                  <svg:desc>'Weighted+A'.J1:'Weighted+A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Weighted+A'.A2:'Weighted+A'.A21</svg:desc>
                </draw:g>
              </table:table-cell>
              <table:table-cell office:value-type="float" office:value="NaN">
                <text:p>NaN</text:p>
                <draw:g>
                  <svg:desc>'Weighted+A'.E2:'Weighted+A'.E21</svg:desc>
                </draw:g>
              </table:table-cell>
              <table:table-cell office:value-type="float" office:value="NaN">
                <text:p>NaN</text:p>
                <draw:g>
                  <svg:desc>'Weighted+A'.F2:'Weighted+A'.F21</svg:desc>
                </draw:g>
              </table:table-cell>
              <table:table-cell office:value-type="float" office:value="NaN">
                <text:p>NaN</text:p>
                <draw:g>
                  <svg:desc>'Weighted+A'.G2:'Weighted+A'.G21</svg:desc>
                </draw:g>
              </table:table-cell>
              <table:table-cell office:value-type="float" office:value="NaN">
                <text:p>NaN</text:p>
                <draw:g>
                  <svg:desc>'Weighted+A'.H2:'Weighted+A'.H21</svg:desc>
                </draw:g>
              </table:table-cell>
              <table:table-cell office:value-type="float" office:value="NaN">
                <text:p>NaN</text:p>
                <draw:g>
                  <svg:desc>'Weighted+A'.I2:'Weighted+A'.I21</svg:desc>
                </draw:g>
              </table:table-cell>
              <table:table-cell office:value-type="float" office:value="NaN">
                <text:p>NaN</text:p>
                <draw:g>
                  <svg:desc>'Weighted+A'.J2:'Weighted+A'.J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47">
                <text:p>0.647</text:p>
              </table:table-cell>
              <table:table-cell office:value-type="float" office:value="0.5486">
                <text:p>0.5486</text:p>
              </table:table-cell>
              <table:table-cell office:value-type="float" office:value="0.5032">
                <text:p>0.5032</text:p>
              </table:table-cell>
              <table:table-cell office:value-type="float" office:value="0.502694">
                <text:p>0.502694</text:p>
              </table:table-cell>
              <table:table-cell office:value-type="float" office:value="0.5807">
                <text:p>0.5807</text:p>
              </table:table-cell>
              <table:table-cell office:value-type="float" office:value="0.680645">
                <text:p>0.68064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301">
                <text:p>0.6301</text:p>
              </table:table-cell>
              <table:table-cell office:value-type="float" office:value="0.5555">
                <text:p>0.5555</text:p>
              </table:table-cell>
              <table:table-cell office:value-type="float" office:value="0.5284">
                <text:p>0.5284</text:p>
              </table:table-cell>
              <table:table-cell office:value-type="float" office:value="0.526143">
                <text:p>0.526143</text:p>
              </table:table-cell>
              <table:table-cell office:value-type="float" office:value="0.5972">
                <text:p>0.5972</text:p>
              </table:table-cell>
              <table:table-cell office:value-type="float" office:value="0.665804">
                <text:p>0.6658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185">
                <text:p>0.6185</text:p>
              </table:table-cell>
              <table:table-cell office:value-type="float" office:value="0.5556">
                <text:p>0.5556</text:p>
              </table:table-cell>
              <table:table-cell office:value-type="float" office:value="0.5516">
                <text:p>0.5516</text:p>
              </table:table-cell>
              <table:table-cell office:value-type="float" office:value="0.549721">
                <text:p>0.549721</text:p>
              </table:table-cell>
              <table:table-cell office:value-type="float" office:value="0.6205">
                <text:p>0.6205</text:p>
              </table:table-cell>
              <table:table-cell office:value-type="float" office:value="0.654861">
                <text:p>0.65486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296">
                <text:p>0.6296</text:p>
              </table:table-cell>
              <table:table-cell office:value-type="float" office:value="0.5408">
                <text:p>0.5408</text:p>
              </table:table-cell>
              <table:table-cell office:value-type="float" office:value="0.5489">
                <text:p>0.5489</text:p>
              </table:table-cell>
              <table:table-cell office:value-type="float" office:value="0.545772">
                <text:p>0.545772</text:p>
              </table:table-cell>
              <table:table-cell office:value-type="float" office:value="0.6219">
                <text:p>0.6219</text:p>
              </table:table-cell>
              <table:table-cell office:value-type="float" office:value="0.6469">
                <text:p>0.646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294">
                <text:p>0.6294</text:p>
              </table:table-cell>
              <table:table-cell office:value-type="float" office:value="0.5507">
                <text:p>0.5507</text:p>
              </table:table-cell>
              <table:table-cell office:value-type="float" office:value="0.5679">
                <text:p>0.5679</text:p>
              </table:table-cell>
              <table:table-cell office:value-type="float" office:value="0.565951">
                <text:p>0.565951</text:p>
              </table:table-cell>
              <table:table-cell office:value-type="float" office:value="0.6272">
                <text:p>0.6272</text:p>
              </table:table-cell>
              <table:table-cell office:value-type="float" office:value="0.664237">
                <text:p>0.66423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512">
                <text:p>0.6512</text:p>
              </table:table-cell>
              <table:table-cell office:value-type="float" office:value="0.5554">
                <text:p>0.5554</text:p>
              </table:table-cell>
              <table:table-cell office:value-type="float" office:value="0.588">
                <text:p>0.588</text:p>
              </table:table-cell>
              <table:table-cell office:value-type="float" office:value="0.585287">
                <text:p>0.585287</text:p>
              </table:table-cell>
              <table:table-cell office:value-type="float" office:value="0.6334">
                <text:p>0.6334</text:p>
              </table:table-cell>
              <table:table-cell office:value-type="float" office:value="0.679482">
                <text:p>0.67948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357">
                <text:p>0.6357</text:p>
              </table:table-cell>
              <table:table-cell office:value-type="float" office:value="0.5573">
                <text:p>0.5573</text:p>
              </table:table-cell>
              <table:table-cell office:value-type="float" office:value="0.5827">
                <text:p>0.5827</text:p>
              </table:table-cell>
              <table:table-cell office:value-type="float" office:value="0.580206">
                <text:p>0.580206</text:p>
              </table:table-cell>
              <table:table-cell office:value-type="float" office:value="0.6309">
                <text:p>0.6309</text:p>
              </table:table-cell>
              <table:table-cell office:value-type="float" office:value="0.666274">
                <text:p>0.66627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215">
                <text:p>0.6215</text:p>
              </table:table-cell>
              <table:table-cell office:value-type="float" office:value="0.5637">
                <text:p>0.5637</text:p>
              </table:table-cell>
              <table:table-cell office:value-type="float" office:value="0.5815">
                <text:p>0.5815</text:p>
              </table:table-cell>
              <table:table-cell office:value-type="float" office:value="0.579592">
                <text:p>0.579592</text:p>
              </table:table-cell>
              <table:table-cell office:value-type="float" office:value="0.6318">
                <text:p>0.6318</text:p>
              </table:table-cell>
              <table:table-cell office:value-type="float" office:value="0.65516">
                <text:p>0.655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147">
                <text:p>0.6147</text:p>
              </table:table-cell>
              <table:table-cell office:value-type="float" office:value="0.5377">
                <text:p>0.5377</text:p>
              </table:table-cell>
              <table:table-cell office:value-type="float" office:value="0.5803">
                <text:p>0.5803</text:p>
              </table:table-cell>
              <table:table-cell office:value-type="float" office:value="0.574366">
                <text:p>0.574366</text:p>
              </table:table-cell>
              <table:table-cell office:value-type="float" office:value="0.6325">
                <text:p>0.6325</text:p>
              </table:table-cell>
              <table:table-cell office:value-type="float" office:value="0.638285">
                <text:p>0.6382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225">
                <text:p>0.6225</text:p>
              </table:table-cell>
              <table:table-cell office:value-type="float" office:value="0.5409">
                <text:p>0.5409</text:p>
              </table:table-cell>
              <table:table-cell office:value-type="float" office:value="0.5755">
                <text:p>0.5755</text:p>
              </table:table-cell>
              <table:table-cell office:value-type="float" office:value="0.578975">
                <text:p>0.578975</text:p>
              </table:table-cell>
              <table:table-cell office:value-type="float" office:value="0.6164">
                <text:p>0.6164</text:p>
              </table:table-cell>
              <table:table-cell office:value-type="float" office:value="0.632074">
                <text:p>0.63207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339">
                <text:p>0.6339</text:p>
              </table:table-cell>
              <table:table-cell office:value-type="float" office:value="0.5656">
                <text:p>0.5656</text:p>
              </table:table-cell>
              <table:table-cell office:value-type="float" office:value="0.5998">
                <text:p>0.5998</text:p>
              </table:table-cell>
              <table:table-cell office:value-type="float" office:value="0.600888">
                <text:p>0.600888</text:p>
              </table:table-cell>
              <table:table-cell office:value-type="float" office:value="0.6208">
                <text:p>0.6208</text:p>
              </table:table-cell>
              <table:table-cell office:value-type="float" office:value="0.634639">
                <text:p>0.63463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441">
                <text:p>0.6441</text:p>
              </table:table-cell>
              <table:table-cell office:value-type="float" office:value="0.5911">
                <text:p>0.5911</text:p>
              </table:table-cell>
              <table:table-cell office:value-type="float" office:value="0.6422">
                <text:p>0.6422</text:p>
              </table:table-cell>
              <table:table-cell office:value-type="float" office:value="0.643318">
                <text:p>0.643318</text:p>
              </table:table-cell>
              <table:table-cell office:value-type="float" office:value="0.6293">
                <text:p>0.6293</text:p>
              </table:table-cell>
              <table:table-cell office:value-type="float" office:value="0.631435">
                <text:p>0.63143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577">
                <text:p>0.6577</text:p>
              </table:table-cell>
              <table:table-cell office:value-type="float" office:value="0.5818">
                <text:p>0.5818</text:p>
              </table:table-cell>
              <table:table-cell office:value-type="float" office:value="0.6428">
                <text:p>0.6428</text:p>
              </table:table-cell>
              <table:table-cell office:value-type="float" office:value="0.641553">
                <text:p>0.641553</text:p>
              </table:table-cell>
              <table:table-cell office:value-type="float" office:value="0.6274">
                <text:p>0.6274</text:p>
              </table:table-cell>
              <table:table-cell office:value-type="float" office:value="0.637491">
                <text:p>0.63749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471">
                <text:p>0.6471</text:p>
              </table:table-cell>
              <table:table-cell office:value-type="float" office:value="0.5752">
                <text:p>0.5752</text:p>
              </table:table-cell>
              <table:table-cell office:value-type="float" office:value="0.6593">
                <text:p>0.6593</text:p>
              </table:table-cell>
              <table:table-cell office:value-type="float" office:value="0.661223">
                <text:p>0.661223</text:p>
              </table:table-cell>
              <table:table-cell office:value-type="float" office:value="0.6214">
                <text:p>0.6214</text:p>
              </table:table-cell>
              <table:table-cell office:value-type="float" office:value="0.618905">
                <text:p>0.61890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691">
                <text:p>0.6691</text:p>
              </table:table-cell>
              <table:table-cell office:value-type="float" office:value="0.556">
                <text:p>0.556</text:p>
              </table:table-cell>
              <table:table-cell office:value-type="float" office:value="0.6495">
                <text:p>0.6495</text:p>
              </table:table-cell>
              <table:table-cell office:value-type="float" office:value="0.64448">
                <text:p>0.64448</text:p>
              </table:table-cell>
              <table:table-cell office:value-type="float" office:value="0.6089">
                <text:p>0.6089</text:p>
              </table:table-cell>
              <table:table-cell office:value-type="float" office:value="0.612193">
                <text:p>0.61219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603">
                <text:p>0.6603</text:p>
              </table:table-cell>
              <table:table-cell office:value-type="float" office:value="0.569">
                <text:p>0.569</text:p>
              </table:table-cell>
              <table:table-cell office:value-type="float" office:value="0.6629">
                <text:p>0.6629</text:p>
              </table:table-cell>
              <table:table-cell office:value-type="float" office:value="0.665393">
                <text:p>0.665393</text:p>
              </table:table-cell>
              <table:table-cell office:value-type="float" office:value="0.5842">
                <text:p>0.5842</text:p>
              </table:table-cell>
              <table:table-cell office:value-type="float" office:value="0.590636">
                <text:p>0.59063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909">
                <text:p>0.6909</text:p>
              </table:table-cell>
              <table:table-cell office:value-type="float" office:value="0.5837">
                <text:p>0.5837</text:p>
              </table:table-cell>
              <table:table-cell office:value-type="float" office:value="0.6884">
                <text:p>0.6884</text:p>
              </table:table-cell>
              <table:table-cell office:value-type="float" office:value="0.706236">
                <text:p>0.706236</text:p>
              </table:table-cell>
              <table:table-cell office:value-type="float" office:value="0.5849">
                <text:p>0.5849</text:p>
              </table:table-cell>
              <table:table-cell office:value-type="float" office:value="0.646892">
                <text:p>0.64689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6974">
                <text:p>0.6974</text:p>
              </table:table-cell>
              <table:table-cell office:value-type="float" office:value="0.5833">
                <text:p>0.5833</text:p>
              </table:table-cell>
              <table:table-cell office:value-type="float" office:value="0.6778">
                <text:p>0.6778</text:p>
              </table:table-cell>
              <table:table-cell office:value-type="float" office:value="0.6961">
                <text:p>0.6961</text:p>
              </table:table-cell>
              <table:table-cell office:value-type="float" office:value="0.5699">
                <text:p>0.5699</text:p>
              </table:table-cell>
              <table:table-cell office:value-type="float" office:value="0.638522">
                <text:p>0.6385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3">
                <text:p>0.703</text:p>
              </table:table-cell>
              <table:table-cell office:value-type="float" office:value="0.5342">
                <text:p>0.5342</text:p>
              </table:table-cell>
              <table:table-cell office:value-type="float" office:value="0.6973">
                <text:p>0.6973</text:p>
              </table:table-cell>
              <table:table-cell office:value-type="float" office:value="0.707129">
                <text:p>0.707129</text:p>
              </table:table-cell>
              <table:table-cell office:value-type="float" office:value="0.5695">
                <text:p>0.5695</text:p>
              </table:table-cell>
              <table:table-cell office:value-type="float" office:value="0.629399">
                <text:p>0.6293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cm" svg:y="2.956cm" style:legend-expansion="high" chart:style-name="ch2"/>
        <chart:plot-area chart:style-name="ch3" table:cell-range-address="'Weighted+A'.A24:'Weighted+A'.A44 'Weighted+A'.E24:'Weighted+A'.J44" chart:data-source-has-labels="both" svg:x="0.32cm" svg:y="0.18cm" svg:width="13.09cm" svg:height="8.64cm">
          <chartooo:coordinate-region svg:x="1.735cm" svg:y="0.379cm" svg:width="11.489cm" svg:height="7.794cm"/>
          <chart:axis chart:dimension="x" chart:name="primary-x" chart:style-name="ch4" chartooo:axis-type="auto">
            <chartooo:date-scale/>
            <chart:categories table:cell-range-address="'Weighted+A'.A25:'Weighted+A'.A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Weighted+A'.E25:'Weighted+A'.E44" chart:label-cell-address="'Weighted+A'.E24:'Weighted+A'.E24" chart:class="chart:line">
            <chart:data-point chart:repeated="20"/>
          </chart:series>
          <chart:series chart:style-name="ch8" chart:values-cell-range-address="'Weighted+A'.F25:'Weighted+A'.F44" chart:label-cell-address="'Weighted+A'.F24:'Weighted+A'.F24" chart:class="chart:line">
            <chart:data-point chart:repeated="20"/>
          </chart:series>
          <chart:series chart:style-name="ch9" chart:values-cell-range-address="'Weighted+A'.G25:'Weighted+A'.G44" chart:label-cell-address="'Weighted+A'.G24:'Weighted+A'.G24" chart:class="chart:line">
            <chart:data-point chart:repeated="20"/>
          </chart:series>
          <chart:series chart:style-name="ch10" chart:values-cell-range-address="'Weighted+A'.H25:'Weighted+A'.H44" chart:label-cell-address="'Weighted+A'.H24:'Weighted+A'.H24" chart:class="chart:line">
            <chart:data-point chart:repeated="20"/>
          </chart:series>
          <chart:series chart:style-name="ch11" chart:values-cell-range-address="'Weighted+A'.I25:'Weighted+A'.I44" chart:label-cell-address="'Weighted+A'.I24:'Weighted+A'.I24" chart:class="chart:line">
            <chart:data-point chart:repeated="20"/>
          </chart:series>
          <chart:series chart:style-name="ch12" chart:values-cell-range-address="'Weighted+A'.J25:'Weighted+A'.J44" chart:label-cell-address="'Weighted+A'.J24:'Weighted+A'.J24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</text:p>
                <draw:g>
                  <svg:desc>'Weighted+A'.E24:'Weighted+A'.E24</svg:desc>
                </draw:g>
              </table:table-cell>
              <table:table-cell office:value-type="string">
                <text:p>EMO</text:p>
                <draw:g>
                  <svg:desc>'Weighted+A'.F24:'Weighted+A'.F24</svg:desc>
                </draw:g>
              </table:table-cell>
              <table:table-cell office:value-type="string">
                <text:p>ONT</text:p>
                <draw:g>
                  <svg:desc>'Weighted+A'.G24:'Weighted+A'.G24</svg:desc>
                </draw:g>
              </table:table-cell>
              <table:table-cell office:value-type="string">
                <text:p>ONT+</text:p>
                <draw:g>
                  <svg:desc>'Weighted+A'.H24:'Weighted+A'.H24</svg:desc>
                </draw:g>
              </table:table-cell>
              <table:table-cell office:value-type="string">
                <text:p>QST</text:p>
                <draw:g>
                  <svg:desc>'Weighted+A'.I24:'Weighted+A'.I24</svg:desc>
                </draw:g>
              </table:table-cell>
              <table:table-cell office:value-type="string">
                <text:p>ALL</text:p>
                <draw:g>
                  <svg:desc>'Weighted+A'.J24:'Weighted+A'.J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Weighted+A'.A25:'Weighted+A'.A44</svg:desc>
                </draw:g>
              </table:table-cell>
              <table:table-cell office:value-type="float" office:value="NaN">
                <text:p>NaN</text:p>
                <draw:g>
                  <svg:desc>'Weighted+A'.E25:'Weighted+A'.E44</svg:desc>
                </draw:g>
              </table:table-cell>
              <table:table-cell office:value-type="float" office:value="NaN">
                <text:p>NaN</text:p>
                <draw:g>
                  <svg:desc>'Weighted+A'.F25:'Weighted+A'.F44</svg:desc>
                </draw:g>
              </table:table-cell>
              <table:table-cell office:value-type="float" office:value="NaN">
                <text:p>NaN</text:p>
                <draw:g>
                  <svg:desc>'Weighted+A'.G25:'Weighted+A'.G44</svg:desc>
                </draw:g>
              </table:table-cell>
              <table:table-cell office:value-type="float" office:value="NaN">
                <text:p>NaN</text:p>
                <draw:g>
                  <svg:desc>'Weighted+A'.H25:'Weighted+A'.H44</svg:desc>
                </draw:g>
              </table:table-cell>
              <table:table-cell office:value-type="float" office:value="NaN">
                <text:p>NaN</text:p>
                <draw:g>
                  <svg:desc>'Weighted+A'.I25:'Weighted+A'.I44</svg:desc>
                </draw:g>
              </table:table-cell>
              <table:table-cell office:value-type="float" office:value="NaN">
                <text:p>NaN</text:p>
                <draw:g>
                  <svg:desc>'Weighted+A'.J25:'Weighted+A'.J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13">
                <text:p>0.613</text:p>
              </table:table-cell>
              <table:table-cell office:value-type="float" office:value="0.5617">
                <text:p>0.5617</text:p>
              </table:table-cell>
              <table:table-cell office:value-type="float" office:value="0.5016">
                <text:p>0.5016</text:p>
              </table:table-cell>
              <table:table-cell office:value-type="float" office:value="0.504615">
                <text:p>0.504615</text:p>
              </table:table-cell>
              <table:table-cell office:value-type="float" office:value="0.5846">
                <text:p>0.5846</text:p>
              </table:table-cell>
              <table:table-cell office:value-type="float" office:value="0.622186">
                <text:p>0.62218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927">
                <text:p>0.5927</text:p>
              </table:table-cell>
              <table:table-cell office:value-type="float" office:value="0.5823">
                <text:p>0.5823</text:p>
              </table:table-cell>
              <table:table-cell office:value-type="float" office:value="0.5338">
                <text:p>0.5338</text:p>
              </table:table-cell>
              <table:table-cell office:value-type="float" office:value="0.534233">
                <text:p>0.534233</text:p>
              </table:table-cell>
              <table:table-cell office:value-type="float" office:value="0.6018">
                <text:p>0.6018</text:p>
              </table:table-cell>
              <table:table-cell office:value-type="float" office:value="0.598541">
                <text:p>0.59854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739">
                <text:p>0.5739</text:p>
              </table:table-cell>
              <table:table-cell office:value-type="float" office:value="0.5801">
                <text:p>0.5801</text:p>
              </table:table-cell>
              <table:table-cell office:value-type="float" office:value="0.5455">
                <text:p>0.5455</text:p>
              </table:table-cell>
              <table:table-cell office:value-type="float" office:value="0.545522">
                <text:p>0.545522</text:p>
              </table:table-cell>
              <table:table-cell office:value-type="float" office:value="0.6035">
                <text:p>0.6035</text:p>
              </table:table-cell>
              <table:table-cell office:value-type="float" office:value="0.609543">
                <text:p>0.60954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026">
                <text:p>0.6026</text:p>
              </table:table-cell>
              <table:table-cell office:value-type="float" office:value="0.5594">
                <text:p>0.5594</text:p>
              </table:table-cell>
              <table:table-cell office:value-type="float" office:value="0.5326">
                <text:p>0.5326</text:p>
              </table:table-cell>
              <table:table-cell office:value-type="float" office:value="0.53294">
                <text:p>0.53294</text:p>
              </table:table-cell>
              <table:table-cell office:value-type="float" office:value="0.5973">
                <text:p>0.5973</text:p>
              </table:table-cell>
              <table:table-cell office:value-type="float" office:value="0.606632">
                <text:p>0.60663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044">
                <text:p>0.6044</text:p>
              </table:table-cell>
              <table:table-cell office:value-type="float" office:value="0.5706">
                <text:p>0.5706</text:p>
              </table:table-cell>
              <table:table-cell office:value-type="float" office:value="0.5649">
                <text:p>0.5649</text:p>
              </table:table-cell>
              <table:table-cell office:value-type="float" office:value="0.564421">
                <text:p>0.564421</text:p>
              </table:table-cell>
              <table:table-cell office:value-type="float" office:value="0.5985">
                <text:p>0.5985</text:p>
              </table:table-cell>
              <table:table-cell office:value-type="float" office:value="0.603462">
                <text:p>0.60346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992">
                <text:p>0.5992</text:p>
              </table:table-cell>
              <table:table-cell office:value-type="float" office:value="0.5842">
                <text:p>0.5842</text:p>
              </table:table-cell>
              <table:table-cell office:value-type="float" office:value="0.5635">
                <text:p>0.5635</text:p>
              </table:table-cell>
              <table:table-cell office:value-type="float" office:value="0.563533">
                <text:p>0.563533</text:p>
              </table:table-cell>
              <table:table-cell office:value-type="float" office:value="0.5865">
                <text:p>0.5865</text:p>
              </table:table-cell>
              <table:table-cell office:value-type="float" office:value="0.630109">
                <text:p>0.63010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896">
                <text:p>0.5896</text:p>
              </table:table-cell>
              <table:table-cell office:value-type="float" office:value="0.5724">
                <text:p>0.5724</text:p>
              </table:table-cell>
              <table:table-cell office:value-type="float" office:value="0.5805">
                <text:p>0.5805</text:p>
              </table:table-cell>
              <table:table-cell office:value-type="float" office:value="0.580531">
                <text:p>0.580531</text:p>
              </table:table-cell>
              <table:table-cell office:value-type="float" office:value="0.5968">
                <text:p>0.5968</text:p>
              </table:table-cell>
              <table:table-cell office:value-type="float" office:value="0.612921">
                <text:p>0.61292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698">
                <text:p>0.5698</text:p>
              </table:table-cell>
              <table:table-cell office:value-type="float" office:value="0.5813">
                <text:p>0.5813</text:p>
              </table:table-cell>
              <table:table-cell office:value-type="float" office:value="0.5779">
                <text:p>0.5779</text:p>
              </table:table-cell>
              <table:table-cell office:value-type="float" office:value="0.577898">
                <text:p>0.577898</text:p>
              </table:table-cell>
              <table:table-cell office:value-type="float" office:value="0.6072">
                <text:p>0.6072</text:p>
              </table:table-cell>
              <table:table-cell office:value-type="float" office:value="0.615917">
                <text:p>0.61591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639">
                <text:p>0.5639</text:p>
              </table:table-cell>
              <table:table-cell office:value-type="float" office:value="0.5854">
                <text:p>0.5854</text:p>
              </table:table-cell>
              <table:table-cell office:value-type="float" office:value="0.5697">
                <text:p>0.5697</text:p>
              </table:table-cell>
              <table:table-cell office:value-type="float" office:value="0.56968">
                <text:p>0.56968</text:p>
              </table:table-cell>
              <table:table-cell office:value-type="float" office:value="0.6069">
                <text:p>0.6069</text:p>
              </table:table-cell>
              <table:table-cell office:value-type="float" office:value="0.606216">
                <text:p>0.60621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887">
                <text:p>0.5887</text:p>
              </table:table-cell>
              <table:table-cell office:value-type="float" office:value="0.5799">
                <text:p>0.5799</text:p>
              </table:table-cell>
              <table:table-cell office:value-type="float" office:value="0.5508">
                <text:p>0.5508</text:p>
              </table:table-cell>
              <table:table-cell office:value-type="float" office:value="0.551363">
                <text:p>0.551363</text:p>
              </table:table-cell>
              <table:table-cell office:value-type="float" office:value="0.5832">
                <text:p>0.5832</text:p>
              </table:table-cell>
              <table:table-cell office:value-type="float" office:value="0.59369">
                <text:p>0.5936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568">
                <text:p>0.5568</text:p>
              </table:table-cell>
              <table:table-cell office:value-type="float" office:value="0.5661">
                <text:p>0.5661</text:p>
              </table:table-cell>
              <table:table-cell office:value-type="float" office:value="0.5377">
                <text:p>0.5377</text:p>
              </table:table-cell>
              <table:table-cell office:value-type="float" office:value="0.537678">
                <text:p>0.537678</text:p>
              </table:table-cell>
              <table:table-cell office:value-type="float" office:value="0.6079">
                <text:p>0.6079</text:p>
              </table:table-cell>
              <table:table-cell office:value-type="float" office:value="0.586022">
                <text:p>0.58602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091">
                <text:p>0.6091</text:p>
              </table:table-cell>
              <table:table-cell office:value-type="float" office:value="0.5759">
                <text:p>0.5759</text:p>
              </table:table-cell>
              <table:table-cell office:value-type="float" office:value="0.5984">
                <text:p>0.5984</text:p>
              </table:table-cell>
              <table:table-cell office:value-type="float" office:value="0.595415">
                <text:p>0.595415</text:p>
              </table:table-cell>
              <table:table-cell office:value-type="float" office:value="0.606">
                <text:p>0.606</text:p>
              </table:table-cell>
              <table:table-cell office:value-type="float" office:value="0.599165">
                <text:p>0.59916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14">
                <text:p>0.614</text:p>
              </table:table-cell>
              <table:table-cell office:value-type="float" office:value="0.5679">
                <text:p>0.5679</text:p>
              </table:table-cell>
              <table:table-cell office:value-type="float" office:value="0.5755">
                <text:p>0.5755</text:p>
              </table:table-cell>
              <table:table-cell office:value-type="float" office:value="0.574729">
                <text:p>0.574729</text:p>
              </table:table-cell>
              <table:table-cell office:value-type="float" office:value="0.6055">
                <text:p>0.6055</text:p>
              </table:table-cell>
              <table:table-cell office:value-type="float" office:value="0.628211">
                <text:p>0.62821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116">
                <text:p>0.6116</text:p>
              </table:table-cell>
              <table:table-cell office:value-type="float" office:value="0.5558">
                <text:p>0.5558</text:p>
              </table:table-cell>
              <table:table-cell office:value-type="float" office:value="0.5706">
                <text:p>0.5706</text:p>
              </table:table-cell>
              <table:table-cell office:value-type="float" office:value="0.567663">
                <text:p>0.567663</text:p>
              </table:table-cell>
              <table:table-cell office:value-type="float" office:value="0.6174">
                <text:p>0.6174</text:p>
              </table:table-cell>
              <table:table-cell office:value-type="float" office:value="0.62116">
                <text:p>0.6211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514">
                <text:p>0.6514</text:p>
              </table:table-cell>
              <table:table-cell office:value-type="float" office:value="0.5584">
                <text:p>0.5584</text:p>
              </table:table-cell>
              <table:table-cell office:value-type="float" office:value="0.5892">
                <text:p>0.5892</text:p>
              </table:table-cell>
              <table:table-cell office:value-type="float" office:value="0.588125">
                <text:p>0.588125</text:p>
              </table:table-cell>
              <table:table-cell office:value-type="float" office:value="0.6067">
                <text:p>0.6067</text:p>
              </table:table-cell>
              <table:table-cell office:value-type="float" office:value="0.606013">
                <text:p>0.6060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375">
                <text:p>0.6375</text:p>
              </table:table-cell>
              <table:table-cell office:value-type="float" office:value="0.5803">
                <text:p>0.5803</text:p>
              </table:table-cell>
              <table:table-cell office:value-type="float" office:value="0.6142">
                <text:p>0.6142</text:p>
              </table:table-cell>
              <table:table-cell office:value-type="float" office:value="0.614241">
                <text:p>0.614241</text:p>
              </table:table-cell>
              <table:table-cell office:value-type="float" office:value="0.6053">
                <text:p>0.6053</text:p>
              </table:table-cell>
              <table:table-cell office:value-type="float" office:value="0.646041">
                <text:p>0.64604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956">
                <text:p>0.5956</text:p>
              </table:table-cell>
              <table:table-cell office:value-type="float" office:value="0.5447">
                <text:p>0.5447</text:p>
              </table:table-cell>
              <table:table-cell office:value-type="float" office:value="0.5972">
                <text:p>0.5972</text:p>
              </table:table-cell>
              <table:table-cell office:value-type="float" office:value="0.597182">
                <text:p>0.597182</text:p>
              </table:table-cell>
              <table:table-cell office:value-type="float" office:value="0.6449">
                <text:p>0.6449</text:p>
              </table:table-cell>
              <table:table-cell office:value-type="float" office:value="0.590393">
                <text:p>0.59039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6093">
                <text:p>0.6093</text:p>
              </table:table-cell>
              <table:table-cell office:value-type="float" office:value="0.5619">
                <text:p>0.5619</text:p>
              </table:table-cell>
              <table:table-cell office:value-type="float" office:value="0.5929">
                <text:p>0.5929</text:p>
              </table:table-cell>
              <table:table-cell office:value-type="float" office:value="0.592901">
                <text:p>0.592901</text:p>
              </table:table-cell>
              <table:table-cell office:value-type="float" office:value="0.6238">
                <text:p>0.6238</text:p>
              </table:table-cell>
              <table:table-cell office:value-type="float" office:value="0.607263">
                <text:p>0.6072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326">
                <text:p>0.6326</text:p>
              </table:table-cell>
              <table:table-cell office:value-type="float" office:value="0.5391">
                <text:p>0.5391</text:p>
              </table:table-cell>
              <table:table-cell office:value-type="float" office:value="0.5975">
                <text:p>0.5975</text:p>
              </table:table-cell>
              <table:table-cell office:value-type="float" office:value="0.597471">
                <text:p>0.597471</text:p>
              </table:table-cell>
              <table:table-cell office:value-type="float" office:value="0.6326">
                <text:p>0.6326</text:p>
              </table:table-cell>
              <table:table-cell office:value-type="float" office:value="0.642856">
                <text:p>0.6428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draw:stroke="dash" draw:stroke-dash="ChartDash_20_1" svg:stroke-width="0.08cm" svg:stroke-color="#333333" draw:fill-color="#333333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draw:stroke="dash" draw:stroke-dash="ChartDash_20_3" svg:stroke-width="0.08cm" svg:stroke-color="#069a2e" draw:fill-color="#069a2e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-dash="ChartDash_20_4"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10" svg:stroke-width="0.08cm" svg:stroke-color="#7b3d00" draw:fill-color="#7b3d00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ed4c05" draw:fill-color="#ed4c05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2cm" svg:y="3.205cm" style:legend-expansion="high" chart:style-name="ch2"/>
        <chart:plot-area chart:style-name="ch3" table:cell-range-address="Green.A2:Green.A21 Green.E1:Green.I21" chart:data-source-has-labels="both" svg:x="0.32cm" svg:y="0.18cm" svg:width="12.422cm" svg:height="8.64cm">
          <chartooo:coordinate-region svg:x="1.735cm" svg:y="0.379cm" svg:width="10.82cm" svg:height="7.794cm"/>
          <chart:axis chart:dimension="x" chart:name="primary-x" chart:style-name="ch4" chartooo:axis-type="auto">
            <chartooo:date-scale/>
            <chart:categories table:cell-range-address="Green.A2:Green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een.E2:Green.E21" chart:label-cell-address="Green.E1:Green.E1" chart:class="chart:line">
            <chart:data-point chart:repeated="20"/>
          </chart:series>
          <chart:series chart:style-name="ch8" chart:values-cell-range-address="Green.F2:Green.F21" chart:label-cell-address="Green.F1:Green.F1" chart:class="chart:line">
            <chart:data-point chart:repeated="20"/>
          </chart:series>
          <chart:series chart:style-name="ch9" chart:values-cell-range-address="Green.G2:Green.G21" chart:label-cell-address="Green.G1:Green.G1" chart:class="chart:line">
            <chart:data-point chart:repeated="20"/>
          </chart:series>
          <chart:series chart:style-name="ch10" chart:values-cell-range-address="Green.H2:Green.H21" chart:label-cell-address="Green.H1:Green.H1" chart:class="chart:line">
            <chart:data-point chart:repeated="20"/>
          </chart:series>
          <chart:series chart:style-name="ch11" chart:values-cell-range-address="Green.I2:Green.I21" chart:label-cell-address="Green.I1:Green.I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</text:p>
                <draw:g>
                  <svg:desc>Green.E1:Green.E1</svg:desc>
                </draw:g>
              </table:table-cell>
              <table:table-cell office:value-type="string">
                <text:p>EMO</text:p>
                <draw:g>
                  <svg:desc>Green.F1:Green.F1</svg:desc>
                </draw:g>
              </table:table-cell>
              <table:table-cell office:value-type="string">
                <text:p>ONT</text:p>
                <draw:g>
                  <svg:desc>Green.G1:Green.G1</svg:desc>
                </draw:g>
              </table:table-cell>
              <table:table-cell office:value-type="string">
                <text:p>QST</text:p>
                <draw:g>
                  <svg:desc>Green.H1:Green.H1</svg:desc>
                </draw:g>
              </table:table-cell>
              <table:table-cell office:value-type="string">
                <text:p>ALL</text:p>
                <draw:g>
                  <svg:desc>Green.I1:Green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een.A2:Green.A21</svg:desc>
                </draw:g>
              </table:table-cell>
              <table:table-cell office:value-type="float" office:value="NaN">
                <text:p>NaN</text:p>
                <draw:g>
                  <svg:desc>Green.E2:Green.E21</svg:desc>
                </draw:g>
              </table:table-cell>
              <table:table-cell office:value-type="float" office:value="NaN">
                <text:p>NaN</text:p>
                <draw:g>
                  <svg:desc>Green.F2:Green.F21</svg:desc>
                </draw:g>
              </table:table-cell>
              <table:table-cell office:value-type="float" office:value="NaN">
                <text:p>NaN</text:p>
                <draw:g>
                  <svg:desc>Green.G2:Green.G21</svg:desc>
                </draw:g>
              </table:table-cell>
              <table:table-cell office:value-type="float" office:value="NaN">
                <text:p>NaN</text:p>
                <draw:g>
                  <svg:desc>Green.H2:Green.H21</svg:desc>
                </draw:g>
              </table:table-cell>
              <table:table-cell office:value-type="float" office:value="NaN">
                <text:p>NaN</text:p>
                <draw:g>
                  <svg:desc>Green.I2:Green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783">
                <text:p>0.7783</text:p>
              </table:table-cell>
              <table:table-cell office:value-type="float" office:value="0.7768">
                <text:p>0.7768</text:p>
              </table:table-cell>
              <table:table-cell office:value-type="float" office:value="0.7816">
                <text:p>0.7816</text:p>
              </table:table-cell>
              <table:table-cell office:value-type="float" office:value="0.7737">
                <text:p>0.7737</text:p>
              </table:table-cell>
              <table:table-cell office:value-type="float" office:value="0.78491978">
                <text:p>0.7849197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807">
                <text:p>0.7807</text:p>
              </table:table-cell>
              <table:table-cell office:value-type="float" office:value="0.7895">
                <text:p>0.7895</text:p>
              </table:table-cell>
              <table:table-cell office:value-type="float" office:value="0.788">
                <text:p>0.788</text:p>
              </table:table-cell>
              <table:table-cell office:value-type="float" office:value="0.7797">
                <text:p>0.7797</text:p>
              </table:table-cell>
              <table:table-cell office:value-type="float" office:value="0.77910961">
                <text:p>0.7791096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749">
                <text:p>0.7749</text:p>
              </table:table-cell>
              <table:table-cell office:value-type="float" office:value="0.7867">
                <text:p>0.7867</text:p>
              </table:table-cell>
              <table:table-cell office:value-type="float" office:value="0.7922">
                <text:p>0.7922</text:p>
              </table:table-cell>
              <table:table-cell office:value-type="float" office:value="0.779">
                <text:p>0.779</text:p>
              </table:table-cell>
              <table:table-cell office:value-type="float" office:value="0.76613464">
                <text:p>0.766134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652">
                <text:p>0.7652</text:p>
              </table:table-cell>
              <table:table-cell office:value-type="float" office:value="0.7766">
                <text:p>0.7766</text:p>
              </table:table-cell>
              <table:table-cell office:value-type="float" office:value="0.7844">
                <text:p>0.7844</text:p>
              </table:table-cell>
              <table:table-cell office:value-type="float" office:value="0.7611">
                <text:p>0.7611</text:p>
              </table:table-cell>
              <table:table-cell office:value-type="float" office:value="0.74713266">
                <text:p>0.7471326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593">
                <text:p>0.7593</text:p>
              </table:table-cell>
              <table:table-cell office:value-type="float" office:value="0.7703">
                <text:p>0.7703</text:p>
              </table:table-cell>
              <table:table-cell office:value-type="float" office:value="0.784">
                <text:p>0.784</text:p>
              </table:table-cell>
              <table:table-cell office:value-type="float" office:value="0.7545">
                <text:p>0.7545</text:p>
              </table:table-cell>
              <table:table-cell office:value-type="float" office:value="0.75427585">
                <text:p>0.7542758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701">
                <text:p>0.7701</text:p>
              </table:table-cell>
              <table:table-cell office:value-type="float" office:value="0.7679">
                <text:p>0.7679</text:p>
              </table:table-cell>
              <table:table-cell office:value-type="float" office:value="0.7879">
                <text:p>0.7879</text:p>
              </table:table-cell>
              <table:table-cell office:value-type="float" office:value="0.7582">
                <text:p>0.7582</text:p>
              </table:table-cell>
              <table:table-cell office:value-type="float" office:value="0.77183493">
                <text:p>0.7718349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533">
                <text:p>0.7533</text:p>
              </table:table-cell>
              <table:table-cell office:value-type="float" office:value="0.7586">
                <text:p>0.7586</text:p>
              </table:table-cell>
              <table:table-cell office:value-type="float" office:value="0.784">
                <text:p>0.784</text:p>
              </table:table-cell>
              <table:table-cell office:value-type="float" office:value="0.7439">
                <text:p>0.7439</text:p>
              </table:table-cell>
              <table:table-cell office:value-type="float" office:value="0.74926359">
                <text:p>0.7492635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464">
                <text:p>0.7464</text:p>
              </table:table-cell>
              <table:table-cell office:value-type="float" office:value="0.7558">
                <text:p>0.7558</text:p>
              </table:table-cell>
              <table:table-cell office:value-type="float" office:value="0.7805">
                <text:p>0.7805</text:p>
              </table:table-cell>
              <table:table-cell office:value-type="float" office:value="0.7418">
                <text:p>0.7418</text:p>
              </table:table-cell>
              <table:table-cell office:value-type="float" office:value="0.73416392">
                <text:p>0.7341639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378">
                <text:p>0.7378</text:p>
              </table:table-cell>
              <table:table-cell office:value-type="float" office:value="0.7427">
                <text:p>0.7427</text:p>
              </table:table-cell>
              <table:table-cell office:value-type="float" office:value="0.777">
                <text:p>0.777</text:p>
              </table:table-cell>
              <table:table-cell office:value-type="float" office:value="0.7387">
                <text:p>0.7387</text:p>
              </table:table-cell>
              <table:table-cell office:value-type="float" office:value="0.7176663">
                <text:p>0.717666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7329">
                <text:p>0.7329</text:p>
              </table:table-cell>
              <table:table-cell office:value-type="float" office:value="0.7369">
                <text:p>0.7369</text:p>
              </table:table-cell>
              <table:table-cell office:value-type="float" office:value="0.7699">
                <text:p>0.7699</text:p>
              </table:table-cell>
              <table:table-cell office:value-type="float" office:value="0.7197">
                <text:p>0.7197</text:p>
              </table:table-cell>
              <table:table-cell office:value-type="float" office:value="0.71026803">
                <text:p>0.710268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7445">
                <text:p>0.7445</text:p>
              </table:table-cell>
              <table:table-cell office:value-type="float" office:value="0.7457">
                <text:p>0.7457</text:p>
              </table:table-cell>
              <table:table-cell office:value-type="float" office:value="0.7815">
                <text:p>0.7815</text:p>
              </table:table-cell>
              <table:table-cell office:value-type="float" office:value="0.7235">
                <text:p>0.7235</text:p>
              </table:table-cell>
              <table:table-cell office:value-type="float" office:value="0.70895953">
                <text:p>0.7089595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538">
                <text:p>0.7538</text:p>
              </table:table-cell>
              <table:table-cell office:value-type="float" office:value="0.7593">
                <text:p>0.7593</text:p>
              </table:table-cell>
              <table:table-cell office:value-type="float" office:value="0.8022">
                <text:p>0.8022</text:p>
              </table:table-cell>
              <table:table-cell office:value-type="float" office:value="0.7357">
                <text:p>0.7357</text:p>
              </table:table-cell>
              <table:table-cell office:value-type="float" office:value="0.70689706">
                <text:p>0.706897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669">
                <text:p>0.7669</text:p>
              </table:table-cell>
              <table:table-cell office:value-type="float" office:value="0.7675">
                <text:p>0.7675</text:p>
              </table:table-cell>
              <table:table-cell office:value-type="float" office:value="0.7989">
                <text:p>0.7989</text:p>
              </table:table-cell>
              <table:table-cell office:value-type="float" office:value="0.7387">
                <text:p>0.7387</text:p>
              </table:table-cell>
              <table:table-cell office:value-type="float" office:value="0.71139096">
                <text:p>0.7113909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631">
                <text:p>0.7631</text:p>
              </table:table-cell>
              <table:table-cell office:value-type="float" office:value="0.7616">
                <text:p>0.7616</text:p>
              </table:table-cell>
              <table:table-cell office:value-type="float" office:value="0.8069">
                <text:p>0.8069</text:p>
              </table:table-cell>
              <table:table-cell office:value-type="float" office:value="0.7288">
                <text:p>0.7288</text:p>
              </table:table-cell>
              <table:table-cell office:value-type="float" office:value="0.69594592">
                <text:p>0.6959459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669">
                <text:p>0.7669</text:p>
              </table:table-cell>
              <table:table-cell office:value-type="float" office:value="0.7415">
                <text:p>0.7415</text:p>
              </table:table-cell>
              <table:table-cell office:value-type="float" office:value="0.7965">
                <text:p>0.7965</text:p>
              </table:table-cell>
              <table:table-cell office:value-type="float" office:value="0.7139">
                <text:p>0.7139</text:p>
              </table:table-cell>
              <table:table-cell office:value-type="float" office:value="0.68535326">
                <text:p>0.6853532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538">
                <text:p>0.7538</text:p>
              </table:table-cell>
              <table:table-cell office:value-type="float" office:value="0.748">
                <text:p>0.748</text:p>
              </table:table-cell>
              <table:table-cell office:value-type="float" office:value="0.8036">
                <text:p>0.8036</text:p>
              </table:table-cell>
              <table:table-cell office:value-type="float" office:value="0.6865">
                <text:p>0.6865</text:p>
              </table:table-cell>
              <table:table-cell office:value-type="float" office:value="0.67214952">
                <text:p>0.6721495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7864">
                <text:p>0.7864</text:p>
              </table:table-cell>
              <table:table-cell office:value-type="float" office:value="0.767">
                <text:p>0.767</text:p>
              </table:table-cell>
              <table:table-cell office:value-type="float" office:value="0.8251">
                <text:p>0.8251</text:p>
              </table:table-cell>
              <table:table-cell office:value-type="float" office:value="0.7042">
                <text:p>0.7042</text:p>
              </table:table-cell>
              <table:table-cell office:value-type="float" office:value="0.72815385">
                <text:p>0.7281538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7891">
                <text:p>0.7891</text:p>
              </table:table-cell>
              <table:table-cell office:value-type="float" office:value="0.771">
                <text:p>0.771</text:p>
              </table:table-cell>
              <table:table-cell office:value-type="float" office:value="0.8171">
                <text:p>0.8171</text:p>
              </table:table-cell>
              <table:table-cell office:value-type="float" office:value="0.6846">
                <text:p>0.6846</text:p>
              </table:table-cell>
              <table:table-cell office:value-type="float" office:value="0.71801421">
                <text:p>0.7180142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885">
                <text:p>0.7885</text:p>
              </table:table-cell>
              <table:table-cell office:value-type="float" office:value="0.7571">
                <text:p>0.7571</text:p>
              </table:table-cell>
              <table:table-cell office:value-type="float" office:value="0.8267">
                <text:p>0.8267</text:p>
              </table:table-cell>
              <table:table-cell office:value-type="float" office:value="0.6862">
                <text:p>0.6862</text:p>
              </table:table-cell>
              <table:table-cell office:value-type="float" office:value="0.71866585">
                <text:p>0.718665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ChartDash_20_1" draw:display-name="ChartDash 1" draw:style="rect" draw:dots1="1" draw:dots1-length="100%" draw:distance="100%"/>
    <draw:stroke-dash draw:name="ChartDash_20_10" draw:display-name="ChartDash 10" draw:style="rect" draw:dots1="1" draw:dots1-length="1100%" draw:dots2="1" draw:dots2-length="1100%" draw:distance="500%"/>
    <draw:stroke-dash draw:name="ChartDash_20_2" draw:display-name="ChartDash 2" draw:style="rect" draw:dots1="1" draw:dots1-length="100%" draw:dots2="1" draw:dots2-length="100%" draw:distance="300%"/>
    <draw:stroke-dash draw:name="ChartDash_20_3" draw:display-name="ChartDash 3" draw:style="rect" draw:dots1="1" draw:dots1-length="197%" draw:distance="127%"/>
    <draw:stroke-dash draw:name="ChartDash_20_4" draw:display-name="ChartDash 4" draw:style="rect" draw:dots1="1" draw:dots1-length="1100%" draw:dots2="1" draw:dots2-length="100%" draw:distance="500%"/>
    <draw:stroke-dash draw:name="ChartDash_20_5" draw:display-name="ChartDash 5" draw:style="rect" draw:dots1="3" draw:dots1-length="197%" draw:dots2="3" draw:distance="100%"/>
    <draw:stroke-dash draw:name="ChartDash_20_6" draw:display-name="ChartDash 6" draw:style="rect" draw:dots1="1" draw:distance="50%"/>
    <draw:stroke-dash draw:name="ChartDash_20_7" draw:display-name="ChartDash 7" draw:style="rect" draw:dots1="2" draw:dots2="1" draw:dots2-length="0.203cm" draw:distance="0.203cm"/>
    <draw:stroke-dash draw:name="ChartDash_20_8" draw:display-name="ChartDash 8" draw:style="rect" draw:dots1="1" draw:dots1-length="2.007cm" draw:dots2="10" draw:distance="0.152cm"/>
    <draw:stroke-dash draw:name="ChartDash_20_9" draw:display-name="ChartDash 9" draw:style="rect" draw:dots1="1" draw:dots1-length="197%" draw:distance="12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draw:stroke="dash" draw:stroke-dash="ChartDash_20_1" svg:stroke-width="0.08cm" svg:stroke-color="#333333" draw:fill-color="#333333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draw:stroke-dash="ChartDash_20_2" svg:stroke-width="0.08cm" svg:stroke-color="#069a2e" draw:fill-color="#069a2e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-dash="ChartDash_20_3"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6" svg:stroke-width="0.08cm" svg:stroke-color="#7b3d00" draw:fill-color="#7b3d00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ed4c05" draw:fill-color="#ed4c05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2cm" svg:y="3.205cm" style:legend-expansion="high" chart:style-name="ch2"/>
        <chart:plot-area chart:style-name="ch3" table:cell-range-address="Green.A25:Green.A44 Green.E24:Green.I44" chart:data-source-has-labels="both" svg:x="0.32cm" svg:y="0.18cm" svg:width="12.422cm" svg:height="8.64cm">
          <chartooo:coordinate-region svg:x="1.735cm" svg:y="0.379cm" svg:width="10.82cm" svg:height="7.794cm"/>
          <chart:axis chart:dimension="x" chart:name="primary-x" chart:style-name="ch4" chartooo:axis-type="auto">
            <chartooo:date-scale/>
            <chart:categories table:cell-range-address="Green.A25:Green.A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een.E25:Green.E44" chart:label-cell-address="Green.E24:Green.E24" chart:class="chart:line">
            <chart:data-point chart:repeated="20"/>
          </chart:series>
          <chart:series chart:style-name="ch8" chart:values-cell-range-address="Green.F25:Green.F44" chart:label-cell-address="Green.F24:Green.F24" chart:class="chart:line">
            <chart:data-point chart:repeated="20"/>
          </chart:series>
          <chart:series chart:style-name="ch9" chart:values-cell-range-address="Green.G25:Green.G44" chart:label-cell-address="Green.G24:Green.G24" chart:class="chart:line">
            <chart:data-point chart:repeated="20"/>
          </chart:series>
          <chart:series chart:style-name="ch10" chart:values-cell-range-address="Green.H25:Green.H44" chart:label-cell-address="Green.H24:Green.H24" chart:class="chart:line">
            <chart:data-point chart:repeated="20"/>
          </chart:series>
          <chart:series chart:style-name="ch11" chart:values-cell-range-address="Green.I25:Green.I44" chart:label-cell-address="Green.I24:Green.I24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</text:p>
                <draw:g>
                  <svg:desc>Green.E24:Green.E24</svg:desc>
                </draw:g>
              </table:table-cell>
              <table:table-cell office:value-type="string">
                <text:p>EMO</text:p>
                <draw:g>
                  <svg:desc>Green.F24:Green.F24</svg:desc>
                </draw:g>
              </table:table-cell>
              <table:table-cell office:value-type="string">
                <text:p>ONT</text:p>
                <draw:g>
                  <svg:desc>Green.G24:Green.G24</svg:desc>
                </draw:g>
              </table:table-cell>
              <table:table-cell office:value-type="string">
                <text:p>QST</text:p>
                <draw:g>
                  <svg:desc>Green.H24:Green.H24</svg:desc>
                </draw:g>
              </table:table-cell>
              <table:table-cell office:value-type="string">
                <text:p>ALL</text:p>
                <draw:g>
                  <svg:desc>Green.I24:Green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een.A25:Green.A44</svg:desc>
                </draw:g>
              </table:table-cell>
              <table:table-cell office:value-type="float" office:value="NaN">
                <text:p>NaN</text:p>
                <draw:g>
                  <svg:desc>Green.E25:Green.E44</svg:desc>
                </draw:g>
              </table:table-cell>
              <table:table-cell office:value-type="float" office:value="NaN">
                <text:p>NaN</text:p>
                <draw:g>
                  <svg:desc>Green.F25:Green.F44</svg:desc>
                </draw:g>
              </table:table-cell>
              <table:table-cell office:value-type="float" office:value="NaN">
                <text:p>NaN</text:p>
                <draw:g>
                  <svg:desc>Green.G25:Green.G44</svg:desc>
                </draw:g>
              </table:table-cell>
              <table:table-cell office:value-type="float" office:value="NaN">
                <text:p>NaN</text:p>
                <draw:g>
                  <svg:desc>Green.H25:Green.H44</svg:desc>
                </draw:g>
              </table:table-cell>
              <table:table-cell office:value-type="float" office:value="NaN">
                <text:p>NaN</text:p>
                <draw:g>
                  <svg:desc>Green.I25:Green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173">
                <text:p>0.7173</text:p>
              </table:table-cell>
              <table:table-cell office:value-type="float" office:value="0.7626">
                <text:p>0.7626</text:p>
              </table:table-cell>
              <table:table-cell office:value-type="float" office:value="0.7809">
                <text:p>0.7809</text:p>
              </table:table-cell>
              <table:table-cell office:value-type="float" office:value="0.7298">
                <text:p>0.7298</text:p>
              </table:table-cell>
              <table:table-cell office:value-type="float" office:value="0.71547895">
                <text:p>0.7154789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099">
                <text:p>0.7099</text:p>
              </table:table-cell>
              <table:table-cell office:value-type="float" office:value="0.7773">
                <text:p>0.7773</text:p>
              </table:table-cell>
              <table:table-cell office:value-type="float" office:value="0.7911">
                <text:p>0.7911</text:p>
              </table:table-cell>
              <table:table-cell office:value-type="float" office:value="0.7341">
                <text:p>0.7341</text:p>
              </table:table-cell>
              <table:table-cell office:value-type="float" office:value="0.70598728">
                <text:p>0.7059872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961">
                <text:p>0.6961</text:p>
              </table:table-cell>
              <table:table-cell office:value-type="float" office:value="0.7677">
                <text:p>0.7677</text:p>
              </table:table-cell>
              <table:table-cell office:value-type="float" office:value="0.7904">
                <text:p>0.7904</text:p>
              </table:table-cell>
              <table:table-cell office:value-type="float" office:value="0.7295">
                <text:p>0.7295</text:p>
              </table:table-cell>
              <table:table-cell office:value-type="float" office:value="0.71077937">
                <text:p>0.7107793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11">
                <text:p>0.711</text:p>
              </table:table-cell>
              <table:table-cell office:value-type="float" office:value="0.7541">
                <text:p>0.7541</text:p>
              </table:table-cell>
              <table:table-cell office:value-type="float" office:value="0.7788">
                <text:p>0.7788</text:p>
              </table:table-cell>
              <table:table-cell office:value-type="float" office:value="0.7125">
                <text:p>0.7125</text:p>
              </table:table-cell>
              <table:table-cell office:value-type="float" office:value="0.70011363">
                <text:p>0.700113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126">
                <text:p>0.7126</text:p>
              </table:table-cell>
              <table:table-cell office:value-type="float" office:value="0.7627">
                <text:p>0.7627</text:p>
              </table:table-cell>
              <table:table-cell office:value-type="float" office:value="0.7862">
                <text:p>0.7862</text:p>
              </table:table-cell>
              <table:table-cell office:value-type="float" office:value="0.7102">
                <text:p>0.7102</text:p>
              </table:table-cell>
              <table:table-cell office:value-type="float" office:value="0.69914122">
                <text:p>0.6991412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003">
                <text:p>0.7003</text:p>
              </table:table-cell>
              <table:table-cell office:value-type="float" office:value="0.761">
                <text:p>0.761</text:p>
              </table:table-cell>
              <table:table-cell office:value-type="float" office:value="0.7821">
                <text:p>0.7821</text:p>
              </table:table-cell>
              <table:table-cell office:value-type="float" office:value="0.7027">
                <text:p>0.7027</text:p>
              </table:table-cell>
              <table:table-cell office:value-type="float" office:value="0.72254487">
                <text:p>0.7225448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924">
                <text:p>0.6924</text:p>
              </table:table-cell>
              <table:table-cell office:value-type="float" office:value="0.7503">
                <text:p>0.7503</text:p>
              </table:table-cell>
              <table:table-cell office:value-type="float" office:value="0.784">
                <text:p>0.784</text:p>
              </table:table-cell>
              <table:table-cell office:value-type="float" office:value="0.6982">
                <text:p>0.6982</text:p>
              </table:table-cell>
              <table:table-cell office:value-type="float" office:value="0.70478689">
                <text:p>0.7047868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756">
                <text:p>0.6756</text:p>
              </table:table-cell>
              <table:table-cell office:value-type="float" office:value="0.7572">
                <text:p>0.7572</text:p>
              </table:table-cell>
              <table:table-cell office:value-type="float" office:value="0.7802">
                <text:p>0.7802</text:p>
              </table:table-cell>
              <table:table-cell office:value-type="float" office:value="0.7075">
                <text:p>0.7075</text:p>
              </table:table-cell>
              <table:table-cell office:value-type="float" office:value="0.70395103">
                <text:p>0.703951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765">
                <text:p>0.6765</text:p>
              </table:table-cell>
              <table:table-cell office:value-type="float" office:value="0.7592">
                <text:p>0.7592</text:p>
              </table:table-cell>
              <table:table-cell office:value-type="float" office:value="0.7737">
                <text:p>0.7737</text:p>
              </table:table-cell>
              <table:table-cell office:value-type="float" office:value="0.7135">
                <text:p>0.7135</text:p>
              </table:table-cell>
              <table:table-cell office:value-type="float" office:value="0.69809196">
                <text:p>0.6980919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929">
                <text:p>0.6929</text:p>
              </table:table-cell>
              <table:table-cell office:value-type="float" office:value="0.746">
                <text:p>0.746</text:p>
              </table:table-cell>
              <table:table-cell office:value-type="float" office:value="0.7592">
                <text:p>0.7592</text:p>
              </table:table-cell>
              <table:table-cell office:value-type="float" office:value="0.689">
                <text:p>0.689</text:p>
              </table:table-cell>
              <table:table-cell office:value-type="float" office:value="0.68500635">
                <text:p>0.6850063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658">
                <text:p>0.6658</text:p>
              </table:table-cell>
              <table:table-cell office:value-type="float" office:value="0.7348">
                <text:p>0.7348</text:p>
              </table:table-cell>
              <table:table-cell office:value-type="float" office:value="0.7563">
                <text:p>0.7563</text:p>
              </table:table-cell>
              <table:table-cell office:value-type="float" office:value="0.7055">
                <text:p>0.7055</text:p>
              </table:table-cell>
              <table:table-cell office:value-type="float" office:value="0.67299212">
                <text:p>0.6729921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161">
                <text:p>0.7161</text:p>
              </table:table-cell>
              <table:table-cell office:value-type="float" office:value="0.7483">
                <text:p>0.7483</text:p>
              </table:table-cell>
              <table:table-cell office:value-type="float" office:value="0.779">
                <text:p>0.779</text:p>
              </table:table-cell>
              <table:table-cell office:value-type="float" office:value="0.7085">
                <text:p>0.7085</text:p>
              </table:table-cell>
              <table:table-cell office:value-type="float" office:value="0.69818792">
                <text:p>0.698187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243">
                <text:p>0.7243</text:p>
              </table:table-cell>
              <table:table-cell office:value-type="float" office:value="0.7477">
                <text:p>0.7477</text:p>
              </table:table-cell>
              <table:table-cell office:value-type="float" office:value="0.7831">
                <text:p>0.7831</text:p>
              </table:table-cell>
              <table:table-cell office:value-type="float" office:value="0.7094">
                <text:p>0.7094</text:p>
              </table:table-cell>
              <table:table-cell office:value-type="float" office:value="0.729579">
                <text:p>0.72957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292">
                <text:p>0.7292</text:p>
              </table:table-cell>
              <table:table-cell office:value-type="float" office:value="0.7491">
                <text:p>0.7491</text:p>
              </table:table-cell>
              <table:table-cell office:value-type="float" office:value="0.7821">
                <text:p>0.7821</text:p>
              </table:table-cell>
              <table:table-cell office:value-type="float" office:value="0.7301">
                <text:p>0.7301</text:p>
              </table:table-cell>
              <table:table-cell office:value-type="float" office:value="0.72730691">
                <text:p>0.727306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464">
                <text:p>0.7464</text:p>
              </table:table-cell>
              <table:table-cell office:value-type="float" office:value="0.7332">
                <text:p>0.7332</text:p>
              </table:table-cell>
              <table:table-cell office:value-type="float" office:value="0.7803">
                <text:p>0.7803</text:p>
              </table:table-cell>
              <table:table-cell office:value-type="float" office:value="0.7151">
                <text:p>0.7151</text:p>
              </table:table-cell>
              <table:table-cell office:value-type="float" office:value="0.70797341">
                <text:p>0.7079734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211">
                <text:p>0.7211</text:p>
              </table:table-cell>
              <table:table-cell office:value-type="float" office:value="0.7514">
                <text:p>0.7514</text:p>
              </table:table-cell>
              <table:table-cell office:value-type="float" office:value="0.7785">
                <text:p>0.7785</text:p>
              </table:table-cell>
              <table:table-cell office:value-type="float" office:value="0.7023">
                <text:p>0.7023</text:p>
              </table:table-cell>
              <table:table-cell office:value-type="float" office:value="0.74085246">
                <text:p>0.7408524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7181">
                <text:p>0.7181</text:p>
              </table:table-cell>
              <table:table-cell office:value-type="float" office:value="0.7593">
                <text:p>0.7593</text:p>
              </table:table-cell>
              <table:table-cell office:value-type="float" office:value="0.7906">
                <text:p>0.7906</text:p>
              </table:table-cell>
              <table:table-cell office:value-type="float" office:value="0.753">
                <text:p>0.753</text:p>
              </table:table-cell>
              <table:table-cell office:value-type="float" office:value="0.70700393">
                <text:p>0.7070039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7196">
                <text:p>0.7196</text:p>
              </table:table-cell>
              <table:table-cell office:value-type="float" office:value="0.7657">
                <text:p>0.7657</text:p>
              </table:table-cell>
              <table:table-cell office:value-type="float" office:value="0.7883">
                <text:p>0.7883</text:p>
              </table:table-cell>
              <table:table-cell office:value-type="float" office:value="0.7325">
                <text:p>0.7325</text:p>
              </table:table-cell>
              <table:table-cell office:value-type="float" office:value="0.72175971">
                <text:p>0.7217597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464">
                <text:p>0.7464</text:p>
              </table:table-cell>
              <table:table-cell office:value-type="float" office:value="0.7722">
                <text:p>0.7722</text:p>
              </table:table-cell>
              <table:table-cell office:value-type="float" office:value="0.7928">
                <text:p>0.7928</text:p>
              </table:table-cell>
              <table:table-cell office:value-type="float" office:value="0.7434">
                <text:p>0.7434</text:p>
              </table:table-cell>
              <table:table-cell office:value-type="float" office:value="0.73782521">
                <text:p>0.737825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00%" draw:distance="100%"/>
    <draw:stroke-dash draw:name="ChartDash_20_2" draw:display-name="ChartDash 2" draw:style="rect" draw:dots1="1" draw:dots1-length="197%" draw:distance="127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100%" draw:dots2="1" draw:dots2-length="1100%" draw:distance="500%"/>
    <draw:stroke-dash draw:name="ChartDash_20_5" draw:display-name="ChartDash 5" draw:style="rect" draw:dots1="1" draw:dots1-length="100%" draw:dots2="1" draw:dots2-length="100%" draw:distance="300%"/>
    <draw:stroke-dash draw:name="ChartDash_20_6" draw:display-name="ChartDash 6" draw:style="rect" draw:dots1="1" draw:dots1-length="6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draw:stroke="dash" draw:stroke-dash="ChartDash_20_1" svg:stroke-width="0.08cm" svg:stroke-color="#333333" draw:fill-color="#333333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069a2e" draw:fill-color="#069a2e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7b3d00" draw:fill-color="#7b3d00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ff4000" draw:fill-color="#ff4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2cm" svg:y="3.205cm" style:legend-expansion="high" chart:style-name="ch2"/>
        <chart:plot-area chart:style-name="ch3" table:cell-range-address="Weighted.A1:Weighted.A21 Weighted.E1:Weighted.I21" chart:data-source-has-labels="both" svg:x="0.32cm" svg:y="0.18cm" svg:width="12.422cm" svg:height="8.64cm">
          <chartooo:coordinate-region svg:x="1.735cm" svg:y="0.379cm" svg:width="10.82cm" svg:height="7.794cm"/>
          <chart:axis chart:dimension="x" chart:name="primary-x" chart:style-name="ch4" chartooo:axis-type="auto">
            <chartooo:date-scale/>
            <chart:categories table:cell-range-address="Weighted.A2:Weighted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eighted.E2:Weighted.E21" chart:label-cell-address="Weighted.E1:Weighted.E1" chart:class="chart:line">
            <chart:data-point chart:repeated="20"/>
          </chart:series>
          <chart:series chart:style-name="ch8" chart:values-cell-range-address="Weighted.F2:Weighted.F21" chart:label-cell-address="Weighted.F1:Weighted.F1" chart:class="chart:line">
            <chart:data-point chart:repeated="20"/>
          </chart:series>
          <chart:series chart:style-name="ch9" chart:values-cell-range-address="Weighted.G2:Weighted.G21" chart:label-cell-address="Weighted.G1:Weighted.G1" chart:class="chart:line">
            <chart:data-point chart:repeated="20"/>
          </chart:series>
          <chart:series chart:style-name="ch10" chart:values-cell-range-address="Weighted.H2:Weighted.H21" chart:label-cell-address="Weighted.H1:Weighted.H1" chart:class="chart:line">
            <chart:data-point chart:repeated="20"/>
          </chart:series>
          <chart:series chart:style-name="ch11" chart:values-cell-range-address="Weighted.I2:Weighted.I21" chart:label-cell-address="Weighted.I1:Weighted.I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</text:p>
                <draw:g>
                  <svg:desc>Weighted.E1:Weighted.E1</svg:desc>
                </draw:g>
              </table:table-cell>
              <table:table-cell office:value-type="string">
                <text:p>EMO</text:p>
                <draw:g>
                  <svg:desc>Weighted.F1:Weighted.F1</svg:desc>
                </draw:g>
              </table:table-cell>
              <table:table-cell office:value-type="string">
                <text:p>ONT</text:p>
                <draw:g>
                  <svg:desc>Weighted.G1:Weighted.G1</svg:desc>
                </draw:g>
              </table:table-cell>
              <table:table-cell office:value-type="string">
                <text:p>QST</text:p>
                <draw:g>
                  <svg:desc>Weighted.H1:Weighted.H1</svg:desc>
                </draw:g>
              </table:table-cell>
              <table:table-cell office:value-type="string">
                <text:p>ALL</text:p>
                <draw:g>
                  <svg:desc>Weighted.I1:Weighted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Weighted.A2:Weighted.A21</svg:desc>
                </draw:g>
              </table:table-cell>
              <table:table-cell office:value-type="float" office:value="NaN">
                <text:p>NaN</text:p>
                <draw:g>
                  <svg:desc>Weighted.E2:Weighted.E21</svg:desc>
                </draw:g>
              </table:table-cell>
              <table:table-cell office:value-type="float" office:value="NaN">
                <text:p>NaN</text:p>
                <draw:g>
                  <svg:desc>Weighted.F2:Weighted.F21</svg:desc>
                </draw:g>
              </table:table-cell>
              <table:table-cell office:value-type="float" office:value="NaN">
                <text:p>NaN</text:p>
                <draw:g>
                  <svg:desc>Weighted.G2:Weighted.G21</svg:desc>
                </draw:g>
              </table:table-cell>
              <table:table-cell office:value-type="float" office:value="NaN">
                <text:p>NaN</text:p>
                <draw:g>
                  <svg:desc>Weighted.H2:Weighted.H21</svg:desc>
                </draw:g>
              </table:table-cell>
              <table:table-cell office:value-type="float" office:value="NaN">
                <text:p>NaN</text:p>
                <draw:g>
                  <svg:desc>Weighted.I2:Weighted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47">
                <text:p>0.647</text:p>
              </table:table-cell>
              <table:table-cell office:value-type="float" office:value="0.5486">
                <text:p>0.5486</text:p>
              </table:table-cell>
              <table:table-cell office:value-type="float" office:value="0.5032">
                <text:p>0.5032</text:p>
              </table:table-cell>
              <table:table-cell office:value-type="float" office:value="0.5807">
                <text:p>0.5807</text:p>
              </table:table-cell>
              <table:table-cell office:value-type="float" office:value="0.6805541">
                <text:p>0.680554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301">
                <text:p>0.6301</text:p>
              </table:table-cell>
              <table:table-cell office:value-type="float" office:value="0.5555">
                <text:p>0.5555</text:p>
              </table:table-cell>
              <table:table-cell office:value-type="float" office:value="0.5284">
                <text:p>0.5284</text:p>
              </table:table-cell>
              <table:table-cell office:value-type="float" office:value="0.5972">
                <text:p>0.5972</text:p>
              </table:table-cell>
              <table:table-cell office:value-type="float" office:value="0.66299646">
                <text:p>0.6629964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185">
                <text:p>0.6185</text:p>
              </table:table-cell>
              <table:table-cell office:value-type="float" office:value="0.5556">
                <text:p>0.5556</text:p>
              </table:table-cell>
              <table:table-cell office:value-type="float" office:value="0.5516">
                <text:p>0.5516</text:p>
              </table:table-cell>
              <table:table-cell office:value-type="float" office:value="0.6205">
                <text:p>0.6205</text:p>
              </table:table-cell>
              <table:table-cell office:value-type="float" office:value="0.6523853">
                <text:p>0.652385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296">
                <text:p>0.6296</text:p>
              </table:table-cell>
              <table:table-cell office:value-type="float" office:value="0.5408">
                <text:p>0.5408</text:p>
              </table:table-cell>
              <table:table-cell office:value-type="float" office:value="0.5489">
                <text:p>0.5489</text:p>
              </table:table-cell>
              <table:table-cell office:value-type="float" office:value="0.6219">
                <text:p>0.6219</text:p>
              </table:table-cell>
              <table:table-cell office:value-type="float" office:value="0.6462991">
                <text:p>0.646299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294">
                <text:p>0.6294</text:p>
              </table:table-cell>
              <table:table-cell office:value-type="float" office:value="0.5507">
                <text:p>0.5507</text:p>
              </table:table-cell>
              <table:table-cell office:value-type="float" office:value="0.5679">
                <text:p>0.5679</text:p>
              </table:table-cell>
              <table:table-cell office:value-type="float" office:value="0.6272">
                <text:p>0.6272</text:p>
              </table:table-cell>
              <table:table-cell office:value-type="float" office:value="0.6624371">
                <text:p>0.662437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512">
                <text:p>0.6512</text:p>
              </table:table-cell>
              <table:table-cell office:value-type="float" office:value="0.5554">
                <text:p>0.5554</text:p>
              </table:table-cell>
              <table:table-cell office:value-type="float" office:value="0.588">
                <text:p>0.588</text:p>
              </table:table-cell>
              <table:table-cell office:value-type="float" office:value="0.6334">
                <text:p>0.6334</text:p>
              </table:table-cell>
              <table:table-cell office:value-type="float" office:value="0.68542222">
                <text:p>0.6854222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357">
                <text:p>0.6357</text:p>
              </table:table-cell>
              <table:table-cell office:value-type="float" office:value="0.5573">
                <text:p>0.5573</text:p>
              </table:table-cell>
              <table:table-cell office:value-type="float" office:value="0.5827">
                <text:p>0.5827</text:p>
              </table:table-cell>
              <table:table-cell office:value-type="float" office:value="0.6309">
                <text:p>0.6309</text:p>
              </table:table-cell>
              <table:table-cell office:value-type="float" office:value="0.66828389">
                <text:p>0.6682838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215">
                <text:p>0.6215</text:p>
              </table:table-cell>
              <table:table-cell office:value-type="float" office:value="0.5637">
                <text:p>0.5637</text:p>
              </table:table-cell>
              <table:table-cell office:value-type="float" office:value="0.5815">
                <text:p>0.5815</text:p>
              </table:table-cell>
              <table:table-cell office:value-type="float" office:value="0.6318">
                <text:p>0.6318</text:p>
              </table:table-cell>
              <table:table-cell office:value-type="float" office:value="0.65305658">
                <text:p>0.653056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147">
                <text:p>0.6147</text:p>
              </table:table-cell>
              <table:table-cell office:value-type="float" office:value="0.5377">
                <text:p>0.5377</text:p>
              </table:table-cell>
              <table:table-cell office:value-type="float" office:value="0.5803">
                <text:p>0.5803</text:p>
              </table:table-cell>
              <table:table-cell office:value-type="float" office:value="0.6325">
                <text:p>0.6325</text:p>
              </table:table-cell>
              <table:table-cell office:value-type="float" office:value="0.63530647">
                <text:p>0.6353064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225">
                <text:p>0.6225</text:p>
              </table:table-cell>
              <table:table-cell office:value-type="float" office:value="0.5409">
                <text:p>0.5409</text:p>
              </table:table-cell>
              <table:table-cell office:value-type="float" office:value="0.5755">
                <text:p>0.5755</text:p>
              </table:table-cell>
              <table:table-cell office:value-type="float" office:value="0.6164">
                <text:p>0.6164</text:p>
              </table:table-cell>
              <table:table-cell office:value-type="float" office:value="0.63291463">
                <text:p>0.632914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339">
                <text:p>0.6339</text:p>
              </table:table-cell>
              <table:table-cell office:value-type="float" office:value="0.5656">
                <text:p>0.5656</text:p>
              </table:table-cell>
              <table:table-cell office:value-type="float" office:value="0.5998">
                <text:p>0.5998</text:p>
              </table:table-cell>
              <table:table-cell office:value-type="float" office:value="0.6208">
                <text:p>0.6208</text:p>
              </table:table-cell>
              <table:table-cell office:value-type="float" office:value="0.62922535">
                <text:p>0.6292253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441">
                <text:p>0.6441</text:p>
              </table:table-cell>
              <table:table-cell office:value-type="float" office:value="0.5911">
                <text:p>0.5911</text:p>
              </table:table-cell>
              <table:table-cell office:value-type="float" office:value="0.6422">
                <text:p>0.6422</text:p>
              </table:table-cell>
              <table:table-cell office:value-type="float" office:value="0.6293">
                <text:p>0.6293</text:p>
              </table:table-cell>
              <table:table-cell office:value-type="float" office:value="0.63091392">
                <text:p>0.630913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577">
                <text:p>0.6577</text:p>
              </table:table-cell>
              <table:table-cell office:value-type="float" office:value="0.5818">
                <text:p>0.5818</text:p>
              </table:table-cell>
              <table:table-cell office:value-type="float" office:value="0.6428">
                <text:p>0.6428</text:p>
              </table:table-cell>
              <table:table-cell office:value-type="float" office:value="0.6274">
                <text:p>0.6274</text:p>
              </table:table-cell>
              <table:table-cell office:value-type="float" office:value="0.64151493">
                <text:p>0.6415149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471">
                <text:p>0.6471</text:p>
              </table:table-cell>
              <table:table-cell office:value-type="float" office:value="0.5752">
                <text:p>0.5752</text:p>
              </table:table-cell>
              <table:table-cell office:value-type="float" office:value="0.6593">
                <text:p>0.6593</text:p>
              </table:table-cell>
              <table:table-cell office:value-type="float" office:value="0.6214">
                <text:p>0.6214</text:p>
              </table:table-cell>
              <table:table-cell office:value-type="float" office:value="0.62315206">
                <text:p>0.6231520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691">
                <text:p>0.6691</text:p>
              </table:table-cell>
              <table:table-cell office:value-type="float" office:value="0.556">
                <text:p>0.556</text:p>
              </table:table-cell>
              <table:table-cell office:value-type="float" office:value="0.6495">
                <text:p>0.6495</text:p>
              </table:table-cell>
              <table:table-cell office:value-type="float" office:value="0.6089">
                <text:p>0.6089</text:p>
              </table:table-cell>
              <table:table-cell office:value-type="float" office:value="0.6222696">
                <text:p>0.622269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603">
                <text:p>0.6603</text:p>
              </table:table-cell>
              <table:table-cell office:value-type="float" office:value="0.569">
                <text:p>0.569</text:p>
              </table:table-cell>
              <table:table-cell office:value-type="float" office:value="0.6629">
                <text:p>0.6629</text:p>
              </table:table-cell>
              <table:table-cell office:value-type="float" office:value="0.5842">
                <text:p>0.5842</text:p>
              </table:table-cell>
              <table:table-cell office:value-type="float" office:value="0.59816778">
                <text:p>0.5981677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909">
                <text:p>0.6909</text:p>
              </table:table-cell>
              <table:table-cell office:value-type="float" office:value="0.5837">
                <text:p>0.5837</text:p>
              </table:table-cell>
              <table:table-cell office:value-type="float" office:value="0.6884">
                <text:p>0.6884</text:p>
              </table:table-cell>
              <table:table-cell office:value-type="float" office:value="0.5849">
                <text:p>0.5849</text:p>
              </table:table-cell>
              <table:table-cell office:value-type="float" office:value="0.64539839">
                <text:p>0.6453983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6974">
                <text:p>0.6974</text:p>
              </table:table-cell>
              <table:table-cell office:value-type="float" office:value="0.5833">
                <text:p>0.5833</text:p>
              </table:table-cell>
              <table:table-cell office:value-type="float" office:value="0.6778">
                <text:p>0.6778</text:p>
              </table:table-cell>
              <table:table-cell office:value-type="float" office:value="0.5699">
                <text:p>0.5699</text:p>
              </table:table-cell>
              <table:table-cell office:value-type="float" office:value="0.63937901">
                <text:p>0.6393790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3">
                <text:p>0.703</text:p>
              </table:table-cell>
              <table:table-cell office:value-type="float" office:value="0.5342">
                <text:p>0.5342</text:p>
              </table:table-cell>
              <table:table-cell office:value-type="float" office:value="0.6973">
                <text:p>0.6973</text:p>
              </table:table-cell>
              <table:table-cell office:value-type="float" office:value="0.5695">
                <text:p>0.5695</text:p>
              </table:table-cell>
              <table:table-cell office:value-type="float" office:value="0.64176207">
                <text:p>0.641762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ChartDash_20_1" draw:display-name="ChartDash 1" draw:style="rect" draw:dots1="1" draw:dots1-length="100%" draw:distance="100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draw:stroke="dash" draw:stroke-dash="ChartDash_20_1" svg:stroke-width="0.08cm" svg:stroke-color="#333333" draw:fill-color="#333333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069a2e" draw:fill-color="#069a2e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7b3d00" draw:fill-color="#7b3d00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ff4000" draw:fill-color="#ff4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2cm" svg:y="3.205cm" style:legend-expansion="high" chart:style-name="ch2"/>
        <chart:plot-area chart:style-name="ch3" table:cell-range-address="Weighted.A24:Weighted.A44 Weighted.E24:Weighted.I44" chart:data-source-has-labels="both" svg:x="0.32cm" svg:y="0.18cm" svg:width="12.422cm" svg:height="8.64cm">
          <chartooo:coordinate-region svg:x="1.735cm" svg:y="0.379cm" svg:width="10.82cm" svg:height="7.794cm"/>
          <chart:axis chart:dimension="x" chart:name="primary-x" chart:style-name="ch4" chartooo:axis-type="auto">
            <chartooo:date-scale/>
            <chart:categories table:cell-range-address="Weighted.A25:Weighted.A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eighted.E25:Weighted.E44" chart:label-cell-address="Weighted.E24:Weighted.E24" chart:class="chart:line">
            <chart:data-point chart:repeated="20"/>
          </chart:series>
          <chart:series chart:style-name="ch8" chart:values-cell-range-address="Weighted.F25:Weighted.F44" chart:label-cell-address="Weighted.F24:Weighted.F24" chart:class="chart:line">
            <chart:data-point chart:repeated="20"/>
          </chart:series>
          <chart:series chart:style-name="ch9" chart:values-cell-range-address="Weighted.G25:Weighted.G44" chart:label-cell-address="Weighted.G24:Weighted.G24" chart:class="chart:line">
            <chart:data-point chart:repeated="20"/>
          </chart:series>
          <chart:series chart:style-name="ch10" chart:values-cell-range-address="Weighted.H25:Weighted.H44" chart:label-cell-address="Weighted.H24:Weighted.H24" chart:class="chart:line">
            <chart:data-point chart:repeated="20"/>
          </chart:series>
          <chart:series chart:style-name="ch11" chart:values-cell-range-address="Weighted.I25:Weighted.I44" chart:label-cell-address="Weighted.I24:Weighted.I24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</text:p>
                <draw:g>
                  <svg:desc>Weighted.E24:Weighted.E24</svg:desc>
                </draw:g>
              </table:table-cell>
              <table:table-cell office:value-type="string">
                <text:p>EMO</text:p>
                <draw:g>
                  <svg:desc>Weighted.F24:Weighted.F24</svg:desc>
                </draw:g>
              </table:table-cell>
              <table:table-cell office:value-type="string">
                <text:p>ONT</text:p>
                <draw:g>
                  <svg:desc>Weighted.G24:Weighted.G24</svg:desc>
                </draw:g>
              </table:table-cell>
              <table:table-cell office:value-type="string">
                <text:p>QST</text:p>
                <draw:g>
                  <svg:desc>Weighted.H24:Weighted.H24</svg:desc>
                </draw:g>
              </table:table-cell>
              <table:table-cell office:value-type="string">
                <text:p>ALL</text:p>
                <draw:g>
                  <svg:desc>Weighted.I24:Weighted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Weighted.A25:Weighted.A44</svg:desc>
                </draw:g>
              </table:table-cell>
              <table:table-cell office:value-type="float" office:value="NaN">
                <text:p>NaN</text:p>
                <draw:g>
                  <svg:desc>Weighted.E25:Weighted.E44</svg:desc>
                </draw:g>
              </table:table-cell>
              <table:table-cell office:value-type="float" office:value="NaN">
                <text:p>NaN</text:p>
                <draw:g>
                  <svg:desc>Weighted.F25:Weighted.F44</svg:desc>
                </draw:g>
              </table:table-cell>
              <table:table-cell office:value-type="float" office:value="NaN">
                <text:p>NaN</text:p>
                <draw:g>
                  <svg:desc>Weighted.G25:Weighted.G44</svg:desc>
                </draw:g>
              </table:table-cell>
              <table:table-cell office:value-type="float" office:value="NaN">
                <text:p>NaN</text:p>
                <draw:g>
                  <svg:desc>Weighted.H25:Weighted.H44</svg:desc>
                </draw:g>
              </table:table-cell>
              <table:table-cell office:value-type="float" office:value="NaN">
                <text:p>NaN</text:p>
                <draw:g>
                  <svg:desc>Weighted.I25:Weighted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13">
                <text:p>0.613</text:p>
              </table:table-cell>
              <table:table-cell office:value-type="float" office:value="0.5617">
                <text:p>0.5617</text:p>
              </table:table-cell>
              <table:table-cell office:value-type="float" office:value="0.5016">
                <text:p>0.5016</text:p>
              </table:table-cell>
              <table:table-cell office:value-type="float" office:value="0.5846">
                <text:p>0.5846</text:p>
              </table:table-cell>
              <table:table-cell office:value-type="float" office:value="0.62229339">
                <text:p>0.6222933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927">
                <text:p>0.5927</text:p>
              </table:table-cell>
              <table:table-cell office:value-type="float" office:value="0.5823">
                <text:p>0.5823</text:p>
              </table:table-cell>
              <table:table-cell office:value-type="float" office:value="0.5338">
                <text:p>0.5338</text:p>
              </table:table-cell>
              <table:table-cell office:value-type="float" office:value="0.6018">
                <text:p>0.6018</text:p>
              </table:table-cell>
              <table:table-cell office:value-type="float" office:value="0.59866251">
                <text:p>0.598662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739">
                <text:p>0.5739</text:p>
              </table:table-cell>
              <table:table-cell office:value-type="float" office:value="0.5801">
                <text:p>0.5801</text:p>
              </table:table-cell>
              <table:table-cell office:value-type="float" office:value="0.5455">
                <text:p>0.5455</text:p>
              </table:table-cell>
              <table:table-cell office:value-type="float" office:value="0.6035">
                <text:p>0.6035</text:p>
              </table:table-cell>
              <table:table-cell office:value-type="float" office:value="0.60938138">
                <text:p>0.6093813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026">
                <text:p>0.6026</text:p>
              </table:table-cell>
              <table:table-cell office:value-type="float" office:value="0.5594">
                <text:p>0.5594</text:p>
              </table:table-cell>
              <table:table-cell office:value-type="float" office:value="0.5326">
                <text:p>0.5326</text:p>
              </table:table-cell>
              <table:table-cell office:value-type="float" office:value="0.5973">
                <text:p>0.5973</text:p>
              </table:table-cell>
              <table:table-cell office:value-type="float" office:value="0.60693385">
                <text:p>0.606933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044">
                <text:p>0.6044</text:p>
              </table:table-cell>
              <table:table-cell office:value-type="float" office:value="0.5706">
                <text:p>0.5706</text:p>
              </table:table-cell>
              <table:table-cell office:value-type="float" office:value="0.5649">
                <text:p>0.5649</text:p>
              </table:table-cell>
              <table:table-cell office:value-type="float" office:value="0.5985">
                <text:p>0.5985</text:p>
              </table:table-cell>
              <table:table-cell office:value-type="float" office:value="0.60465258">
                <text:p>0.6046525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992">
                <text:p>0.5992</text:p>
              </table:table-cell>
              <table:table-cell office:value-type="float" office:value="0.5842">
                <text:p>0.5842</text:p>
              </table:table-cell>
              <table:table-cell office:value-type="float" office:value="0.5635">
                <text:p>0.5635</text:p>
              </table:table-cell>
              <table:table-cell office:value-type="float" office:value="0.5865">
                <text:p>0.5865</text:p>
              </table:table-cell>
              <table:table-cell office:value-type="float" office:value="0.63032237">
                <text:p>0.630322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896">
                <text:p>0.5896</text:p>
              </table:table-cell>
              <table:table-cell office:value-type="float" office:value="0.5724">
                <text:p>0.5724</text:p>
              </table:table-cell>
              <table:table-cell office:value-type="float" office:value="0.5805">
                <text:p>0.5805</text:p>
              </table:table-cell>
              <table:table-cell office:value-type="float" office:value="0.5968">
                <text:p>0.5968</text:p>
              </table:table-cell>
              <table:table-cell office:value-type="float" office:value="0.61337052">
                <text:p>0.6133705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698">
                <text:p>0.5698</text:p>
              </table:table-cell>
              <table:table-cell office:value-type="float" office:value="0.5813">
                <text:p>0.5813</text:p>
              </table:table-cell>
              <table:table-cell office:value-type="float" office:value="0.5779">
                <text:p>0.5779</text:p>
              </table:table-cell>
              <table:table-cell office:value-type="float" office:value="0.6072">
                <text:p>0.6072</text:p>
              </table:table-cell>
              <table:table-cell office:value-type="float" office:value="0.61650984">
                <text:p>0.6165098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639">
                <text:p>0.5639</text:p>
              </table:table-cell>
              <table:table-cell office:value-type="float" office:value="0.5854">
                <text:p>0.5854</text:p>
              </table:table-cell>
              <table:table-cell office:value-type="float" office:value="0.5697">
                <text:p>0.5697</text:p>
              </table:table-cell>
              <table:table-cell office:value-type="float" office:value="0.6069">
                <text:p>0.6069</text:p>
              </table:table-cell>
              <table:table-cell office:value-type="float" office:value="0.60621608">
                <text:p>0.6062160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887">
                <text:p>0.5887</text:p>
              </table:table-cell>
              <table:table-cell office:value-type="float" office:value="0.5799">
                <text:p>0.5799</text:p>
              </table:table-cell>
              <table:table-cell office:value-type="float" office:value="0.5508">
                <text:p>0.5508</text:p>
              </table:table-cell>
              <table:table-cell office:value-type="float" office:value="0.5832">
                <text:p>0.5832</text:p>
              </table:table-cell>
              <table:table-cell office:value-type="float" office:value="0.59332519">
                <text:p>0.593325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568">
                <text:p>0.5568</text:p>
              </table:table-cell>
              <table:table-cell office:value-type="float" office:value="0.5661">
                <text:p>0.5661</text:p>
              </table:table-cell>
              <table:table-cell office:value-type="float" office:value="0.5377">
                <text:p>0.5377</text:p>
              </table:table-cell>
              <table:table-cell office:value-type="float" office:value="0.6079">
                <text:p>0.6079</text:p>
              </table:table-cell>
              <table:table-cell office:value-type="float" office:value="0.58338968">
                <text:p>0.5833896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091">
                <text:p>0.6091</text:p>
              </table:table-cell>
              <table:table-cell office:value-type="float" office:value="0.5759">
                <text:p>0.5759</text:p>
              </table:table-cell>
              <table:table-cell office:value-type="float" office:value="0.5984">
                <text:p>0.5984</text:p>
              </table:table-cell>
              <table:table-cell office:value-type="float" office:value="0.606">
                <text:p>0.606</text:p>
              </table:table-cell>
              <table:table-cell office:value-type="float" office:value="0.59859738">
                <text:p>0.5985973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14">
                <text:p>0.614</text:p>
              </table:table-cell>
              <table:table-cell office:value-type="float" office:value="0.5679">
                <text:p>0.5679</text:p>
              </table:table-cell>
              <table:table-cell office:value-type="float" office:value="0.5755">
                <text:p>0.5755</text:p>
              </table:table-cell>
              <table:table-cell office:value-type="float" office:value="0.6055">
                <text:p>0.6055</text:p>
              </table:table-cell>
              <table:table-cell office:value-type="float" office:value="0.62821112">
                <text:p>0.6282111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116">
                <text:p>0.6116</text:p>
              </table:table-cell>
              <table:table-cell office:value-type="float" office:value="0.5558">
                <text:p>0.5558</text:p>
              </table:table-cell>
              <table:table-cell office:value-type="float" office:value="0.5706">
                <text:p>0.5706</text:p>
              </table:table-cell>
              <table:table-cell office:value-type="float" office:value="0.6174">
                <text:p>0.6174</text:p>
              </table:table-cell>
              <table:table-cell office:value-type="float" office:value="0.62116041">
                <text:p>0.6211604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514">
                <text:p>0.6514</text:p>
              </table:table-cell>
              <table:table-cell office:value-type="float" office:value="0.5584">
                <text:p>0.5584</text:p>
              </table:table-cell>
              <table:table-cell office:value-type="float" office:value="0.5892">
                <text:p>0.5892</text:p>
              </table:table-cell>
              <table:table-cell office:value-type="float" office:value="0.6067">
                <text:p>0.6067</text:p>
              </table:table-cell>
              <table:table-cell office:value-type="float" office:value="0.60496679">
                <text:p>0.6049667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375">
                <text:p>0.6375</text:p>
              </table:table-cell>
              <table:table-cell office:value-type="float" office:value="0.5803">
                <text:p>0.5803</text:p>
              </table:table-cell>
              <table:table-cell office:value-type="float" office:value="0.6142">
                <text:p>0.6142</text:p>
              </table:table-cell>
              <table:table-cell office:value-type="float" office:value="0.6053">
                <text:p>0.6053</text:p>
              </table:table-cell>
              <table:table-cell office:value-type="float" office:value="0.64432607">
                <text:p>0.6443260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956">
                <text:p>0.5956</text:p>
              </table:table-cell>
              <table:table-cell office:value-type="float" office:value="0.5447">
                <text:p>0.5447</text:p>
              </table:table-cell>
              <table:table-cell office:value-type="float" office:value="0.5972">
                <text:p>0.5972</text:p>
              </table:table-cell>
              <table:table-cell office:value-type="float" office:value="0.6449">
                <text:p>0.6449</text:p>
              </table:table-cell>
              <table:table-cell office:value-type="float" office:value="0.59817484">
                <text:p>0.5981748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6093">
                <text:p>0.6093</text:p>
              </table:table-cell>
              <table:table-cell office:value-type="float" office:value="0.5619">
                <text:p>0.5619</text:p>
              </table:table-cell>
              <table:table-cell office:value-type="float" office:value="0.5929">
                <text:p>0.5929</text:p>
              </table:table-cell>
              <table:table-cell office:value-type="float" office:value="0.6238">
                <text:p>0.6238</text:p>
              </table:table-cell>
              <table:table-cell office:value-type="float" office:value="0.60659355">
                <text:p>0.606593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326">
                <text:p>0.6326</text:p>
              </table:table-cell>
              <table:table-cell office:value-type="float" office:value="0.5391">
                <text:p>0.5391</text:p>
              </table:table-cell>
              <table:table-cell office:value-type="float" office:value="0.5975">
                <text:p>0.5975</text:p>
              </table:table-cell>
              <table:table-cell office:value-type="float" office:value="0.6326">
                <text:p>0.6326</text:p>
              </table:table-cell>
              <table:table-cell office:value-type="float" office:value="0.64683266">
                <text:p>0.6468326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00%" draw:distance="1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ff4000" draw:fill-color="#ff4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cm" svg:y="2.956cm" style:legend-expansion="high" chart:style-name="ch2"/>
        <chart:plot-area chart:style-name="ch3" table:cell-range-address="'Green+A'.A25:'Green+A'.A44 'Green+A'.E24:'Green+A'.J44" chart:data-source-has-labels="both" svg:x="0.32cm" svg:y="0.18cm" svg:width="13.09cm" svg:height="8.64cm">
          <chartooo:coordinate-region svg:x="1.735cm" svg:y="0.379cm" svg:width="11.489cm" svg:height="7.794cm"/>
          <chart:axis chart:dimension="x" chart:name="primary-x" chart:style-name="ch4" chartooo:axis-type="auto">
            <chartooo:date-scale/>
            <chart:categories table:cell-range-address="'Green+A'.A25:'Green+A'.A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een+A'.E25:'Green+A'.E44" chart:label-cell-address="'Green+A'.E24:'Green+A'.E24" chart:class="chart:line">
            <chart:data-point chart:repeated="20"/>
          </chart:series>
          <chart:series chart:style-name="ch8" chart:values-cell-range-address="'Green+A'.F25:'Green+A'.F44" chart:label-cell-address="'Green+A'.F24:'Green+A'.F24" chart:class="chart:line">
            <chart:data-point chart:repeated="20"/>
          </chart:series>
          <chart:series chart:style-name="ch9" chart:values-cell-range-address="'Green+A'.G25:'Green+A'.G44" chart:label-cell-address="'Green+A'.G24:'Green+A'.G24" chart:class="chart:line">
            <chart:data-point chart:repeated="20"/>
          </chart:series>
          <chart:series chart:style-name="ch10" chart:values-cell-range-address="'Green+A'.H25:'Green+A'.H44" chart:label-cell-address="'Green+A'.H24:'Green+A'.H24" chart:class="chart:line">
            <chart:data-point chart:repeated="20"/>
          </chart:series>
          <chart:series chart:style-name="ch11" chart:values-cell-range-address="'Green+A'.I25:'Green+A'.I44" chart:label-cell-address="'Green+A'.I24:'Green+A'.I24" chart:class="chart:line">
            <chart:data-point chart:repeated="20"/>
          </chart:series>
          <chart:series chart:style-name="ch12" chart:values-cell-range-address="'Green+A'.J25:'Green+A'.J44" chart:label-cell-address="'Green+A'.J24:'Green+A'.J24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</text:p>
                <draw:g>
                  <svg:desc>'Green+A'.E24:'Green+A'.E24</svg:desc>
                </draw:g>
              </table:table-cell>
              <table:table-cell office:value-type="string">
                <text:p>EMO</text:p>
                <draw:g>
                  <svg:desc>'Green+A'.F24:'Green+A'.F24</svg:desc>
                </draw:g>
              </table:table-cell>
              <table:table-cell office:value-type="string">
                <text:p>ONT</text:p>
                <draw:g>
                  <svg:desc>'Green+A'.G24:'Green+A'.G24</svg:desc>
                </draw:g>
              </table:table-cell>
              <table:table-cell office:value-type="string">
                <text:p>ONT+</text:p>
                <draw:g>
                  <svg:desc>'Green+A'.H24:'Green+A'.H24</svg:desc>
                </draw:g>
              </table:table-cell>
              <table:table-cell office:value-type="string">
                <text:p>QST</text:p>
                <draw:g>
                  <svg:desc>'Green+A'.I24:'Green+A'.I24</svg:desc>
                </draw:g>
              </table:table-cell>
              <table:table-cell office:value-type="string">
                <text:p>ALL</text:p>
                <draw:g>
                  <svg:desc>'Green+A'.J24:'Green+A'.J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Green+A'.A25:'Green+A'.A44</svg:desc>
                </draw:g>
              </table:table-cell>
              <table:table-cell office:value-type="float" office:value="NaN">
                <text:p>NaN</text:p>
                <draw:g>
                  <svg:desc>'Green+A'.E25:'Green+A'.E44</svg:desc>
                </draw:g>
              </table:table-cell>
              <table:table-cell office:value-type="float" office:value="NaN">
                <text:p>NaN</text:p>
                <draw:g>
                  <svg:desc>'Green+A'.F25:'Green+A'.F44</svg:desc>
                </draw:g>
              </table:table-cell>
              <table:table-cell office:value-type="float" office:value="NaN">
                <text:p>NaN</text:p>
                <draw:g>
                  <svg:desc>'Green+A'.G25:'Green+A'.G44</svg:desc>
                </draw:g>
              </table:table-cell>
              <table:table-cell office:value-type="float" office:value="NaN">
                <text:p>NaN</text:p>
                <draw:g>
                  <svg:desc>'Green+A'.H25:'Green+A'.H44</svg:desc>
                </draw:g>
              </table:table-cell>
              <table:table-cell office:value-type="float" office:value="NaN">
                <text:p>NaN</text:p>
                <draw:g>
                  <svg:desc>'Green+A'.I25:'Green+A'.I44</svg:desc>
                </draw:g>
              </table:table-cell>
              <table:table-cell office:value-type="float" office:value="NaN">
                <text:p>NaN</text:p>
                <draw:g>
                  <svg:desc>'Green+A'.J25:'Green+A'.J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173">
                <text:p>0.7173</text:p>
              </table:table-cell>
              <table:table-cell office:value-type="float" office:value="0.7626">
                <text:p>0.7626</text:p>
              </table:table-cell>
              <table:table-cell office:value-type="float" office:value="0.7809">
                <text:p>0.7809</text:p>
              </table:table-cell>
              <table:table-cell office:value-type="float" office:value="0.78095">
                <text:p>0.78095</text:p>
              </table:table-cell>
              <table:table-cell office:value-type="float" office:value="0.7298">
                <text:p>0.7298</text:p>
              </table:table-cell>
              <table:table-cell office:value-type="float" office:value="0.715355">
                <text:p>0.71535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099">
                <text:p>0.7099</text:p>
              </table:table-cell>
              <table:table-cell office:value-type="float" office:value="0.7773">
                <text:p>0.7773</text:p>
              </table:table-cell>
              <table:table-cell office:value-type="float" office:value="0.7911">
                <text:p>0.7911</text:p>
              </table:table-cell>
              <table:table-cell office:value-type="float" office:value="0.791104">
                <text:p>0.791104</text:p>
              </table:table-cell>
              <table:table-cell office:value-type="float" office:value="0.7341">
                <text:p>0.7341</text:p>
              </table:table-cell>
              <table:table-cell office:value-type="float" office:value="0.705841">
                <text:p>0.70584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961">
                <text:p>0.6961</text:p>
              </table:table-cell>
              <table:table-cell office:value-type="float" office:value="0.7677">
                <text:p>0.7677</text:p>
              </table:table-cell>
              <table:table-cell office:value-type="float" office:value="0.7904">
                <text:p>0.7904</text:p>
              </table:table-cell>
              <table:table-cell office:value-type="float" office:value="0.790412">
                <text:p>0.790412</text:p>
              </table:table-cell>
              <table:table-cell office:value-type="float" office:value="0.7295">
                <text:p>0.7295</text:p>
              </table:table-cell>
              <table:table-cell office:value-type="float" office:value="0.711023">
                <text:p>0.71102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11">
                <text:p>0.711</text:p>
              </table:table-cell>
              <table:table-cell office:value-type="float" office:value="0.7541">
                <text:p>0.7541</text:p>
              </table:table-cell>
              <table:table-cell office:value-type="float" office:value="0.7788">
                <text:p>0.7788</text:p>
              </table:table-cell>
              <table:table-cell office:value-type="float" office:value="0.778811">
                <text:p>0.778811</text:p>
              </table:table-cell>
              <table:table-cell office:value-type="float" office:value="0.7125">
                <text:p>0.7125</text:p>
              </table:table-cell>
              <table:table-cell office:value-type="float" office:value="0.699945">
                <text:p>0.69994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126">
                <text:p>0.7126</text:p>
              </table:table-cell>
              <table:table-cell office:value-type="float" office:value="0.7627">
                <text:p>0.7627</text:p>
              </table:table-cell>
              <table:table-cell office:value-type="float" office:value="0.7862">
                <text:p>0.7862</text:p>
              </table:table-cell>
              <table:table-cell office:value-type="float" office:value="0.786178">
                <text:p>0.786178</text:p>
              </table:table-cell>
              <table:table-cell office:value-type="float" office:value="0.7102">
                <text:p>0.7102</text:p>
              </table:table-cell>
              <table:table-cell office:value-type="float" office:value="0.69848">
                <text:p>0.698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003">
                <text:p>0.7003</text:p>
              </table:table-cell>
              <table:table-cell office:value-type="float" office:value="0.761">
                <text:p>0.761</text:p>
              </table:table-cell>
              <table:table-cell office:value-type="float" office:value="0.7821">
                <text:p>0.7821</text:p>
              </table:table-cell>
              <table:table-cell office:value-type="float" office:value="0.782116">
                <text:p>0.782116</text:p>
              </table:table-cell>
              <table:table-cell office:value-type="float" office:value="0.7027">
                <text:p>0.7027</text:p>
              </table:table-cell>
              <table:table-cell office:value-type="float" office:value="0.722306">
                <text:p>0.72230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924">
                <text:p>0.6924</text:p>
              </table:table-cell>
              <table:table-cell office:value-type="float" office:value="0.7503">
                <text:p>0.7503</text:p>
              </table:table-cell>
              <table:table-cell office:value-type="float" office:value="0.784">
                <text:p>0.784</text:p>
              </table:table-cell>
              <table:table-cell office:value-type="float" office:value="0.783953">
                <text:p>0.783953</text:p>
              </table:table-cell>
              <table:table-cell office:value-type="float" office:value="0.6982">
                <text:p>0.6982</text:p>
              </table:table-cell>
              <table:table-cell office:value-type="float" office:value="0.704256">
                <text:p>0.7042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756">
                <text:p>0.6756</text:p>
              </table:table-cell>
              <table:table-cell office:value-type="float" office:value="0.7572">
                <text:p>0.7572</text:p>
              </table:table-cell>
              <table:table-cell office:value-type="float" office:value="0.7802">
                <text:p>0.7802</text:p>
              </table:table-cell>
              <table:table-cell office:value-type="float" office:value="0.780227">
                <text:p>0.780227</text:p>
              </table:table-cell>
              <table:table-cell office:value-type="float" office:value="0.7075">
                <text:p>0.7075</text:p>
              </table:table-cell>
              <table:table-cell office:value-type="float" office:value="0.703415">
                <text:p>0.7034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765">
                <text:p>0.6765</text:p>
              </table:table-cell>
              <table:table-cell office:value-type="float" office:value="0.7592">
                <text:p>0.7592</text:p>
              </table:table-cell>
              <table:table-cell office:value-type="float" office:value="0.7737">
                <text:p>0.7737</text:p>
              </table:table-cell>
              <table:table-cell office:value-type="float" office:value="0.773734">
                <text:p>0.773734</text:p>
              </table:table-cell>
              <table:table-cell office:value-type="float" office:value="0.7135">
                <text:p>0.7135</text:p>
              </table:table-cell>
              <table:table-cell office:value-type="float" office:value="0.698092">
                <text:p>0.69809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929">
                <text:p>0.6929</text:p>
              </table:table-cell>
              <table:table-cell office:value-type="float" office:value="0.746">
                <text:p>0.746</text:p>
              </table:table-cell>
              <table:table-cell office:value-type="float" office:value="0.7592">
                <text:p>0.7592</text:p>
              </table:table-cell>
              <table:table-cell office:value-type="float" office:value="0.75923">
                <text:p>0.75923</text:p>
              </table:table-cell>
              <table:table-cell office:value-type="float" office:value="0.689">
                <text:p>0.689</text:p>
              </table:table-cell>
              <table:table-cell office:value-type="float" office:value="0.685479">
                <text:p>0.68547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658">
                <text:p>0.6658</text:p>
              </table:table-cell>
              <table:table-cell office:value-type="float" office:value="0.7348">
                <text:p>0.7348</text:p>
              </table:table-cell>
              <table:table-cell office:value-type="float" office:value="0.7563">
                <text:p>0.7563</text:p>
              </table:table-cell>
              <table:table-cell office:value-type="float" office:value="0.756288">
                <text:p>0.756288</text:p>
              </table:table-cell>
              <table:table-cell office:value-type="float" office:value="0.7055">
                <text:p>0.7055</text:p>
              </table:table-cell>
              <table:table-cell office:value-type="float" office:value="0.6752">
                <text:p>0.675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161">
                <text:p>0.7161</text:p>
              </table:table-cell>
              <table:table-cell office:value-type="float" office:value="0.7483">
                <text:p>0.7483</text:p>
              </table:table-cell>
              <table:table-cell office:value-type="float" office:value="0.779">
                <text:p>0.779</text:p>
              </table:table-cell>
              <table:table-cell office:value-type="float" office:value="0.779028">
                <text:p>0.779028</text:p>
              </table:table-cell>
              <table:table-cell office:value-type="float" office:value="0.7085">
                <text:p>0.7085</text:p>
              </table:table-cell>
              <table:table-cell office:value-type="float" office:value="0.698434">
                <text:p>0.69843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243">
                <text:p>0.7243</text:p>
              </table:table-cell>
              <table:table-cell office:value-type="float" office:value="0.7477">
                <text:p>0.7477</text:p>
              </table:table-cell>
              <table:table-cell office:value-type="float" office:value="0.7831">
                <text:p>0.7831</text:p>
              </table:table-cell>
              <table:table-cell office:value-type="float" office:value="0.783113">
                <text:p>0.783113</text:p>
              </table:table-cell>
              <table:table-cell office:value-type="float" office:value="0.7094">
                <text:p>0.7094</text:p>
              </table:table-cell>
              <table:table-cell office:value-type="float" office:value="0.729579">
                <text:p>0.72957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292">
                <text:p>0.7292</text:p>
              </table:table-cell>
              <table:table-cell office:value-type="float" office:value="0.7491">
                <text:p>0.7491</text:p>
              </table:table-cell>
              <table:table-cell office:value-type="float" office:value="0.7821">
                <text:p>0.7821</text:p>
              </table:table-cell>
              <table:table-cell office:value-type="float" office:value="0.782114">
                <text:p>0.782114</text:p>
              </table:table-cell>
              <table:table-cell office:value-type="float" office:value="0.7301">
                <text:p>0.7301</text:p>
              </table:table-cell>
              <table:table-cell office:value-type="float" office:value="0.727307">
                <text:p>0.72730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464">
                <text:p>0.7464</text:p>
              </table:table-cell>
              <table:table-cell office:value-type="float" office:value="0.7332">
                <text:p>0.7332</text:p>
              </table:table-cell>
              <table:table-cell office:value-type="float" office:value="0.7803">
                <text:p>0.7803</text:p>
              </table:table-cell>
              <table:table-cell office:value-type="float" office:value="0.780286">
                <text:p>0.780286</text:p>
              </table:table-cell>
              <table:table-cell office:value-type="float" office:value="0.7151">
                <text:p>0.7151</text:p>
              </table:table-cell>
              <table:table-cell office:value-type="float" office:value="0.709289">
                <text:p>0.7092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211">
                <text:p>0.7211</text:p>
              </table:table-cell>
              <table:table-cell office:value-type="float" office:value="0.7514">
                <text:p>0.7514</text:p>
              </table:table-cell>
              <table:table-cell office:value-type="float" office:value="0.7785">
                <text:p>0.7785</text:p>
              </table:table-cell>
              <table:table-cell office:value-type="float" office:value="0.778547">
                <text:p>0.778547</text:p>
              </table:table-cell>
              <table:table-cell office:value-type="float" office:value="0.7023">
                <text:p>0.7023</text:p>
              </table:table-cell>
              <table:table-cell office:value-type="float" office:value="0.742698">
                <text:p>0.74269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7181">
                <text:p>0.7181</text:p>
              </table:table-cell>
              <table:table-cell office:value-type="float" office:value="0.7593">
                <text:p>0.7593</text:p>
              </table:table-cell>
              <table:table-cell office:value-type="float" office:value="0.7906">
                <text:p>0.7906</text:p>
              </table:table-cell>
              <table:table-cell office:value-type="float" office:value="0.790631">
                <text:p>0.790631</text:p>
              </table:table-cell>
              <table:table-cell office:value-type="float" office:value="0.753">
                <text:p>0.753</text:p>
              </table:table-cell>
              <table:table-cell office:value-type="float" office:value="0.702841">
                <text:p>0.70284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7196">
                <text:p>0.7196</text:p>
              </table:table-cell>
              <table:table-cell office:value-type="float" office:value="0.7657">
                <text:p>0.7657</text:p>
              </table:table-cell>
              <table:table-cell office:value-type="float" office:value="0.7883">
                <text:p>0.7883</text:p>
              </table:table-cell>
              <table:table-cell office:value-type="float" office:value="0.788335">
                <text:p>0.788335</text:p>
              </table:table-cell>
              <table:table-cell office:value-type="float" office:value="0.7325">
                <text:p>0.7325</text:p>
              </table:table-cell>
              <table:table-cell office:value-type="float" office:value="0.723953">
                <text:p>0.72395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464">
                <text:p>0.7464</text:p>
              </table:table-cell>
              <table:table-cell office:value-type="float" office:value="0.7722">
                <text:p>0.7722</text:p>
              </table:table-cell>
              <table:table-cell office:value-type="float" office:value="0.7928">
                <text:p>0.7928</text:p>
              </table:table-cell>
              <table:table-cell office:value-type="float" office:value="0.792811">
                <text:p>0.792811</text:p>
              </table:table-cell>
              <table:table-cell office:value-type="float" office:value="0.7434">
                <text:p>0.7434</text:p>
              </table:table-cell>
              <table:table-cell office:value-type="float" office:value="0.736113">
                <text:p>0.73611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ff4000" draw:fill-color="#ff4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cm" svg:y="3.205cm" style:legend-expansion="high" chart:style-name="ch2"/>
        <chart:plot-area chart:style-name="ch3" table:cell-range-address="'Green+A'.B2:'Green+A'.B21 'Green+A'.F1:'Green+A'.J21" chart:data-source-has-labels="both" svg:x="0.32cm" svg:y="0.18cm" svg:width="13.09cm" svg:height="8.64cm">
          <chartooo:coordinate-region svg:x="1.735cm" svg:y="0.18cm" svg:width="11.535cm" svg:height="7.387cm"/>
          <chart:axis chart:dimension="x" chart:name="primary-x" chart:style-name="ch4" chartooo:axis-type="auto">
            <chartooo:date-scale/>
            <chart:categories table:cell-range-address="'Green+A'.B2:'Green+A'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een+A'.F2:'Green+A'.F21" chart:label-cell-address="'Green+A'.F1:'Green+A'.F1" chart:class="chart:line">
            <chart:data-point chart:repeated="20"/>
          </chart:series>
          <chart:series chart:style-name="ch8" chart:values-cell-range-address="'Green+A'.G2:'Green+A'.G21" chart:label-cell-address="'Green+A'.G1:'Green+A'.G1" chart:class="chart:line">
            <chart:data-point chart:repeated="20"/>
          </chart:series>
          <chart:series chart:style-name="ch9" chart:values-cell-range-address="'Green+A'.H2:'Green+A'.H21" chart:label-cell-address="'Green+A'.H1:'Green+A'.H1" chart:class="chart:line">
            <chart:data-point chart:repeated="20"/>
          </chart:series>
          <chart:series chart:style-name="ch10" chart:values-cell-range-address="'Green+A'.I2:'Green+A'.I21" chart:label-cell-address="'Green+A'.I1:'Green+A'.I1" chart:class="chart:line">
            <chart:data-point chart:repeated="20"/>
          </chart:series>
          <chart:series chart:style-name="ch11" chart:values-cell-range-address="'Green+A'.J2:'Green+A'.J21" chart:label-cell-address="'Green+A'.J1:'Green+A'.J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MO</text:p>
                <draw:g>
                  <svg:desc>'Green+A'.F1:'Green+A'.F1</svg:desc>
                </draw:g>
              </table:table-cell>
              <table:table-cell office:value-type="string">
                <text:p>ONT</text:p>
                <draw:g>
                  <svg:desc>'Green+A'.G1:'Green+A'.G1</svg:desc>
                </draw:g>
              </table:table-cell>
              <table:table-cell office:value-type="string">
                <text:p>ONT+</text:p>
                <draw:g>
                  <svg:desc>'Green+A'.H1:'Green+A'.H1</svg:desc>
                </draw:g>
              </table:table-cell>
              <table:table-cell office:value-type="string">
                <text:p>QST</text:p>
                <draw:g>
                  <svg:desc>'Green+A'.I1:'Green+A'.I1</svg:desc>
                </draw:g>
              </table:table-cell>
              <table:table-cell office:value-type="string">
                <text:p>ALL</text:p>
                <draw:g>
                  <svg:desc>'Green+A'.J1:'Green+A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Green+A'.B2:'Green+A'.B21</svg:desc>
                </draw:g>
              </table:table-cell>
              <table:table-cell office:value-type="float" office:value="NaN">
                <text:p>NaN</text:p>
                <draw:g>
                  <svg:desc>'Green+A'.F2:'Green+A'.F21</svg:desc>
                </draw:g>
              </table:table-cell>
              <table:table-cell office:value-type="float" office:value="NaN">
                <text:p>NaN</text:p>
                <draw:g>
                  <svg:desc>'Green+A'.G2:'Green+A'.G21</svg:desc>
                </draw:g>
              </table:table-cell>
              <table:table-cell office:value-type="float" office:value="NaN">
                <text:p>NaN</text:p>
                <draw:g>
                  <svg:desc>'Green+A'.H2:'Green+A'.H21</svg:desc>
                </draw:g>
              </table:table-cell>
              <table:table-cell office:value-type="float" office:value="NaN">
                <text:p>NaN</text:p>
                <draw:g>
                  <svg:desc>'Green+A'.I2:'Green+A'.I21</svg:desc>
                </draw:g>
              </table:table-cell>
              <table:table-cell office:value-type="float" office:value="NaN">
                <text:p>NaN</text:p>
                <draw:g>
                  <svg:desc>'Green+A'.J2:'Green+A'.J21</svg:desc>
                </draw:g>
              </table:table-cell>
            </table:table-row>
            <table:table-row>
              <table:table-cell office:value-type="float" office:value="2376">
                <text:p>2376</text:p>
              </table:table-cell>
              <table:table-cell office:value-type="float" office:value="0.7768">
                <text:p>0.7768</text:p>
              </table:table-cell>
              <table:table-cell office:value-type="float" office:value="0.7816">
                <text:p>0.7816</text:p>
              </table:table-cell>
              <table:table-cell office:value-type="float" office:value="0.78126">
                <text:p>0.78126</text:p>
              </table:table-cell>
              <table:table-cell office:value-type="float" office:value="0.7737">
                <text:p>0.7737</text:p>
              </table:table-cell>
              <table:table-cell office:value-type="float" office:value="0.784254">
                <text:p>0.784254</text:p>
              </table:table-cell>
            </table:table-row>
            <table:table-row>
              <table:table-cell office:value-type="float" office:value="1347">
                <text:p>1347</text:p>
              </table:table-cell>
              <table:table-cell office:value-type="float" office:value="0.7895">
                <text:p>0.7895</text:p>
              </table:table-cell>
              <table:table-cell office:value-type="float" office:value="0.788">
                <text:p>0.788</text:p>
              </table:table-cell>
              <table:table-cell office:value-type="float" office:value="0.787">
                <text:p>0.787</text:p>
              </table:table-cell>
              <table:table-cell office:value-type="float" office:value="0.7797">
                <text:p>0.7797</text:p>
              </table:table-cell>
              <table:table-cell office:value-type="float" office:value="0.780043">
                <text:p>0.780043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0.7867">
                <text:p>0.7867</text:p>
              </table:table-cell>
              <table:table-cell office:value-type="float" office:value="0.7922">
                <text:p>0.7922</text:p>
              </table:table-cell>
              <table:table-cell office:value-type="float" office:value="0.791394">
                <text:p>0.791394</text:p>
              </table:table-cell>
              <table:table-cell office:value-type="float" office:value="0.779">
                <text:p>0.779</text:p>
              </table:table-cell>
              <table:table-cell office:value-type="float" office:value="0.767348">
                <text:p>0.767348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0.7766">
                <text:p>0.7766</text:p>
              </table:table-cell>
              <table:table-cell office:value-type="float" office:value="0.7844">
                <text:p>0.7844</text:p>
              </table:table-cell>
              <table:table-cell office:value-type="float" office:value="0.782239">
                <text:p>0.782239</text:p>
              </table:table-cell>
              <table:table-cell office:value-type="float" office:value="0.7611">
                <text:p>0.7611</text:p>
              </table:table-cell>
              <table:table-cell office:value-type="float" office:value="0.746312">
                <text:p>0.746312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0.7703">
                <text:p>0.7703</text:p>
              </table:table-cell>
              <table:table-cell office:value-type="float" office:value="0.784">
                <text:p>0.784</text:p>
              </table:table-cell>
              <table:table-cell office:value-type="float" office:value="0.782915">
                <text:p>0.782915</text:p>
              </table:table-cell>
              <table:table-cell office:value-type="float" office:value="0.7545">
                <text:p>0.7545</text:p>
              </table:table-cell>
              <table:table-cell office:value-type="float" office:value="0.75331">
                <text:p>0.75331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0.7679">
                <text:p>0.7679</text:p>
              </table:table-cell>
              <table:table-cell office:value-type="float" office:value="0.7879">
                <text:p>0.7879</text:p>
              </table:table-cell>
              <table:table-cell office:value-type="float" office:value="0.784266">
                <text:p>0.784266</text:p>
              </table:table-cell>
              <table:table-cell office:value-type="float" office:value="0.7582">
                <text:p>0.7582</text:p>
              </table:table-cell>
              <table:table-cell office:value-type="float" office:value="0.764777">
                <text:p>0.764777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7586">
                <text:p>0.7586</text:p>
              </table:table-cell>
              <table:table-cell office:value-type="float" office:value="0.784">
                <text:p>0.784</text:p>
              </table:table-cell>
              <table:table-cell office:value-type="float" office:value="0.781686">
                <text:p>0.781686</text:p>
              </table:table-cell>
              <table:table-cell office:value-type="float" office:value="0.7439">
                <text:p>0.7439</text:p>
              </table:table-cell>
              <table:table-cell office:value-type="float" office:value="0.746045">
                <text:p>0.746045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7558">
                <text:p>0.7558</text:p>
              </table:table-cell>
              <table:table-cell office:value-type="float" office:value="0.7805">
                <text:p>0.7805</text:p>
              </table:table-cell>
              <table:table-cell office:value-type="float" office:value="0.777237">
                <text:p>0.777237</text:p>
              </table:table-cell>
              <table:table-cell office:value-type="float" office:value="0.7418">
                <text:p>0.7418</text:p>
              </table:table-cell>
              <table:table-cell office:value-type="float" office:value="0.736344">
                <text:p>0.736344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7427">
                <text:p>0.7427</text:p>
              </table:table-cell>
              <table:table-cell office:value-type="float" office:value="0.777">
                <text:p>0.777</text:p>
              </table:table-cell>
              <table:table-cell office:value-type="float" office:value="0.76854">
                <text:p>0.76854</text:p>
              </table:table-cell>
              <table:table-cell office:value-type="float" office:value="0.7387">
                <text:p>0.7387</text:p>
              </table:table-cell>
              <table:table-cell office:value-type="float" office:value="0.717512">
                <text:p>0.717512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7369">
                <text:p>0.7369</text:p>
              </table:table-cell>
              <table:table-cell office:value-type="float" office:value="0.7699">
                <text:p>0.7699</text:p>
              </table:table-cell>
              <table:table-cell office:value-type="float" office:value="0.769759">
                <text:p>0.769759</text:p>
              </table:table-cell>
              <table:table-cell office:value-type="float" office:value="0.7197">
                <text:p>0.7197</text:p>
              </table:table-cell>
              <table:table-cell office:value-type="float" office:value="0.710771">
                <text:p>0.71077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457">
                <text:p>0.7457</text:p>
              </table:table-cell>
              <table:table-cell office:value-type="float" office:value="0.7815">
                <text:p>0.7815</text:p>
              </table:table-cell>
              <table:table-cell office:value-type="float" office:value="0.779828">
                <text:p>0.779828</text:p>
              </table:table-cell>
              <table:table-cell office:value-type="float" office:value="0.7235">
                <text:p>0.7235</text:p>
              </table:table-cell>
              <table:table-cell office:value-type="float" office:value="0.709248">
                <text:p>0.709248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7593">
                <text:p>0.7593</text:p>
              </table:table-cell>
              <table:table-cell office:value-type="float" office:value="0.8022">
                <text:p>0.8022</text:p>
              </table:table-cell>
              <table:table-cell office:value-type="float" office:value="0.799617">
                <text:p>0.799617</text:p>
              </table:table-cell>
              <table:table-cell office:value-type="float" office:value="0.7357">
                <text:p>0.7357</text:p>
              </table:table-cell>
              <table:table-cell office:value-type="float" office:value="0.708124">
                <text:p>0.708124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7675">
                <text:p>0.7675</text:p>
              </table:table-cell>
              <table:table-cell office:value-type="float" office:value="0.7989">
                <text:p>0.7989</text:p>
              </table:table-cell>
              <table:table-cell office:value-type="float" office:value="0.793652">
                <text:p>0.793652</text:p>
              </table:table-cell>
              <table:table-cell office:value-type="float" office:value="0.7387">
                <text:p>0.7387</text:p>
              </table:table-cell>
              <table:table-cell office:value-type="float" office:value="0.710087">
                <text:p>0.710087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7616">
                <text:p>0.7616</text:p>
              </table:table-cell>
              <table:table-cell office:value-type="float" office:value="0.8069">
                <text:p>0.8069</text:p>
              </table:table-cell>
              <table:table-cell office:value-type="float" office:value="0.803579">
                <text:p>0.803579</text:p>
              </table:table-cell>
              <table:table-cell office:value-type="float" office:value="0.7288">
                <text:p>0.7288</text:p>
              </table:table-cell>
              <table:table-cell office:value-type="float" office:value="0.692577">
                <text:p>0.692577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7415">
                <text:p>0.7415</text:p>
              </table:table-cell>
              <table:table-cell office:value-type="float" office:value="0.7965">
                <text:p>0.7965</text:p>
              </table:table-cell>
              <table:table-cell office:value-type="float" office:value="0.789469">
                <text:p>0.789469</text:p>
              </table:table-cell>
              <table:table-cell office:value-type="float" office:value="0.7139">
                <text:p>0.7139</text:p>
              </table:table-cell>
              <table:table-cell office:value-type="float" office:value="0.680196">
                <text:p>0.68019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748">
                <text:p>0.748</text:p>
              </table:table-cell>
              <table:table-cell office:value-type="float" office:value="0.8036">
                <text:p>0.8036</text:p>
              </table:table-cell>
              <table:table-cell office:value-type="float" office:value="0.802562">
                <text:p>0.802562</text:p>
              </table:table-cell>
              <table:table-cell office:value-type="float" office:value="0.6865">
                <text:p>0.6865</text:p>
              </table:table-cell>
              <table:table-cell office:value-type="float" office:value="0.666372">
                <text:p>0.66637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767">
                <text:p>0.767</text:p>
              </table:table-cell>
              <table:table-cell office:value-type="float" office:value="0.8251">
                <text:p>0.8251</text:p>
              </table:table-cell>
              <table:table-cell office:value-type="float" office:value="0.830657">
                <text:p>0.830657</text:p>
              </table:table-cell>
              <table:table-cell office:value-type="float" office:value="0.7042">
                <text:p>0.7042</text:p>
              </table:table-cell>
              <table:table-cell office:value-type="float" office:value="0.727659">
                <text:p>0.72765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71">
                <text:p>0.771</text:p>
              </table:table-cell>
              <table:table-cell office:value-type="float" office:value="0.8171">
                <text:p>0.8171</text:p>
              </table:table-cell>
              <table:table-cell office:value-type="float" office:value="0.824524">
                <text:p>0.824524</text:p>
              </table:table-cell>
              <table:table-cell office:value-type="float" office:value="0.6846">
                <text:p>0.6846</text:p>
              </table:table-cell>
              <table:table-cell office:value-type="float" office:value="0.713098">
                <text:p>0.71309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7571">
                <text:p>0.7571</text:p>
              </table:table-cell>
              <table:table-cell office:value-type="float" office:value="0.8267">
                <text:p>0.8267</text:p>
              </table:table-cell>
              <table:table-cell office:value-type="float" office:value="0.831256">
                <text:p>0.831256</text:p>
              </table:table-cell>
              <table:table-cell office:value-type="float" office:value="0.6862">
                <text:p>0.6862</text:p>
              </table:table-cell>
              <table:table-cell office:value-type="float" office:value="0.70739">
                <text:p>0.7073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